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9.001cm" table:align="margins" style:writing-mode="lr-tb"/>
    </style:style>
    <style:style style:name="表1.A" style:family="table-column">
      <style:table-column-properties style:column-width="2.201cm" style:rel-column-width="7592*"/>
    </style:style>
    <style:style style:name="表1.B" style:family="table-column">
      <style:table-column-properties style:column-width="0.889cm" style:rel-column-width="3066*"/>
    </style:style>
    <style:style style:name="表1.C" style:family="table-column">
      <style:table-column-properties style:column-width="2.307cm" style:rel-column-width="7957*"/>
    </style:style>
    <style:style style:name="表1.D" style:family="table-column">
      <style:table-column-properties style:column-width="0.402cm" style:rel-column-width="1387*"/>
    </style:style>
    <style:style style:name="表1.F" style:family="table-column">
      <style:table-column-properties style:column-width="0.995cm" style:rel-column-width="3431*"/>
    </style:style>
    <style:style style:name="表1.H" style:family="table-column">
      <style:table-column-properties style:column-width="0.296cm" style:rel-column-width="1022*"/>
    </style:style>
    <style:style style:name="表1.M" style:family="table-column">
      <style:table-column-properties style:column-width="2.302cm" style:rel-column-width="7938*"/>
    </style:style>
    <style:style style:name="表1.A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1.B1" style:family="table-cell">
      <style:table-cell-properties fo:background-color="transparent" fo:padding="0.097cm" fo:border="none" style:writing-mode="page">
        <style:background-image/>
      </style:table-cell-properties>
    </style:style>
    <style:style style:name="表1.C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G1" style:family="table-cell">
      <style:table-cell-properties fo:background-color="transparent" fo:padding="0.097cm" fo:border="0.5pt solid #000000" style:writing-mode="page">
        <style:background-image/>
      </style:table-cell-properties>
    </style:style>
    <style:style style:name="表1.H1"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表1.J1"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A2" style:family="table-cell">
      <style:table-cell-properties fo:background-color="#000000" fo:padding="0.097cm" fo:border-left="0.5pt solid #000000" fo:border-right="0.5pt solid #000000" fo:border-top="none" fo:border-bottom="none" style:writing-mode="page">
        <style:background-image/>
      </style:table-cell-properties>
    </style:style>
    <style:style style:name="表1.C2" style:family="table-cell">
      <style:table-cell-properties fo:background-color="#000000" fo:padding="0.097cm" fo:border-left="0.5pt solid #000000" fo:border-right="none" fo:border-top="none" fo:border-bottom="none" style:writing-mode="page">
        <style:background-image/>
      </style:table-cell-properties>
    </style:style>
    <style:style style:name="表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G2" style:family="table-cell">
      <style:table-cell-properties fo:background-color="#000000" fo:padding="0.097cm" fo:border-left="0.5pt solid #000000" fo:border-right="0.5pt solid #000000" fo:border-top="none" fo:border-bottom="0.5pt solid #000000" style:writing-mode="page">
        <style:background-image/>
      </style:table-cell-properties>
    </style:style>
    <style:style style:name="表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G3" style:family="table-cell">
      <style:table-cell-properties fo:background-color="transparent" fo:padding="0.097cm" fo:border="0.05pt solid #000000" style:writing-mode="page">
        <style:background-image/>
      </style:table-cell-properties>
    </style:style>
    <style:style style:name="表1.G4" style:family="table-cell">
      <style:table-cell-properties fo:background-color="#000000" fo:padding="0.097cm" fo:border-left="0.05pt solid #000000" fo:border-right="0.05pt solid #000000" fo:border-top="none" fo:border-bottom="0.05pt solid #000000" style:writing-mode="page">
        <style:background-image/>
      </style:table-cell-properties>
    </style:style>
    <style:style style:name="表1.G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4.393cm" fo:margin-left="2.323cm" table:align="left" style:writing-mode="lr-tb"/>
    </style:style>
    <style:style style:name="表2.A" style:family="table-column">
      <style:table-column-properties style:column-width="1.482cm"/>
    </style:style>
    <style:style style:name="表2.B" style:family="table-column">
      <style:table-column-properties style:column-width="4.128cm"/>
    </style:style>
    <style:style style:name="表2.C" style:family="table-column">
      <style:table-column-properties style:column-width="5.8cm"/>
    </style:style>
    <style:style style:name="表2.D" style:family="table-column">
      <style:table-column-properties style:column-width="2.985cm"/>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D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8.985cm" table:align="right" style:writing-mode="lr-tb"/>
    </style:style>
    <style:style style:name="表3.A" style:family="table-column">
      <style:table-column-properties style:column-width="2.709cm"/>
    </style:style>
    <style:style style:name="表3.B" style:family="table-column">
      <style:table-column-properties style:column-width="4.699cm"/>
    </style:style>
    <style:style style:name="表3.C" style:family="table-column">
      <style:table-column-properties style:column-width="11.576cm"/>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C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2.891cm" fo:margin-left="2.831cm" table:align="left" style:writing-mode="lr-tb"/>
    </style:style>
    <style:style style:name="表4.A" style:family="table-column">
      <style:table-column-properties style:column-width="1.503cm"/>
    </style:style>
    <style:style style:name="表4.B" style:family="table-column">
      <style:table-column-properties style:column-width="1.461cm"/>
    </style:style>
    <style:style style:name="表4.C" style:family="table-column">
      <style:table-column-properties style:column-width="1.397cm"/>
    </style:style>
    <style:style style:name="表4.D" style:family="table-column">
      <style:table-column-properties style:column-width="3.048cm"/>
    </style:style>
    <style:style style:name="表4.E" style:family="table-column">
      <style:table-column-properties style:column-width="5.482cm"/>
    </style:style>
    <style:style style:name="表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E1" style:family="table-cell">
      <style:table-cell-properties fo:background-color="transparent" fo:padding="0cm" fo:border="0.5pt solid #000000" style:writing-mode="page">
        <style:background-image/>
      </style:table-cell-properties>
    </style:style>
    <style:style style:name="表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A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 style:family="table">
      <style:table-properties style:width="19.001cm" table:align="margins" style:writing-mode="lr-tb"/>
    </style:style>
    <style:style style:name="表5.A" style:family="table-column">
      <style:table-column-properties style:column-width="2.201cm" style:rel-column-width="7592*"/>
    </style:style>
    <style:style style:name="表5.B" style:family="table-column">
      <style:table-column-properties style:column-width="2.392cm" style:rel-column-width="8249*"/>
    </style:style>
    <style:style style:name="表5.C" style:family="table-column">
      <style:table-column-properties style:column-width="3.302cm" style:rel-column-width="11388*"/>
    </style:style>
    <style:style style:name="表5.D" style:family="table-column">
      <style:table-column-properties style:column-width="11.105cm" style:rel-column-width="38306*"/>
    </style:style>
    <style:style style:name="表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D1" style:family="table-cell">
      <style:table-cell-properties fo:background-color="transparent" fo:padding="0cm" fo:border="0.5pt solid #000000" style:writing-mode="page">
        <style:background-image/>
      </style:table-cell-properties>
    </style:style>
    <style:style style:name="表5.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 style:family="table">
      <style:table-properties style:width="19.001cm" table:align="margins" style:writing-mode="lr-tb"/>
    </style:style>
    <style:style style:name="表6.A" style:family="table-column">
      <style:table-column-properties style:column-width="2.201cm" style:rel-column-width="7592*"/>
    </style:style>
    <style:style style:name="表6.B" style:family="table-column">
      <style:table-column-properties style:column-width="3.006cm" style:rel-column-width="10366*"/>
    </style:style>
    <style:style style:name="表6.C" style:family="table-column">
      <style:table-column-properties style:column-width="2.794cm" style:rel-column-width="9636*"/>
    </style:style>
    <style:style style:name="表6.D" style:family="table-column">
      <style:table-column-properties style:column-width="11cm" style:rel-column-width="37941*"/>
    </style:style>
    <style:style style:name="表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D1" style:family="table-cell">
      <style:table-cell-properties fo:background-color="transparent" fo:padding="0cm" fo:border="0.5pt solid #000000" style:writing-mode="page">
        <style:background-image/>
      </style:table-cell-properties>
    </style:style>
    <style:style style:name="表6.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 style:family="table">
      <style:table-properties style:width="19.001cm" table:align="margins" style:writing-mode="lr-tb"/>
    </style:style>
    <style:style style:name="表7.A" style:family="table-column">
      <style:table-column-properties style:column-width="2.709cm" style:rel-column-width="9344*"/>
    </style:style>
    <style:style style:name="表7.B" style:family="table-column">
      <style:table-column-properties style:column-width="2.096cm" style:rel-column-width="7227*"/>
    </style:style>
    <style:style style:name="表7.C" style:family="table-column">
      <style:table-column-properties style:column-width="3.387cm" style:rel-column-width="11680*"/>
    </style:style>
    <style:style style:name="表7.D" style:family="table-column">
      <style:table-column-properties style:column-width="10.809cm" style:rel-column-width="37284*"/>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cm" fo:border="0.5pt solid #000000" style:writing-mode="page">
        <style:background-image/>
      </style:table-cell-properties>
    </style:style>
    <style:style style:name="表7.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8" style:family="table">
      <style:table-properties style:width="19.001cm" table:align="margins" style:writing-mode="lr-tb"/>
    </style:style>
    <style:style style:name="表8.A" style:family="table-column">
      <style:table-column-properties style:column-width="1.905cm" style:rel-column-width="6570*"/>
    </style:style>
    <style:style style:name="表8.C" style:family="table-column">
      <style:table-column-properties style:column-width="3.281cm" style:rel-column-width="11315*"/>
    </style:style>
    <style:style style:name="表8.D" style:family="table-column">
      <style:table-column-properties style:column-width="11.91cm" style:rel-column-width="41080*"/>
    </style:style>
    <style:style style:name="表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D1" style:family="table-cell">
      <style:table-cell-properties fo:background-color="transparent" fo:padding="0cm" fo:border="0.5pt solid #000000" style:writing-mode="page">
        <style:background-image/>
      </style:table-cell-properties>
    </style:style>
    <style:style style:name="表8.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9" style:family="table">
      <style:table-properties style:width="19.001cm" table:align="margins" style:writing-mode="lr-tb"/>
    </style:style>
    <style:style style:name="表9.A" style:family="table-column">
      <style:table-column-properties style:column-width="4.503cm" style:rel-column-width="15532*"/>
    </style:style>
    <style:style style:name="表9.B" style:family="table-column">
      <style:table-column-properties style:column-width="2.693cm" style:rel-column-width="9290*"/>
    </style:style>
    <style:style style:name="表9.C" style:family="table-column">
      <style:table-column-properties style:column-width="11.804cm" style:rel-column-width="40713*"/>
    </style:style>
    <style:style style:name="表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9.C1" style:family="table-cell">
      <style:table-cell-properties fo:background-color="transparent" fo:padding="0cm" fo:border="0.5pt solid #000000" style:writing-mode="page">
        <style:background-image/>
      </style:table-cell-properties>
    </style:style>
    <style:style style:name="表10" style:family="table">
      <style:table-properties style:width="4.503cm" fo:margin-left="7.37cm" table:align="left" style:writing-mode="lr-tb"/>
    </style:style>
    <style:style style:name="表10.A" style:family="table-column">
      <style:table-column-properties style:column-width="2.136cm"/>
    </style:style>
    <style:style style:name="表10.B" style:family="table-column">
      <style:table-column-properties style:column-width="2.367cm"/>
    </style:style>
    <style:style style:name="表1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0.B1" style:family="table-cell">
      <style:table-cell-properties fo:background-color="transparent" fo:padding="0cm" fo:border="0.5pt solid #000000" style:writing-mode="page">
        <style:background-image/>
      </style:table-cell-properties>
    </style:style>
    <style:style style:name="表1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0.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1" style:family="table">
      <style:table-properties style:width="17.877cm" fo:margin-left="0.616cm" table:align="left" style:writing-mode="lr-tb"/>
    </style:style>
    <style:style style:name="表11.A" style:family="table-column">
      <style:table-column-properties style:column-width="2.406cm"/>
    </style:style>
    <style:style style:name="表11.B" style:family="table-column">
      <style:table-column-properties style:column-width="2.385cm"/>
    </style:style>
    <style:style style:name="表11.C" style:family="table-column">
      <style:table-column-properties style:column-width="13.086cm"/>
    </style:style>
    <style:style style:name="表1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1.C1" style:family="table-cell">
      <style:table-cell-properties fo:background-color="transparent" fo:padding="0cm" fo:border="0.5pt solid #000000" style:writing-mode="page">
        <style:background-image/>
      </style:table-cell-properties>
    </style:style>
    <style:style style:name="表1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2" style:family="table">
      <style:table-properties style:width="19.001cm" table:align="margins" style:writing-mode="lr-tb"/>
    </style:style>
    <style:style style:name="表12.A" style:family="table-column">
      <style:table-column-properties style:column-width="14.797cm" style:rel-column-width="51037*"/>
    </style:style>
    <style:style style:name="表12.B" style:family="table-column">
      <style:table-column-properties style:column-width="4.203cm" style:rel-column-width="14498*"/>
    </style:style>
    <style:style style:name="表1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B1" style:family="table-cell">
      <style:table-cell-properties fo:background-color="transparent" fo:padding="0cm" fo:border="0.5pt solid #000000" style:writing-mode="page">
        <style:background-image/>
      </style:table-cell-properties>
    </style:style>
    <style:style style:name="表13" style:family="table">
      <style:table-properties style:width="19.001cm" table:align="margins" style:writing-mode="lr-tb"/>
    </style:style>
    <style:style style:name="表13.A" style:family="table-column">
      <style:table-column-properties style:column-width="19.001cm" style:rel-column-width="65535*"/>
    </style:style>
    <style:style style:name="表13.A1" style:family="table-cell">
      <style:table-cell-properties fo:background-color="transparent" fo:padding="0cm" fo:border="0.5pt solid #000000" style:writing-mode="page">
        <style:background-image/>
      </style:table-cell-properties>
    </style:style>
    <style:style style:name="表14" style:family="table">
      <style:table-properties style:width="19.001cm" table:align="margins" style:writing-mode="lr-tb"/>
    </style:style>
    <style:style style:name="表14.A" style:family="table-column">
      <style:table-column-properties style:column-width="19.001cm" style:rel-column-width="65535*"/>
    </style:style>
    <style:style style:name="表14.A1" style:family="table-cell">
      <style:table-cell-properties fo:background-color="transparent" fo:padding="0cm" fo:border="0.5pt solid #000000" style:writing-mode="page">
        <style:background-image/>
      </style:table-cell-properties>
    </style:style>
    <style:style style:name="表15" style:family="table">
      <style:table-properties style:width="19.001cm" table:align="margins" style:writing-mode="lr-tb"/>
    </style:style>
    <style:style style:name="表15.A" style:family="table-column">
      <style:table-column-properties style:column-width="19.001cm" style:rel-column-width="65535*"/>
    </style:style>
    <style:style style:name="表15.A1" style:family="table-cell">
      <style:table-cell-properties fo:background-color="transparent" fo:padding="0cm" fo:border="0.5pt solid #000000" style:writing-mode="page">
        <style:background-image/>
      </style:table-cell-properties>
    </style:style>
    <style:style style:name="表16" style:family="table">
      <style:table-properties style:width="19.001cm" table:align="margins" style:writing-mode="lr-tb"/>
    </style:style>
    <style:style style:name="表16.A" style:family="table-column">
      <style:table-column-properties style:column-width="1cm" style:rel-column-width="3449*"/>
    </style:style>
    <style:style style:name="表16.B" style:family="table-column">
      <style:table-column-properties style:column-width="6.909cm" style:rel-column-width="23830*"/>
    </style:style>
    <style:style style:name="表16.C" style:family="table-column">
      <style:table-column-properties style:column-width="1.886cm" style:rel-column-width="6503*"/>
    </style:style>
    <style:style style:name="表16.D" style:family="table-column">
      <style:table-column-properties style:column-width="1.808cm" style:rel-column-width="6235*"/>
    </style:style>
    <style:style style:name="表16.E" style:family="table-column">
      <style:table-column-properties style:column-width="2.002cm" style:rel-column-width="6905*"/>
    </style:style>
    <style:style style:name="表16.F" style:family="table-column">
      <style:table-column-properties style:column-width="1.693cm" style:rel-column-width="5840*"/>
    </style:style>
    <style:style style:name="表16.H" style:family="table-column">
      <style:table-column-properties style:column-width="1.501cm" style:rel-column-width="5177*"/>
    </style:style>
    <style:style style:name="表16.I" style:family="table-column">
      <style:table-column-properties style:column-width="0.51cm" style:rel-column-width="1756*"/>
    </style:style>
    <style:style style:name="表1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 style:family="table">
      <style:table-properties style:width="19.001cm" table:align="margins" style:writing-mode="lr-tb"/>
    </style:style>
    <style:style style:name="表17.A" style:family="table-column">
      <style:table-column-properties style:column-width="0.309cm" style:rel-column-width="1064*"/>
    </style:style>
    <style:style style:name="表17.B" style:family="table-column">
      <style:table-column-properties style:column-width="1.596cm" style:rel-column-width="5505*"/>
    </style:style>
    <style:style style:name="表17.C" style:family="table-column">
      <style:table-column-properties style:column-width="1.693cm" style:rel-column-width="5840*"/>
    </style:style>
    <style:style style:name="表17.E" style:family="table-column">
      <style:table-column-properties style:column-width="1.501cm" style:rel-column-width="5177*"/>
    </style:style>
    <style:style style:name="表17.F" style:family="table-column">
      <style:table-column-properties style:column-width="1.406cm" style:rel-column-width="4848*"/>
    </style:style>
    <style:style style:name="表17.G" style:family="table-column">
      <style:table-column-properties style:column-width="1.399cm" style:rel-column-width="4824*"/>
    </style:style>
    <style:style style:name="表17.H" style:family="table-column">
      <style:table-column-properties style:column-width="1.356cm" style:rel-column-width="4678*"/>
    </style:style>
    <style:style style:name="表17.J" style:family="table-column">
      <style:table-column-properties style:column-width="1.358cm" style:rel-column-width="4684*"/>
    </style:style>
    <style:style style:name="表17.N" style:family="table-column">
      <style:table-column-properties style:column-width="1.36cm" style:rel-column-width="4692*"/>
    </style:style>
    <style:style style:name="表1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N1" style:family="table-cell">
      <style:table-cell-properties fo:background-color="transparent" fo:padding="0cm" fo:border="0.5pt solid #000000" style:writing-mode="page">
        <style:background-image/>
      </style:table-cell-properties>
    </style:style>
    <style:style style:name="表18" style:family="table">
      <style:table-properties style:width="19.001cm" table:align="margins" style:writing-mode="lr-tb"/>
    </style:style>
    <style:style style:name="表18.A" style:family="table-column">
      <style:table-column-properties style:column-width="1.309cm" style:rel-column-width="4514*"/>
    </style:style>
    <style:style style:name="表18.B" style:family="table-column">
      <style:table-column-properties style:column-width="1.886cm" style:rel-column-width="6503*"/>
    </style:style>
    <style:style style:name="表18.C" style:family="table-column">
      <style:table-column-properties style:column-width="1.713cm" style:rel-column-width="5907*"/>
    </style:style>
    <style:style style:name="表18.D" style:family="table-column">
      <style:table-column-properties style:column-width="2.097cm" style:rel-column-width="7233*"/>
    </style:style>
    <style:style style:name="表18.E" style:family="table-column">
      <style:table-column-properties style:column-width="3.387cm" style:rel-column-width="11680*"/>
    </style:style>
    <style:style style:name="表18.F" style:family="table-column">
      <style:table-column-properties style:column-width="2.117cm" style:rel-column-width="7300*"/>
    </style:style>
    <style:style style:name="表18.G" style:family="table-column">
      <style:table-column-properties style:column-width="1.501cm" style:rel-column-width="5177*"/>
    </style:style>
    <style:style style:name="表18.H" style:family="table-column">
      <style:table-column-properties style:column-width="1.097cm" style:rel-column-width="3784*"/>
    </style:style>
    <style:style style:name="表18.I" style:family="table-column">
      <style:table-column-properties style:column-width="1.095cm" style:rel-column-width="3778*"/>
    </style:style>
    <style:style style:name="表18.J" style:family="table-column">
      <style:table-column-properties style:column-width="1.002cm" style:rel-column-width="3455*"/>
    </style:style>
    <style:style style:name="表18.K" style:family="table-column">
      <style:table-column-properties style:column-width="1.404cm" style:rel-column-width="4842*"/>
    </style:style>
    <style:style style:name="表18.L" style:family="table-column">
      <style:table-column-properties style:column-width="0.395cm" style:rel-column-width="1362*"/>
    </style:style>
    <style:style style:name="表1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 style:family="table">
      <style:table-properties style:width="19.001cm" table:align="margins" style:writing-mode="lr-tb"/>
    </style:style>
    <style:style style:name="表19.A" style:family="table-column">
      <style:table-column-properties style:column-width="0.309cm" style:rel-column-width="1064*"/>
    </style:style>
    <style:style style:name="表19.B" style:family="table-column">
      <style:table-column-properties style:column-width="1.596cm" style:rel-column-width="5505*"/>
    </style:style>
    <style:style style:name="表19.C" style:family="table-column">
      <style:table-column-properties style:column-width="1.693cm" style:rel-column-width="5840*"/>
    </style:style>
    <style:style style:name="表19.E" style:family="table-column">
      <style:table-column-properties style:column-width="1.501cm" style:rel-column-width="5177*"/>
    </style:style>
    <style:style style:name="表19.F" style:family="table-column">
      <style:table-column-properties style:column-width="1.406cm" style:rel-column-width="4848*"/>
    </style:style>
    <style:style style:name="表19.G" style:family="table-column">
      <style:table-column-properties style:column-width="1.399cm" style:rel-column-width="4824*"/>
    </style:style>
    <style:style style:name="表19.H" style:family="table-column">
      <style:table-column-properties style:column-width="1.356cm" style:rel-column-width="4678*"/>
    </style:style>
    <style:style style:name="表19.J" style:family="table-column">
      <style:table-column-properties style:column-width="1.358cm" style:rel-column-width="4684*"/>
    </style:style>
    <style:style style:name="表19.N" style:family="table-column">
      <style:table-column-properties style:column-width="1.36cm" style:rel-column-width="4692*"/>
    </style:style>
    <style:style style:name="表19.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9.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N1" style:family="table-cell">
      <style:table-cell-properties fo:background-color="transparent" fo:padding="0cm" fo:border="0.5pt solid #000000" style:writing-mode="page">
        <style:background-image/>
      </style:table-cell-properties>
    </style:style>
    <style:style style:name="表20" style:family="table">
      <style:table-properties style:width="15.067cm" fo:margin-left="2.944cm" table:align="left" style:writing-mode="lr-tb"/>
    </style:style>
    <style:style style:name="表20.A" style:family="table-column">
      <style:table-column-properties style:column-width="0.808cm"/>
    </style:style>
    <style:style style:name="表20.B" style:family="table-column">
      <style:table-column-properties style:column-width="1.79cm"/>
    </style:style>
    <style:style style:name="表20.C" style:family="table-column">
      <style:table-column-properties style:column-width="12.469cm"/>
    </style:style>
    <style:style style:name="表2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0.C1" style:family="table-cell">
      <style:table-cell-properties fo:background-color="transparent" fo:padding="0cm" fo:border="0.5pt solid #000000" style:writing-mode="page">
        <style:background-image/>
      </style:table-cell-properties>
    </style:style>
    <style:style style:name="表2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0.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 style:family="table">
      <style:table-properties style:width="15.201cm" fo:margin-left="1.924cm" table:align="left" style:writing-mode="lr-tb"/>
    </style:style>
    <style:style style:name="表21.A" style:family="table-column">
      <style:table-column-properties style:column-width="3.097cm"/>
    </style:style>
    <style:style style:name="表21.B" style:family="table-column">
      <style:table-column-properties style:column-width="2.579cm"/>
    </style:style>
    <style:style style:name="表21.C" style:family="table-column">
      <style:table-column-properties style:column-width="3.791cm"/>
    </style:style>
    <style:style style:name="表21.D" style:family="table-column">
      <style:table-column-properties style:column-width="3.81cm"/>
    </style:style>
    <style:style style:name="表21.E" style:family="table-column">
      <style:table-column-properties style:column-width="1.924cm"/>
    </style:style>
    <style:style style:name="表2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1.E1" style:family="table-cell">
      <style:table-cell-properties fo:background-color="transparent" fo:padding="0cm" fo:border="0.5pt solid #000000" style:writing-mode="page">
        <style:background-image/>
      </style:table-cell-properties>
    </style:style>
    <style:style style:name="表2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2" style:family="table">
      <style:table-properties style:width="19.001cm" table:align="margins" style:writing-mode="lr-tb"/>
    </style:style>
    <style:style style:name="表22.A" style:family="table-column">
      <style:table-column-properties style:column-width="14.797cm" style:rel-column-width="51037*"/>
    </style:style>
    <style:style style:name="表22.B" style:family="table-column">
      <style:table-column-properties style:column-width="4.203cm" style:rel-column-width="14498*"/>
    </style:style>
    <style:style style:name="表2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2.B1" style:family="table-cell">
      <style:table-cell-properties fo:background-color="transparent" fo:padding="0cm" fo:border="0.5pt solid #000000" style:writing-mode="page">
        <style:background-image/>
      </style:table-cell-properties>
    </style:style>
    <style:style style:name="表23" style:family="table">
      <style:table-properties style:width="13.201cm" fo:margin-left="4.773cm" table:align="left" style:writing-mode="lr-tb"/>
    </style:style>
    <style:style style:name="表23.A" style:family="table-column">
      <style:table-column-properties style:column-width="1.559cm"/>
    </style:style>
    <style:style style:name="表23.B" style:family="table-column">
      <style:table-column-properties style:column-width="2.54cm"/>
    </style:style>
    <style:style style:name="表23.C" style:family="table-column">
      <style:table-column-properties style:column-width="9.102cm"/>
    </style:style>
    <style:style style:name="表2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3.C1" style:family="table-cell">
      <style:table-cell-properties fo:background-color="transparent" fo:padding="0cm" fo:border="0.5pt solid #000000" style:writing-mode="page">
        <style:background-image/>
      </style:table-cell-properties>
    </style:style>
    <style:style style:name="表23.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3.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4" style:family="table">
      <style:table-properties style:width="12.7cm" fo:margin-left="3.367cm" table:align="left" style:writing-mode="lr-tb"/>
    </style:style>
    <style:style style:name="表24.A" style:family="table-column">
      <style:table-column-properties style:column-width="12.7cm"/>
    </style:style>
    <style:style style:name="表24.A1" style:family="table-cell">
      <style:table-cell-properties fo:background-color="transparent" fo:padding="0cm" fo:border="0.5pt solid #000000" style:writing-mode="page">
        <style:background-image/>
      </style:table-cell-properties>
    </style:style>
    <style:style style:name="表25" style:family="table">
      <style:table-properties style:width="12.7cm" fo:margin-left="3.367cm" table:align="left" style:writing-mode="lr-tb"/>
    </style:style>
    <style:style style:name="表25.A" style:family="table-column">
      <style:table-column-properties style:column-width="12.7cm"/>
    </style:style>
    <style:style style:name="表25.A1" style:family="table-cell">
      <style:table-cell-properties fo:background-color="transparent" fo:padding="0cm" fo:border="0.5pt solid #000000" style:writing-mode="page">
        <style:background-image/>
      </style:table-cell-properties>
    </style:style>
    <style:style style:name="表26" style:family="table">
      <style:table-properties style:width="19.001cm" table:align="margins" style:writing-mode="lr-tb"/>
    </style:style>
    <style:style style:name="表26.A" style:family="table-column">
      <style:table-column-properties style:column-width="0.309cm" style:rel-column-width="1064*"/>
    </style:style>
    <style:style style:name="表26.B" style:family="table-column">
      <style:table-column-properties style:column-width="1.596cm" style:rel-column-width="5505*"/>
    </style:style>
    <style:style style:name="表26.C" style:family="table-column">
      <style:table-column-properties style:column-width="1.693cm" style:rel-column-width="5840*"/>
    </style:style>
    <style:style style:name="表26.E" style:family="table-column">
      <style:table-column-properties style:column-width="1.501cm" style:rel-column-width="5177*"/>
    </style:style>
    <style:style style:name="表26.F" style:family="table-column">
      <style:table-column-properties style:column-width="1.406cm" style:rel-column-width="4848*"/>
    </style:style>
    <style:style style:name="表26.G" style:family="table-column">
      <style:table-column-properties style:column-width="1.399cm" style:rel-column-width="4824*"/>
    </style:style>
    <style:style style:name="表26.H" style:family="table-column">
      <style:table-column-properties style:column-width="1.356cm" style:rel-column-width="4678*"/>
    </style:style>
    <style:style style:name="表26.J" style:family="table-column">
      <style:table-column-properties style:column-width="1.358cm" style:rel-column-width="4684*"/>
    </style:style>
    <style:style style:name="表26.N" style:family="table-column">
      <style:table-column-properties style:column-width="1.36cm" style:rel-column-width="4692*"/>
    </style:style>
    <style:style style:name="表26.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6.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6.N1" style:family="table-cell">
      <style:table-cell-properties fo:background-color="transparent" fo:padding="0cm" fo:border="0.5pt solid #000000" style:writing-mode="page">
        <style:background-image/>
      </style:table-cell-properties>
    </style:style>
    <style:style style:name="表27" style:family="table">
      <style:table-properties style:width="19.001cm" table:align="margins" style:writing-mode="lr-tb"/>
    </style:style>
    <style:style style:name="表27.A" style:family="table-column">
      <style:table-column-properties style:column-width="0.309cm" style:rel-column-width="1064*"/>
    </style:style>
    <style:style style:name="表27.B" style:family="table-column">
      <style:table-column-properties style:column-width="1.596cm" style:rel-column-width="5505*"/>
    </style:style>
    <style:style style:name="表27.C" style:family="table-column">
      <style:table-column-properties style:column-width="1.693cm" style:rel-column-width="5840*"/>
    </style:style>
    <style:style style:name="表27.E" style:family="table-column">
      <style:table-column-properties style:column-width="1.501cm" style:rel-column-width="5177*"/>
    </style:style>
    <style:style style:name="表27.F" style:family="table-column">
      <style:table-column-properties style:column-width="1.406cm" style:rel-column-width="4848*"/>
    </style:style>
    <style:style style:name="表27.G" style:family="table-column">
      <style:table-column-properties style:column-width="1.399cm" style:rel-column-width="4824*"/>
    </style:style>
    <style:style style:name="表27.H" style:family="table-column">
      <style:table-column-properties style:column-width="1.356cm" style:rel-column-width="4678*"/>
    </style:style>
    <style:style style:name="表27.J" style:family="table-column">
      <style:table-column-properties style:column-width="1.358cm" style:rel-column-width="4684*"/>
    </style:style>
    <style:style style:name="表27.N" style:family="table-column">
      <style:table-column-properties style:column-width="1.36cm" style:rel-column-width="4692*"/>
    </style:style>
    <style:style style:name="表2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7.N1" style:family="table-cell">
      <style:table-cell-properties fo:background-color="transparent" fo:padding="0cm" fo:border="0.5pt solid #000000" style:writing-mode="page">
        <style:background-image/>
      </style:table-cell-properties>
    </style:style>
    <style:style style:name="表28" style:family="table">
      <style:table-properties style:width="12.7cm" fo:margin-left="3.367cm" table:align="left" style:writing-mode="lr-tb"/>
    </style:style>
    <style:style style:name="表28.A" style:family="table-column">
      <style:table-column-properties style:column-width="12.7cm"/>
    </style:style>
    <style:style style:name="表28.A1" style:family="table-cell">
      <style:table-cell-properties fo:background-color="transparent" fo:padding="0cm" fo:border="0.5pt solid #000000" style:writing-mode="page">
        <style:background-image/>
      </style:table-cell-properties>
    </style:style>
    <style:style style:name="表29" style:family="table">
      <style:table-properties style:width="12.7cm" fo:margin-left="3.367cm" table:align="left" style:writing-mode="lr-tb"/>
    </style:style>
    <style:style style:name="表29.A" style:family="table-column">
      <style:table-column-properties style:column-width="12.7cm"/>
    </style:style>
    <style:style style:name="表29.A1" style:family="table-cell">
      <style:table-cell-properties fo:background-color="transparent" fo:padding="0cm" fo:border="0.5pt solid #000000" style:writing-mode="page">
        <style:background-image/>
      </style:table-cell-properties>
    </style:style>
    <style:style style:name="表30" style:family="table">
      <style:table-properties style:width="14.797cm" fo:margin-left="2.06cm" table:align="left" style:writing-mode="lr-tb"/>
    </style:style>
    <style:style style:name="表30.A" style:family="table-column">
      <style:table-column-properties style:column-width="7.004cm"/>
    </style:style>
    <style:style style:name="表30.B" style:family="table-column">
      <style:table-column-properties style:column-width="1.097cm"/>
    </style:style>
    <style:style style:name="表30.C" style:family="table-column">
      <style:table-column-properties style:column-width="6.696cm"/>
    </style:style>
    <style:style style:name="表3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0.B1" style:family="table-cell">
      <style:table-cell-properties fo:background-color="transparent" fo:padding="0cm" fo:border-left="0.5pt solid #000000" fo:border-right="none" fo:border-top="none" fo:border-bottom="none" style:writing-mode="page">
        <style:background-image/>
      </style:table-cell-properties>
    </style:style>
    <style:style style:name="表30.C1" style:family="table-cell">
      <style:table-cell-properties fo:background-color="transparent" fo:padding="0cm" fo:border="none" style:writing-mode="page">
        <style:background-image/>
      </style:table-cell-properties>
    </style:style>
    <style:style style:name="表3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30.A3" style:family="table-cell">
      <style:table-cell-properties fo:background-color="transparent" fo:padding="0cm" fo:border-left="none" fo:border-right="none" fo:border-top="none" fo:border-bottom="0.5pt solid #000000" style:writing-mode="page">
        <style:background-image/>
      </style:table-cell-properties>
    </style:style>
    <style:style style:name="表30.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 style:family="table">
      <style:table-properties style:width="8.909cm" fo:margin-left="4.907cm" table:align="left" style:writing-mode="lr-tb"/>
    </style:style>
    <style:style style:name="表31.A" style:family="table-column">
      <style:table-column-properties style:column-width="8.909cm"/>
    </style:style>
    <style:style style:name="表31.A1" style:family="table-cell">
      <style:table-cell-properties fo:background-color="transparent" fo:padding="0cm" fo:border="0.5pt solid #000000" style:writing-mode="page">
        <style:background-image/>
      </style:table-cell-properties>
    </style:style>
    <style:style style:name="表3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A5" style:family="table-cell">
      <style:table-cell-properties fo:background-color="transparent" fo:padding="0cm" fo:border-left="none" fo:border-right="none" fo:border-top="none" fo:border-bottom="0.5pt solid #000000" style:writing-mode="page">
        <style:background-image/>
      </style:table-cell-properties>
    </style:style>
    <style:style style:name="表32" style:family="table">
      <style:table-properties style:width="19.001cm" table:align="margins" style:writing-mode="lr-tb"/>
    </style:style>
    <style:style style:name="表32.A" style:family="table-column">
      <style:table-column-properties style:column-width="1.596cm" style:rel-column-width="5505*"/>
    </style:style>
    <style:style style:name="表32.B" style:family="table-column">
      <style:table-column-properties style:column-width="1.598cm" style:rel-column-width="5511*"/>
    </style:style>
    <style:style style:name="表32.C" style:family="table-column">
      <style:table-column-properties style:column-width="1.713cm" style:rel-column-width="5907*"/>
    </style:style>
    <style:style style:name="表32.D" style:family="table-column">
      <style:table-column-properties style:column-width="6.1cm" style:rel-column-width="21037*"/>
    </style:style>
    <style:style style:name="表32.E" style:family="table-column">
      <style:table-column-properties style:column-width="1.289cm" style:rel-column-width="4447*"/>
    </style:style>
    <style:style style:name="表32.F" style:family="table-column">
      <style:table-column-properties style:column-width="1.501cm" style:rel-column-width="5177*"/>
    </style:style>
    <style:style style:name="表32.H" style:family="table-column">
      <style:table-column-properties style:column-width="1.214cm" style:rel-column-width="4185*"/>
    </style:style>
    <style:style style:name="表32.I" style:family="table-column">
      <style:table-column-properties style:column-width="1.095cm" style:rel-column-width="3778*"/>
    </style:style>
    <style:style style:name="表32.J" style:family="table-column">
      <style:table-column-properties style:column-width="1.3cm" style:rel-column-width="4483*"/>
    </style:style>
    <style:style style:name="表3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2.J1" style:family="table-cell">
      <style:table-cell-properties fo:background-color="transparent" fo:padding="0cm" fo:border="0.5pt solid #000000" style:writing-mode="page">
        <style:background-image/>
      </style:table-cell-properties>
    </style:style>
    <style:style style:name="表33" style:family="table">
      <style:table-properties style:width="12.7cm" fo:margin-left="3.367cm" table:align="left" style:writing-mode="lr-tb"/>
    </style:style>
    <style:style style:name="表33.A" style:family="table-column">
      <style:table-column-properties style:column-width="12.7cm"/>
    </style:style>
    <style:style style:name="表33.A1" style:family="table-cell">
      <style:table-cell-properties fo:background-color="transparent" fo:padding="0cm" fo:border="0.5pt solid #000000" style:writing-mode="page">
        <style:background-image/>
      </style:table-cell-properties>
    </style:style>
    <style:style style:name="表34" style:family="table">
      <style:table-properties style:width="12.7cm" fo:margin-left="3.367cm" table:align="left" style:writing-mode="lr-tb"/>
    </style:style>
    <style:style style:name="表34.A" style:family="table-column">
      <style:table-column-properties style:column-width="12.7cm"/>
    </style:style>
    <style:style style:name="表34.A1" style:family="table-cell">
      <style:table-cell-properties fo:background-color="transparent" fo:padding="0cm" fo:border="0.5pt solid #000000" style:writing-mode="page">
        <style:background-image/>
      </style:table-cell-properties>
    </style:style>
    <style:style style:name="表35" style:family="table">
      <style:table-properties style:width="12.7cm" fo:margin-left="3.367cm" table:align="left" style:writing-mode="lr-tb"/>
    </style:style>
    <style:style style:name="表35.A" style:family="table-column">
      <style:table-column-properties style:column-width="4.002cm"/>
    </style:style>
    <style:style style:name="表35.B" style:family="table-column">
      <style:table-column-properties style:column-width="8.698cm"/>
    </style:style>
    <style:style style:name="表3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5.B1" style:family="table-cell">
      <style:table-cell-properties fo:background-color="transparent" fo:padding="0cm" fo:border="0.5pt solid #000000" style:writing-mode="page">
        <style:background-image/>
      </style:table-cell-properties>
    </style:style>
    <style:style style:name="表36" style:family="table">
      <style:table-properties style:width="13.508cm" fo:margin-left="3.715cm" table:align="left" style:writing-mode="lr-tb"/>
    </style:style>
    <style:style style:name="表36.A" style:family="table-column">
      <style:table-column-properties style:column-width="2.618cm"/>
    </style:style>
    <style:style style:name="表36.B" style:family="table-column">
      <style:table-column-properties style:column-width="3.078cm"/>
    </style:style>
    <style:style style:name="表36.C" style:family="table-column">
      <style:table-column-properties style:column-width="7.812cm"/>
    </style:style>
    <style:style style:name="表3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6.C1" style:family="table-cell">
      <style:table-cell-properties fo:background-color="transparent" fo:padding="0cm" fo:border="0.5pt solid #000000" style:writing-mode="page">
        <style:background-image/>
      </style:table-cell-properties>
    </style:style>
    <style:style style:name="表36.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表36.C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表37" style:family="table">
      <style:table-properties style:width="12.7cm" fo:margin-left="3.367cm" table:align="left" style:writing-mode="lr-tb"/>
    </style:style>
    <style:style style:name="表37.A" style:family="table-column">
      <style:table-column-properties style:column-width="12.7cm"/>
    </style:style>
    <style:style style:name="表37.A1" style:family="table-cell">
      <style:table-cell-properties fo:background-color="transparent" fo:padding="0cm" fo:border="0.5pt solid #000000" style:writing-mode="page">
        <style:background-image/>
      </style:table-cell-properties>
    </style:style>
    <style:style style:name="表38" style:family="table">
      <style:table-properties style:width="19.001cm" table:align="margins" style:writing-mode="lr-tb"/>
    </style:style>
    <style:style style:name="表38.A" style:family="table-column">
      <style:table-column-properties style:column-width="6.793cm" style:rel-column-width="3851*"/>
    </style:style>
    <style:style style:name="表38.B" style:family="table-column">
      <style:table-column-properties style:column-width="2.81cm" style:rel-column-width="1593*"/>
    </style:style>
    <style:style style:name="表38.C" style:family="table-column">
      <style:table-column-properties style:column-width="2.193cm" style:rel-column-width="1243*"/>
    </style:style>
    <style:style style:name="表38.D" style:family="table-column">
      <style:table-column-properties style:column-width="2.598cm" style:rel-column-width="1473*"/>
    </style:style>
    <style:style style:name="表38.E" style:family="table-column">
      <style:table-column-properties style:column-width="4.607cm" style:rel-column-width="2612*"/>
    </style:style>
    <style:style style:name="表3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8.E1" style:family="table-cell">
      <style:table-cell-properties fo:background-color="transparent" fo:padding="0cm" fo:border="0.5pt solid #000000" style:writing-mode="page">
        <style:background-image/>
      </style:table-cell-properties>
    </style:style>
    <style:style style:name="表39" style:family="table">
      <style:table-properties style:width="19.001cm" table:align="margins" style:writing-mode="lr-tb"/>
    </style:style>
    <style:style style:name="表39.A" style:family="table-column">
      <style:table-column-properties style:column-width="6.793cm" style:rel-column-width="3851*"/>
    </style:style>
    <style:style style:name="表39.B" style:family="table-column">
      <style:table-column-properties style:column-width="2.81cm" style:rel-column-width="1593*"/>
    </style:style>
    <style:style style:name="表39.C" style:family="table-column">
      <style:table-column-properties style:column-width="2.193cm" style:rel-column-width="1243*"/>
    </style:style>
    <style:style style:name="表39.D" style:family="table-column">
      <style:table-column-properties style:column-width="2.598cm" style:rel-column-width="1473*"/>
    </style:style>
    <style:style style:name="表39.E" style:family="table-column">
      <style:table-column-properties style:column-width="4.607cm" style:rel-column-width="2612*"/>
    </style:style>
    <style:style style:name="表3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9.E1" style:family="table-cell">
      <style:table-cell-properties fo:background-color="transparent" fo:padding="0cm" fo:border="0.5pt solid #000000" style:writing-mode="page">
        <style:background-image/>
      </style:table-cell-properties>
    </style:style>
    <style:style style:name="表40" style:family="table">
      <style:table-properties style:width="19.001cm" table:align="margins" style:writing-mode="lr-tb"/>
    </style:style>
    <style:style style:name="表40.A" style:family="table-column">
      <style:table-column-properties style:column-width="6.793cm" style:rel-column-width="3851*"/>
    </style:style>
    <style:style style:name="表40.B" style:family="table-column">
      <style:table-column-properties style:column-width="2.81cm" style:rel-column-width="1593*"/>
    </style:style>
    <style:style style:name="表40.C" style:family="table-column">
      <style:table-column-properties style:column-width="2.193cm" style:rel-column-width="1243*"/>
    </style:style>
    <style:style style:name="表40.D" style:family="table-column">
      <style:table-column-properties style:column-width="2.598cm" style:rel-column-width="1473*"/>
    </style:style>
    <style:style style:name="表40.E" style:family="table-column">
      <style:table-column-properties style:column-width="4.607cm" style:rel-column-width="2612*"/>
    </style:style>
    <style:style style:name="表4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0.E1" style:family="table-cell">
      <style:table-cell-properties fo:background-color="transparent" fo:padding="0cm" fo:border="0.5pt solid #000000" style:writing-mode="page">
        <style:background-image/>
      </style:table-cell-properties>
    </style:style>
    <style:style style:name="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P2" style:family="paragraph" style:parent-style-name="Footer">
      <style:text-properties style:font-name="メイリオ" fo:font-size="9pt" style:font-name-asian="メイリオ" style:font-size-asian="9pt" style:font-size-complex="9pt"/>
    </style:style>
    <style:style style:name="P3"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rsid="02299481" officeooo:paragraph-rsid="02d05d99" style:font-name-asian="メイリオ" style:font-size-asian="9pt" style:language-asian="ja" style:country-asian="JP" style:font-size-complex="9pt"/>
    </style:style>
    <style:style style:name="P13" style:family="paragraph" style:parent-style-name="Standard">
      <style:paragraph-properties fo:line-height="0.423cm" fo:text-align="center"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15"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rsid="02299481" officeooo:paragraph-rsid="02f99ed5"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rsid="02299481" officeooo:paragraph-rsid="03092c4a" style:font-name-asian="メイリオ" style:font-size-asian="9pt" style:language-asian="ja" style:country-asian="JP" style:font-size-complex="9pt"/>
    </style:style>
    <style:style style:name="P20" style:family="paragraph" style:parent-style-name="Standard">
      <style:paragraph-properties fo:line-height="0.423cm" fo:text-align="start"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2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2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2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2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216dc8" style:font-name-asian="メイリオ" style:font-size-asian="9pt" style:language-asian="ja" style:country-asian="JP" style:font-size-complex="9pt"/>
    </style:style>
    <style:style style:name="P2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2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2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2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2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3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a3413" style:font-name-asian="メイリオ" style:font-size-asian="9pt" style:language-asian="ja" style:country-asian="JP" style:font-size-complex="9pt"/>
    </style:style>
    <style:style style:name="P3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c006e" style:font-name-asian="メイリオ" style:font-size-asian="9pt" style:language-asian="ja" style:country-asian="JP" style:font-size-complex="9pt"/>
    </style:style>
    <style:style style:name="P3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3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4ba37" style:font-name-asian="メイリオ" style:font-size-asian="9pt" style:language-asian="ja" style:country-asian="JP" style:font-size-complex="9pt"/>
    </style:style>
    <style:style style:name="P3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3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3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3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3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3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46" style:family="paragraph" style:parent-style-name="Standard">
      <style:paragraph-properties fo:line-height="0.423cm" fo:text-align="start" style:justify-single-word="false" style:writing-mode="lr-tb"/>
      <style:text-properties fo:color="#ce181e" style:font-name="メイリオ" fo:font-size="9pt" officeooo:rsid="02299481" style:font-name-asian="メイリオ" style:font-size-asian="9pt" style:language-asian="ja" style:country-asian="JP" style:font-size-complex="9pt"/>
    </style:style>
    <style:style style:name="P47" style:family="paragraph" style:parent-style-name="Standard">
      <style:paragraph-properties fo:line-height="0.423cm" fo:text-align="start" style:justify-single-word="false" style:writing-mode="lr-tb"/>
      <style:text-properties fo:color="#ce181e" style:font-name="メイリオ" fo:font-size="9pt" officeooo:rsid="02299481" officeooo:paragraph-rsid="030aef03"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ce181e" style:font-name="メイリオ" fo:font-size="9pt" officeooo:rsid="0300b980" officeooo:paragraph-rsid="0300b980"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50"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51"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52"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54"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66b3" style:font-name="メイリオ" fo:font-size="9pt" officeooo:rsid="02299481" officeooo:paragraph-rsid="02d05d99"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font-variant="normal" fo:text-transform="none" fo:color="#000000" style:font-name="メイリオ" fo:font-size="9pt" fo:letter-spacing="normal" style:font-name-asian="メイリオ" style:font-size-asian="9pt" style:language-asian="ja" style:country-asian="JP" style:font-style-asian="normal" style:font-weight-asian="normal" style:font-size-complex="9pt"/>
    </style:style>
    <style:style style:name="P58" style:family="paragraph" style:parent-style-name="Standard">
      <style:paragraph-properties fo:line-height="0.423cm" style:writing-mode="lr-tb"/>
      <style:text-properties fo:color="#2a6099" style:font-name="メイリオ" fo:font-size="9pt" officeooo:rsid="02299481" style:font-name-asian="メイリオ" style:font-size-asian="9pt" style:language-asian="ja" style:country-asian="JP" style:font-size-complex="9pt"/>
    </style:style>
    <style:style style:name="P59" style:family="paragraph" style:parent-style-name="Standard">
      <style:paragraph-properties fo:line-height="0.423cm" fo:text-align="start" style:justify-single-word="false" style:writing-mode="lr-tb"/>
      <style:text-properties fo:color="#2a6099" style:font-name="メイリオ" fo:font-size="9pt" officeooo:rsid="02299481" style:font-name-asian="メイリオ" style:font-size-asian="9pt" style:language-asian="ja" style:country-asian="JP" style:font-size-complex="9pt"/>
    </style:style>
    <style:style style:name="P6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d759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6003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784f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71" style:family="paragraph" style:parent-style-name="Standard">
      <style:paragraph-properties fo:line-height="0.423cm"/>
      <style:text-properties style:font-name="メイリオ" fo:font-size="9pt" style:font-name-asian="メイリオ" style:font-size-asian="9pt" style:font-size-complex="9pt"/>
    </style:style>
    <style:style style:name="P72"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73"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74"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75"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76"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77"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78"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79"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80"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81"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82"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83"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84"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85"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86"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87"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88"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89" style:family="paragraph" style:parent-style-name="Standard">
      <style:paragraph-properties fo:line-height="0.423cm" fo:break-before="pag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90" style:family="paragraph" style:parent-style-name="Standard">
      <style:paragraph-properties fo:line-height="0.423cm" fo:text-align="start" style:justify-single-word="false"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9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b80ade" style:font-name-asian="メイリオ" style:font-size-asian="9pt" style:language-asian="ja" style:country-asian="JP" style:font-size-complex="9pt"/>
    </style:style>
    <style:style style:name="P9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2c2" style:font-name-asian="メイリオ" style:font-size-asian="9pt" style:language-asian="ja" style:country-asian="JP" style:font-size-complex="9pt"/>
    </style:style>
    <style:style style:name="P9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9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3c12c" style:font-name-asian="メイリオ" style:font-size-asian="9pt" style:language-asian="ja" style:country-asian="JP" style:font-size-complex="9pt"/>
    </style:style>
    <style:style style:name="P9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9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96a9f" style:font-name-asian="メイリオ" style:font-size-asian="9pt" style:language-asian="ja" style:country-asian="JP" style:font-size-complex="9pt"/>
    </style:style>
    <style:style style:name="P9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d5e58" style:font-name-asian="メイリオ" style:font-size-asian="9pt" style:language-asian="ja" style:country-asian="JP" style:font-size-complex="9pt"/>
    </style:style>
    <style:style style:name="P9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f31e0" style:font-name-asian="メイリオ" style:font-size-asian="9pt" style:language-asian="ja" style:country-asian="JP" style:font-size-complex="9pt"/>
    </style:style>
    <style:style style:name="P9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4f1ff" style:font-name-asian="メイリオ" style:font-size-asian="9pt" style:language-asian="ja" style:country-asian="JP" style:font-size-complex="9pt"/>
    </style:style>
    <style:style style:name="P10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97fda" style:font-name-asian="メイリオ" style:font-size-asian="9pt" style:language-asian="ja" style:country-asian="JP" style:font-size-complex="9pt"/>
    </style:style>
    <style:style style:name="P10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0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1c44b" style:font-name-asian="メイリオ" style:font-size-asian="9pt" style:language-asian="ja" style:country-asian="JP" style:font-size-complex="9pt"/>
    </style:style>
    <style:style style:name="P10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31eea" style:font-name-asian="メイリオ" style:font-size-asian="9pt" style:language-asian="ja" style:country-asian="JP" style:font-size-complex="9pt"/>
    </style:style>
    <style:style style:name="P10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10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5c779" style:font-name-asian="メイリオ" style:font-size-asian="9pt" style:language-asian="ja" style:country-asian="JP" style:font-size-complex="9pt"/>
    </style:style>
    <style:style style:name="P10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6731" style:font-name-asian="メイリオ" style:font-size-asian="9pt" style:language-asian="ja" style:country-asian="JP" style:font-size-complex="9pt"/>
    </style:style>
    <style:style style:name="P10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10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10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3d8f1" style:font-name-asian="メイリオ" style:font-size-asian="9pt" style:language-asian="ja" style:country-asian="JP" style:font-size-complex="9pt"/>
    </style:style>
    <style:style style:name="P11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11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7a222" style:font-name-asian="メイリオ" style:font-size-asian="9pt" style:language-asian="ja" style:country-asian="JP" style:font-size-complex="9pt"/>
    </style:style>
    <style:style style:name="P11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87238" style:font-name-asian="メイリオ" style:font-size-asian="9pt" style:language-asian="ja" style:country-asian="JP" style:font-size-complex="9pt"/>
    </style:style>
    <style:style style:name="P11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a6815" style:font-name-asian="メイリオ" style:font-size-asian="9pt" style:language-asian="ja" style:country-asian="JP" style:font-size-complex="9pt"/>
    </style:style>
    <style:style style:name="P11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3b30" style:font-name-asian="メイリオ" style:font-size-asian="9pt" style:language-asian="ja" style:country-asian="JP" style:font-size-complex="9pt"/>
    </style:style>
    <style:style style:name="P11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fd99" style:font-name-asian="メイリオ" style:font-size-asian="9pt" style:language-asian="ja" style:country-asian="JP" style:font-size-complex="9pt"/>
    </style:style>
    <style:style style:name="P11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11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9060" style:font-name-asian="メイリオ" style:font-size-asian="9pt" style:language-asian="ja" style:country-asian="JP" style:font-size-complex="9pt"/>
    </style:style>
    <style:style style:name="P11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a7ea" style:font-name-asian="メイリオ" style:font-size-asian="9pt" style:language-asian="ja" style:country-asian="JP" style:font-size-complex="9pt"/>
    </style:style>
    <style:style style:name="P11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198de" style:font-name-asian="メイリオ" style:font-size-asian="9pt" style:language-asian="ja" style:country-asian="JP" style:font-size-complex="9pt"/>
    </style:style>
    <style:style style:name="P12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62292" style:font-name-asian="メイリオ" style:font-size-asian="9pt" style:language-asian="ja" style:country-asian="JP" style:font-size-complex="9pt"/>
    </style:style>
    <style:style style:name="P12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f42ce" style:font-name-asian="メイリオ" style:font-size-asian="9pt" style:language-asian="ja" style:country-asian="JP" style:font-size-complex="9pt"/>
    </style:style>
    <style:style style:name="P12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1d975" style:font-name-asian="メイリオ" style:font-size-asian="9pt" style:language-asian="ja" style:country-asian="JP" style:font-size-complex="9pt"/>
    </style:style>
    <style:style style:name="P12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3c685" style:font-name-asian="メイリオ" style:font-size-asian="9pt" style:language-asian="ja" style:country-asian="JP" style:font-size-complex="9pt"/>
    </style:style>
    <style:style style:name="P12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65e45" style:font-name-asian="メイリオ" style:font-size-asian="9pt" style:language-asian="ja" style:country-asian="JP" style:font-size-complex="9pt"/>
    </style:style>
    <style:style style:name="P12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648f" style:font-name-asian="メイリオ" style:font-size-asian="9pt" style:language-asian="ja" style:country-asian="JP" style:font-size-complex="9pt"/>
    </style:style>
    <style:style style:name="P12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8514" style:font-name-asian="メイリオ" style:font-size-asian="9pt" style:language-asian="ja" style:country-asian="JP" style:font-size-complex="9pt"/>
    </style:style>
    <style:style style:name="P12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12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12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2ecef" style:font-name-asian="メイリオ" style:font-size-asian="9pt" style:language-asian="ja" style:country-asian="JP" style:font-size-complex="9pt"/>
    </style:style>
    <style:style style:name="P13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61f8d" style:font-name-asian="メイリオ" style:font-size-asian="9pt" style:language-asian="ja" style:country-asian="JP" style:font-size-complex="9pt"/>
    </style:style>
    <style:style style:name="P13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13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13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13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13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13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5bbba" style:font-name-asian="メイリオ" style:font-size-asian="9pt" style:language-asian="ja" style:country-asian="JP" style:font-size-complex="9pt"/>
    </style:style>
    <style:style style:name="P13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13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b3c43" style:font-name-asian="メイリオ" style:font-size-asian="9pt" style:language-asian="ja" style:country-asian="JP" style:font-size-complex="9pt"/>
    </style:style>
    <style:style style:name="P1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b80ade" style:font-name-asian="メイリオ" style:font-size-asian="9pt" style:language-asian="ja" style:country-asian="JP" style:font-size-complex="9pt"/>
    </style:style>
    <style:style style:name="P1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2c2" style:font-name-asian="メイリオ" style:font-size-asian="9pt" style:language-asian="ja" style:country-asian="JP" style:font-size-complex="9pt"/>
    </style:style>
    <style:style style:name="P1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4ae" style:font-name-asian="メイリオ" style:font-size-asian="9pt" style:language-asian="ja" style:country-asian="JP" style:font-size-complex="9pt"/>
    </style:style>
    <style:style style:name="P1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3c12c" style:font-name-asian="メイリオ" style:font-size-asian="9pt" style:language-asian="ja" style:country-asian="JP" style:font-size-complex="9pt"/>
    </style:style>
    <style:style style:name="P1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74891" style:font-name-asian="メイリオ" style:font-size-asian="9pt" style:language-asian="ja" style:country-asian="JP" style:font-size-complex="9pt"/>
    </style:style>
    <style:style style:name="P1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96a9f" style:font-name-asian="メイリオ" style:font-size-asian="9pt" style:language-asian="ja" style:country-asian="JP" style:font-size-complex="9pt"/>
    </style:style>
    <style:style style:name="P1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d5e58" style:font-name-asian="メイリオ" style:font-size-asian="9pt" style:language-asian="ja" style:country-asian="JP" style:font-size-complex="9pt"/>
    </style:style>
    <style:style style:name="P1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f31e0" style:font-name-asian="メイリオ" style:font-size-asian="9pt" style:language-asian="ja" style:country-asian="JP" style:font-size-complex="9pt"/>
    </style:style>
    <style:style style:name="P1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4f1ff" style:font-name-asian="メイリオ" style:font-size-asian="9pt" style:language-asian="ja" style:country-asian="JP" style:font-size-complex="9pt"/>
    </style:style>
    <style:style style:name="P1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97fda" style:font-name-asian="メイリオ" style:font-size-asian="9pt" style:language-asian="ja" style:country-asian="JP" style:font-size-complex="9pt"/>
    </style:style>
    <style:style style:name="P1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f6efb8" style:font-name-asian="メイリオ" style:font-size-asian="9pt" style:language-asian="ja" style:country-asian="JP" style:font-size-complex="9pt"/>
    </style:style>
    <style:style style:name="P1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1c44b" style:font-name-asian="メイリオ" style:font-size-asian="9pt" style:language-asian="ja" style:country-asian="JP" style:font-size-complex="9pt"/>
    </style:style>
    <style:style style:name="P1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31eea" style:font-name-asian="メイリオ" style:font-size-asian="9pt" style:language-asian="ja" style:country-asian="JP" style:font-size-complex="9pt"/>
    </style:style>
    <style:style style:name="P1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41d0d" style:font-name-asian="メイリオ" style:font-size-asian="9pt" style:language-asian="ja" style:country-asian="JP" style:font-size-complex="9pt"/>
    </style:style>
    <style:style style:name="P1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5c779" style:font-name-asian="メイリオ" style:font-size-asian="9pt" style:language-asian="ja" style:country-asian="JP" style:font-size-complex="9pt"/>
    </style:style>
    <style:style style:name="P1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6731" style:font-name-asian="メイリオ" style:font-size-asian="9pt" style:language-asian="ja" style:country-asian="JP" style:font-size-complex="9pt"/>
    </style:style>
    <style:style style:name="P1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ef03" style:font-name-asian="メイリオ" style:font-size-asian="9pt" style:language-asian="ja" style:country-asian="JP" style:font-size-complex="9pt"/>
    </style:style>
    <style:style style:name="P1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fe560" style:font-name-asian="メイリオ" style:font-size-asian="9pt" style:language-asian="ja" style:country-asian="JP" style:font-size-complex="9pt"/>
    </style:style>
    <style:style style:name="P1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3d8f1" style:font-name-asian="メイリオ" style:font-size-asian="9pt" style:language-asian="ja" style:country-asian="JP" style:font-size-complex="9pt"/>
    </style:style>
    <style:style style:name="P1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6cbaa" style:font-name-asian="メイリオ" style:font-size-asian="9pt" style:language-asian="ja" style:country-asian="JP" style:font-size-complex="9pt"/>
    </style:style>
    <style:style style:name="P1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7a222" style:font-name-asian="メイリオ" style:font-size-asian="9pt" style:language-asian="ja" style:country-asian="JP" style:font-size-complex="9pt"/>
    </style:style>
    <style:style style:name="P1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87238" style:font-name-asian="メイリオ" style:font-size-asian="9pt" style:language-asian="ja" style:country-asian="JP" style:font-size-complex="9pt"/>
    </style:style>
    <style:style style:name="P1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a6815" style:font-name-asian="メイリオ" style:font-size-asian="9pt" style:language-asian="ja" style:country-asian="JP" style:font-size-complex="9pt"/>
    </style:style>
    <style:style style:name="P1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3b30" style:font-name-asian="メイリオ" style:font-size-asian="9pt" style:language-asian="ja" style:country-asian="JP" style:font-size-complex="9pt"/>
    </style:style>
    <style:style style:name="P1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fd99" style:font-name-asian="メイリオ" style:font-size-asian="9pt" style:language-asian="ja" style:country-asian="JP" style:font-size-complex="9pt"/>
    </style:style>
    <style:style style:name="P1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ef2a1" style:font-name-asian="メイリオ" style:font-size-asian="9pt" style:language-asian="ja" style:country-asian="JP" style:font-size-complex="9pt"/>
    </style:style>
    <style:style style:name="P1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9060" style:font-name-asian="メイリオ" style:font-size-asian="9pt" style:language-asian="ja" style:country-asian="JP" style:font-size-complex="9pt"/>
    </style:style>
    <style:style style:name="P1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a7ea" style:font-name-asian="メイリオ" style:font-size-asian="9pt" style:language-asian="ja" style:country-asian="JP" style:font-size-complex="9pt"/>
    </style:style>
    <style:style style:name="P1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198de" style:font-name-asian="メイリオ" style:font-size-asian="9pt" style:language-asian="ja" style:country-asian="JP" style:font-size-complex="9pt"/>
    </style:style>
    <style:style style:name="P1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62292" style:font-name-asian="メイリオ" style:font-size-asian="9pt" style:language-asian="ja" style:country-asian="JP" style:font-size-complex="9pt"/>
    </style:style>
    <style:style style:name="P1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f42ce" style:font-name-asian="メイリオ" style:font-size-asian="9pt" style:language-asian="ja" style:country-asian="JP" style:font-size-complex="9pt"/>
    </style:style>
    <style:style style:name="P1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1d975" style:font-name-asian="メイリオ" style:font-size-asian="9pt" style:language-asian="ja" style:country-asian="JP" style:font-size-complex="9pt"/>
    </style:style>
    <style:style style:name="P1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3c685" style:font-name-asian="メイリオ" style:font-size-asian="9pt" style:language-asian="ja" style:country-asian="JP" style:font-size-complex="9pt"/>
    </style:style>
    <style:style style:name="P1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65e45" style:font-name-asian="メイリオ" style:font-size-asian="9pt" style:language-asian="ja" style:country-asian="JP" style:font-size-complex="9pt"/>
    </style:style>
    <style:style style:name="P1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648f" style:font-name-asian="メイリオ" style:font-size-asian="9pt" style:language-asian="ja" style:country-asian="JP" style:font-size-complex="9pt"/>
    </style:style>
    <style:style style:name="P1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8514" style:font-name-asian="メイリオ" style:font-size-asian="9pt" style:language-asian="ja" style:country-asian="JP" style:font-size-complex="9pt"/>
    </style:style>
    <style:style style:name="P1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14904" style:font-name-asian="メイリオ" style:font-size-asian="9pt" style:language-asian="ja" style:country-asian="JP" style:font-size-complex="9pt"/>
    </style:style>
    <style:style style:name="P1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2ecef" style:font-name-asian="メイリオ" style:font-size-asian="9pt" style:language-asian="ja" style:country-asian="JP" style:font-size-complex="9pt"/>
    </style:style>
    <style:style style:name="P1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61f8d" style:font-name-asian="メイリオ" style:font-size-asian="9pt" style:language-asian="ja" style:country-asian="JP" style:font-size-complex="9pt"/>
    </style:style>
    <style:style style:name="P1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84380" style:font-name-asian="メイリオ" style:font-size-asian="9pt" style:language-asian="ja" style:country-asian="JP" style:font-size-complex="9pt"/>
    </style:style>
    <style:style style:name="P1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db8d3" style:font-name-asian="メイリオ" style:font-size-asian="9pt" style:language-asian="ja" style:country-asian="JP" style:font-size-complex="9pt"/>
    </style:style>
    <style:style style:name="P1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36cd3" style:font-name-asian="メイリオ" style:font-size-asian="9pt" style:language-asian="ja" style:country-asian="JP" style:font-size-complex="9pt"/>
    </style:style>
    <style:style style:name="P1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417e4" style:font-name-asian="メイリオ" style:font-size-asian="9pt" style:language-asian="ja" style:country-asian="JP" style:font-size-complex="9pt"/>
    </style:style>
    <style:style style:name="P1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5bbba" style:font-name-asian="メイリオ" style:font-size-asian="9pt" style:language-asian="ja" style:country-asian="JP" style:font-size-complex="9pt"/>
    </style:style>
    <style:style style:name="P1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9fc89" style:font-name-asian="メイリオ" style:font-size-asian="9pt" style:language-asian="ja" style:country-asian="JP" style:font-size-complex="9pt"/>
    </style:style>
    <style:style style:name="P1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b3c43" style:font-name-asian="メイリオ" style:font-size-asian="9pt" style:language-asian="ja" style:country-asian="JP" style:font-size-complex="9pt"/>
    </style:style>
    <style:style style:name="P185"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2299481" officeooo:paragraph-rsid="02b80ade" style:font-name-asian="メイリオ" style:font-size-asian="9pt" style:language-asian="ja" style:country-asian="JP" style:font-size-complex="9pt"/>
    </style:style>
    <style:style style:name="P186"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84380" style:font-name-asian="メイリオ" style:font-size-asian="9pt" style:language-asian="ja" style:country-asian="JP" style:font-size-complex="9pt"/>
    </style:style>
    <style:style style:name="P187"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db8d3" style:font-name-asian="メイリオ" style:font-size-asian="9pt" style:language-asian="ja" style:country-asian="JP" style:font-size-complex="9pt"/>
    </style:style>
    <style:style style:name="P188"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34db8d3" officeooo:paragraph-rsid="034db8d3" style:font-name-asian="メイリオ" style:font-size-asian="9pt" style:language-asian="ja" style:country-asian="JP" style:font-size-complex="9pt"/>
    </style:style>
    <style:style style:name="P189"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190"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191"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92"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ec5d7" style:font-name-asian="メイリオ" style:font-size-asian="9pt" style:language-asian="ja" style:country-asian="JP" style:font-size-complex="9pt"/>
    </style:style>
    <style:style style:name="P193"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194" style:family="paragraph" style:parent-style-name="Standard">
      <style:paragraph-properties fo:margin-left="0cm" fo:margin-right="0cm" fo:line-height="0.423cm" fo:text-align="center" style:justify-single-word="false"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95"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196" style:family="paragraph" style:parent-style-name="Standard">
      <style:paragraph-properties fo:margin-left="0cm" fo:margin-right="0cm" fo:line-height="0.423cm" fo:text-indent="0cm" style:auto-text-indent="false" style:writing-mode="lr-tb"/>
      <style:text-properties fo:color="#ff0000" style:font-name="メイリオ" fo:font-size="9pt" officeooo:rsid="02299481" officeooo:paragraph-rsid="02b9a205" style:font-name-asian="メイリオ" style:font-size-asian="9pt" style:language-asian="ja" style:country-asian="JP" style:font-size-complex="9pt"/>
    </style:style>
    <style:style style:name="P197"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5738a" officeooo:paragraph-rsid="02c5738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2f33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72b35"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df9ba" officeooo:paragraph-rsid="02ddf9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f845a" officeooo:paragraph-rsid="02df84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0c6d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83106" officeooo:paragraph-rsid="02e831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bbc46" officeooo:paragraph-rsid="02ebbc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cdeab"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d759b" officeooo:paragraph-rsid="02ed759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e338b" officeooo:paragraph-rsid="02ee338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0b9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aef0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fe5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12dd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3a34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843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9ff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36c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417e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9fc8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60038" officeooo:paragraph-rsid="030600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61dd0"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3"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231b23" officeooo:paragraph-rsid="03231b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1c44b" officeooo:paragraph-rsid="0301c4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37e17"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db8d3"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e8c08" officeooo:paragraph-rsid="034e8c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48cd2" officeooo:paragraph-rsid="03348c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c4bd1" officeooo:paragraph-rsid="034c4bd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6"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2ee338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161dd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64" style:family="paragraph" style:parent-style-name="Standard">
      <style:paragraph-properties fo:margin-left="2.54cm" fo:margin-right="0cm" fo:line-height="0.423cm" fo:text-align="start" style:justify-single-word="false" fo:text-indent="0cm" style:auto-text-indent="false" style:writing-mode="lr-tb"/>
      <style:text-properties fo:color="#000000" style:font-name="メイリオ" fo:font-size="9pt" officeooo:rsid="02299481" style:font-name-asian="メイリオ" style:font-size-asian="9pt" style:language-asian="ja" style:country-asian="JP" style:font-size-complex="9pt"/>
    </style:style>
    <style:style style:name="P265" style:family="paragraph" style:parent-style-name="Standard" style:list-style-name="L1">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66" style:family="paragraph" style:parent-style-name="Standard" style:list-style-name="L1">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267" style:family="paragraph" style:parent-style-name="Standard" style:list-style-name="L2">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68" style:family="paragraph" style:parent-style-name="Standard" style:list-style-name="L2">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269" style:family="paragraph" style:parent-style-name="Standard" style:list-style-name="L3">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70" style:family="paragraph" style:parent-style-name="Standard" style:list-style-name="L4">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71" style:family="paragraph" style:parent-style-name="Standard" style:list-style-name="L5">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72" style:family="paragraph" style:parent-style-name="Standard" style:list-style-name="L6">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73" style:family="paragraph" style:parent-style-name="Standard" style:list-style-name="L7">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274" style:family="paragraph" style:parent-style-name="Standard">
      <style:paragraph-properties fo:line-height="0.423cm" fo:text-align="start"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27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27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27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27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fdc89" style:font-name-asian="メイリオ" style:font-size-asian="9pt" style:language-asian="ja" style:country-asian="JP" style:font-size-complex="9pt"/>
    </style:style>
    <style:style style:name="P279" style:family="paragraph" style:parent-style-name="Standard">
      <style:paragraph-properties fo:line-height="0.423cm"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280" style:family="paragraph" style:parent-style-name="Standard">
      <style:paragraph-properties fo:line-height="0.423cm"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281" style:family="paragraph" style:parent-style-name="Standard">
      <style:paragraph-properties fo:line-height="0.423cm"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282" style:family="paragraph" style:parent-style-name="Standard">
      <style:paragraph-properties fo:line-height="0.423cm" style:writing-mode="lr-tb"/>
      <style:text-properties fo:color="#000000" style:font-name="メイリオ" fo:font-size="9pt" officeooo:rsid="0300b980" officeooo:paragraph-rsid="033a3413" style:font-name-asian="メイリオ" style:font-size-asian="9pt" style:language-asian="ja" style:country-asian="JP" style:font-size-complex="9pt"/>
    </style:style>
    <style:style style:name="P283" style:family="paragraph" style:parent-style-name="Standard">
      <style:paragraph-properties fo:line-height="0.423cm" style:writing-mode="lr-tb"/>
      <style:text-properties fo:color="#000000" style:font-name="メイリオ" fo:font-size="9pt" officeooo:rsid="0300b980" officeooo:paragraph-rsid="03484380" style:font-name-asian="メイリオ" style:font-size-asian="9pt" style:language-asian="ja" style:country-asian="JP" style:font-size-complex="9pt"/>
    </style:style>
    <style:style style:name="P284" style:family="paragraph" style:parent-style-name="Standard">
      <style:paragraph-properties fo:line-height="0.423cm" style:writing-mode="lr-tb"/>
      <style:text-properties fo:color="#000000" style:font-name="メイリオ" fo:font-size="9pt" officeooo:rsid="0300b980" officeooo:paragraph-rsid="0349ff32" style:font-name-asian="メイリオ" style:font-size-asian="9pt" style:language-asian="ja" style:country-asian="JP" style:font-size-complex="9pt"/>
    </style:style>
    <style:style style:name="P285" style:family="paragraph" style:parent-style-name="Standard">
      <style:paragraph-properties fo:line-height="0.423cm" style:writing-mode="lr-tb"/>
      <style:text-properties fo:color="#000000" style:font-name="メイリオ" fo:font-size="9pt" officeooo:rsid="0300b980" officeooo:paragraph-rsid="03536cd3" style:font-name-asian="メイリオ" style:font-size-asian="9pt" style:language-asian="ja" style:country-asian="JP" style:font-size-complex="9pt"/>
    </style:style>
    <style:style style:name="P286" style:family="paragraph" style:parent-style-name="Standard">
      <style:paragraph-properties fo:line-height="0.423cm" style:writing-mode="lr-tb"/>
      <style:text-properties fo:color="#000000" style:font-name="メイリオ" fo:font-size="9pt" officeooo:rsid="0300b980" officeooo:paragraph-rsid="035417e4" style:font-name-asian="メイリオ" style:font-size-asian="9pt" style:language-asian="ja" style:country-asian="JP" style:font-size-complex="9pt"/>
    </style:style>
    <style:style style:name="P287" style:family="paragraph" style:parent-style-name="Standard">
      <style:paragraph-properties fo:line-height="0.423cm" style:writing-mode="lr-tb"/>
      <style:text-properties fo:color="#000000" style:font-name="メイリオ" fo:font-size="9pt" officeooo:rsid="0300b980" officeooo:paragraph-rsid="0359fc89" style:font-name-asian="メイリオ" style:font-size-asian="9pt" style:language-asian="ja" style:country-asian="JP" style:font-size-complex="9pt"/>
    </style:style>
    <style:style style:name="P288" style:family="paragraph" style:parent-style-name="Standard" style:list-style-name="L1">
      <style:paragraph-properties fo:line-height="0.423cm" style:writing-mode="lr-tb"/>
      <style:text-properties officeooo:paragraph-rsid="02a8111a"/>
    </style:style>
    <style:style style:name="P289" style:family="paragraph" style:parent-style-name="Standard" style:list-style-name="L7">
      <style:paragraph-properties fo:line-height="0.423cm" style:writing-mode="lr-tb"/>
    </style:style>
    <style:style style:name="P290" style:family="paragraph" style:parent-style-name="Standard">
      <style:paragraph-properties fo:line-height="0.423cm" fo:text-align="start" style:justify-single-word="false" style:writing-mode="lr-tb"/>
      <style:text-properties fo:color="#2a6099" style:font-name="メイリオ" fo:font-size="9pt" officeooo:rsid="02299481" style:font-name-asian="メイリオ" style:font-size-asian="9pt" style:language-asian="ja" style:country-asian="JP" style:font-size-complex="9pt"/>
    </style:style>
    <style:style style:name="P29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fc78b" style:font-name-asian="メイリオ" style:font-size-asian="9pt" style:language-asian="ja" style:country-asian="JP" style:font-size-complex="9pt"/>
    </style:style>
    <style:style style:name="P29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08637" style:font-name-asian="メイリオ" style:font-size-asian="9pt" style:language-asian="ja" style:country-asian="JP" style:font-size-complex="9pt"/>
    </style:style>
    <style:style style:name="P29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6727a" style:font-name-asian="メイリオ" style:font-size-asian="9pt" style:language-asian="ja" style:country-asian="JP" style:font-size-complex="9pt"/>
    </style:style>
    <style:style style:name="P29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afb21" style:font-name-asian="メイリオ" style:font-size-asian="9pt" style:language-asian="ja" style:country-asian="JP" style:font-size-complex="9pt"/>
    </style:style>
    <style:style style:name="P29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0169e" style:font-name-asian="メイリオ" style:font-size-asian="9pt" style:language-asian="ja" style:country-asian="JP" style:font-size-complex="9pt"/>
    </style:style>
    <style:style style:name="P29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33f03" style:font-name-asian="メイリオ" style:font-size-asian="9pt" style:language-asian="ja" style:country-asian="JP" style:font-size-complex="9pt"/>
    </style:style>
    <style:style style:name="P29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4bb38" style:font-name-asian="メイリオ" style:font-size-asian="9pt" style:language-asian="ja" style:country-asian="JP" style:font-size-complex="9pt"/>
    </style:style>
    <style:style style:name="P2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fc78b" style:font-name-asian="メイリオ" style:font-size-asian="9pt" style:language-asian="ja" style:country-asian="JP" style:font-size-complex="9pt"/>
    </style:style>
    <style:style style:name="P2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08637" style:font-name-asian="メイリオ" style:font-size-asian="9pt" style:language-asian="ja" style:country-asian="JP" style:font-size-complex="9pt"/>
    </style:style>
    <style:style style:name="P3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6727a" style:font-name-asian="メイリオ" style:font-size-asian="9pt" style:language-asian="ja" style:country-asian="JP" style:font-size-complex="9pt"/>
    </style:style>
    <style:style style:name="P3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afb21" style:font-name-asian="メイリオ" style:font-size-asian="9pt" style:language-asian="ja" style:country-asian="JP" style:font-size-complex="9pt"/>
    </style:style>
    <style:style style:name="P3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0169e" style:font-name-asian="メイリオ" style:font-size-asian="9pt" style:language-asian="ja" style:country-asian="JP" style:font-size-complex="9pt"/>
    </style:style>
    <style:style style:name="P3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4bb38" style:font-name-asian="メイリオ" style:font-size-asian="9pt" style:language-asian="ja" style:country-asian="JP" style:font-size-complex="9pt"/>
    </style:style>
    <style:style style:name="P304" style:family="paragraph" style:parent-style-name="Standard">
      <style:paragraph-properties fo:line-height="0.423cm" fo:text-align="start" style:justify-single-word="false"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5e000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2676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8dc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officeooo:rsid="02c9f216" style:language-asian="ja" style:country-asian="JP"/>
    </style:style>
    <style:style style:name="T5" style:family="text">
      <style:text-properties officeooo:rsid="02e21314" style:language-asian="ja" style:country-asian="JP"/>
    </style:style>
    <style:style style:name="T6" style:family="text">
      <style:text-properties officeooo:rsid="02e36104" style:language-asian="ja" style:country-asian="JP"/>
    </style:style>
    <style:style style:name="T7" style:family="text">
      <style:text-properties officeooo:rsid="02e476a2" style:language-asian="ja" style:country-asian="JP"/>
    </style:style>
    <style:style style:name="T8" style:family="text">
      <style:text-properties officeooo:rsid="02e6f0ed" style:language-asian="ja" style:country-asian="JP"/>
    </style:style>
    <style:style style:name="T9" style:family="text">
      <style:text-properties officeooo:rsid="02ebbc46" style:language-asian="ja" style:country-asian="JP"/>
    </style:style>
    <style:style style:name="T10" style:family="text">
      <style:text-properties officeooo:rsid="02ecdeab" style:language-asian="ja" style:country-asian="JP"/>
    </style:style>
    <style:style style:name="T11" style:family="text">
      <style:text-properties officeooo:rsid="02ed759b" style:language-asian="ja" style:country-asian="JP"/>
    </style:style>
    <style:style style:name="T12" style:family="text">
      <style:text-properties officeooo:rsid="02ee338b" style:language-asian="ja" style:country-asian="JP"/>
    </style:style>
    <style:style style:name="T13" style:family="text">
      <style:text-properties officeooo:rsid="03060038" style:language-asian="ja" style:country-asian="JP"/>
    </style:style>
    <style:style style:name="T14" style:family="text">
      <style:text-properties fo:color="#ce181e"/>
    </style:style>
    <style:style style:name="T15" style:family="text">
      <style:text-properties fo:color="#ce181e" style:language-asian="ja" style:country-asian="JP"/>
    </style:style>
    <style:style style:name="T16" style:family="text">
      <style:text-properties fo:color="#ce181e" style:font-name="メイリオ" fo:font-size="9pt" officeooo:rsid="02aea516" style:font-name-asian="メイリオ" style:font-size-asian="9pt" style:language-asian="ja" style:country-asian="JP" style:font-size-complex="9pt"/>
    </style:style>
    <style:style style:name="T17" style:family="text">
      <style:text-properties fo:color="#0000ff"/>
    </style:style>
    <style:style style:name="T18" style:family="text">
      <style:text-properties fo:color="#000000" style:font-name="メイリオ" fo:font-size="9pt" officeooo:rsid="02299481" style:font-name-asian="メイリオ" style:font-size-asian="9pt" style:language-asian="ja" style:country-asian="JP" style:font-size-complex="9pt"/>
    </style:style>
    <style:style style:name="T19" style:family="text">
      <style:text-properties fo:color="#000000" style:font-name="メイリオ" fo:font-size="9pt" officeooo:rsid="02accf8c" style:font-name-asian="メイリオ" style:font-size-asian="9pt" style:language-asian="ja" style:country-asian="JP" style:font-size-complex="9pt"/>
    </style:style>
    <style:style style:name="T20" style:family="text">
      <style:text-properties officeooo:rsid="02b2e4d2"/>
    </style:style>
    <style:style style:name="T21" style:family="text">
      <style:text-properties fo:font-variant="normal" fo:text-transform="none" fo:letter-spacing="normal" style:font-style-asian="normal" style:font-weight-asian="normal"/>
    </style:style>
    <style:style style:name="T22" style:family="text">
      <style:text-properties fo:font-variant="normal" fo:text-transform="none" fo:letter-spacing="normal" style:language-asian="ja" style:country-asian="JP" style:font-style-asian="normal" style:font-weight-asian="normal"/>
    </style:style>
    <style:style style:name="T23" style:family="text">
      <style:text-properties fo:color="#ff0000"/>
    </style:style>
    <style:style style:name="T24" style:family="text">
      <style:text-properties officeooo:rsid="02e0c6d6"/>
    </style:style>
    <style:style style:name="T25" style:family="text">
      <style:text-properties officeooo:rsid="02fecc64"/>
    </style:style>
    <style:style style:name="T26" style:family="text">
      <style:text-properties officeooo:rsid="0300b980"/>
    </style:style>
    <style:style style:name="T27" style:family="text">
      <style:text-properties style:font-name="メイリオ" style:font-name-asian="メイリオ"/>
    </style:style>
    <style:style style:name="T28" style:family="text">
      <style:text-properties style:font-name="メイリオ" officeooo:rsid="0300b980" style:font-name-asian="メイリオ"/>
    </style:style>
    <style:style style:name="T29" style:family="text">
      <style:text-properties style:font-name="メイリオ" officeooo:rsid="03092c4a" style:font-name-asian="メイリオ"/>
    </style:style>
    <style:style style:name="T30" style:family="text">
      <style:text-properties officeooo:rsid="0314a378"/>
    </style:style>
    <style:style style:name="T31" style:family="text">
      <style:text-properties officeooo:rsid="03161dd0"/>
    </style:style>
    <style:style style:name="T32" style:family="text">
      <style:text-properties officeooo:rsid="03337e17"/>
    </style:style>
    <style:style style:name="T33" style:family="text">
      <style:text-properties officeooo:rsid="03348cd2"/>
    </style:style>
    <style:style style:name="T34" style:family="text">
      <style:text-properties officeooo:rsid="033c006e"/>
    </style:style>
    <style:style style:name="T35" style:family="text">
      <style:text-properties officeooo:rsid="03414904"/>
    </style:style>
    <style:style style:name="T36" style:family="text">
      <style:text-properties officeooo:rsid="034c4bd1"/>
    </style:style>
    <style:style style:name="T37" style:family="text">
      <style:text-properties officeooo:rsid="034db8d3"/>
    </style:style>
    <style:style style:name="T38" style:family="text">
      <style:text-properties officeooo:rsid="034e8c08"/>
    </style:style>
    <style:style style:name="T39" style:family="text">
      <style:text-properties officeooo:rsid="0356fd04"/>
    </style:style>
    <style:style style:name="T40" style:family="text">
      <style:text-properties officeooo:rsid="035c6476"/>
    </style:style>
    <style:style style:name="T41" style:family="text">
      <style:text-properties officeooo:rsid="035e000f"/>
    </style:style>
    <style:style style:name="T42" style:family="text">
      <style:text-properties officeooo:rsid="0365898f"/>
    </style:style>
    <style:style style:name="T43" style:family="text">
      <style:text-properties officeooo:rsid="0374bb38"/>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78">はじめに</text:p>
      <text:p text:style-name="P72"/>
      <text:p text:style-name="P79">この文章は RISC-V の命令マニュアルを @shibatchii がRISC-Vアーキテクチャ勉強のためメモしながら訳しているものです。</text:p>
      <text:p text:style-name="P79">原文は <text:a xlink:type="simple" xlink:href="https://riscv.org/specifications/" text:style-name="Internet_20_link" text:visited-style-name="Visited_20_Internet_20_Link">https://riscv.org/specifications/</text:a> にある riscv-privileged-v1.10.pdf です。</text:p>
      <text:p text:style-name="P79"/>
      <text:p text:style-name="P79">原文のライセンス表示</text:p>
      <text:p text:style-name="P79">”The RISC-V Instruction Set Manual, Volume II: Privileged Architecture, Version</text:p>
      <text:p text:style-name="P52">1.10", Editors Andrew Waterman and Krste Asanovi#c, RISC-V Foundation, May 2017.</text:p>
      <text:p text:style-name="P79"/>
      <text:p text:style-name="P79">Creative Commons Attribution 4.0 International License</text:p>
      <text:p text:style-name="P79"/>
      <text:p text:style-name="P79"/>
      <text:p text:style-name="P79">この日本語訳のライセンスも原文のライセンスを引き継いで</text:p>
      <text:p text:style-name="P84">RISC-V命令セットマニュアル 第二巻：特権付きアーキテクチャ、文書 1.10版 日本語訳 @shibatchii</text:p>
      <text:p text:style-name="P83">Creative Commons Attribution 4.0 International License</text:p>
      <text:p text:style-name="P83">です。</text:p>
      <text:p text:style-name="P83"/>
      <text:p text:style-name="P83"><text:a xlink:type="simple" xlink:href="https://github.com/shibatchii/RISC-V" text:style-name="Internet_20_link" text:visited-style-name="Visited_20_Internet_20_Link">https://github.com/shibatchii/RISC-V</text:a></text:p>
      <text:p text:style-name="P85">に置いてあります。</text:p>
      <text:p text:style-name="P85"/>
      <text:p text:style-name="P83"/>
      <text:p text:style-name="P80">英語は得意でないので誤訳等あるかもしれません。ご指摘歓迎です。</text:p>
      <text:p text:style-name="P80">Twitter: @shibatchii</text:p>
      <text:p text:style-name="P80"/>
      <text:p text:style-name="P80">Google翻訳、Bing翻訳、Webilo翻訳、Exclite翻訳 を併用しながら翻訳し、勉強しています。</text:p>
      <text:p text:style-name="P80"/>
      <text:p text:style-name="P75">まずは意味が分からないところもあるかもしれませんが、ざっくり訳して2周位回ればまともになるかなと。</text:p>
      <text:p text:style-name="P81">体裁とかは後で整えようと思います。</text:p>
      <text:p text:style-name="P80"/>
      <text:p text:style-name="P80"/>
      <text:p text:style-name="P80">文章は以下の様に色分けしてます。</text:p>
      <text:p text:style-name="P80"/>
      <text:p text:style-name="P80">黒文字：翻訳した文書。</text:p>
      <text:p text:style-name="P80"><text:span text:style-name="T14">赤文字</text:span>：@shibatchiiコメント。わからないところとか、こう解釈したとか。</text:p>
      <text:p text:style-name="P80"><text:span text:style-name="T17">青文字</text:span>：RISC-Vにあまり関係なし。訳した日付とか、集中力が切れた時に書くヨタ話とか。</text:p>
      <text:p text:style-name="P80"/>
      <text:p text:style-name="P82"/>
      <text:p text:style-name="P80">2018/09/28 <text:s/>@shibatchii</text:p>
      <text:p text:style-name="P80"/>
      <text:p text:style-name="P86"/>
      <text:p text:style-name="P73"/>
      <text:p text:style-name="P73"/>
      <text:p text:style-name="P73"/>
      <text:p text:style-name="P73"/>
      <text:p text:style-name="P73"/>
      <text:p text:style-name="P73">RISC-V命令セットマニュアル第2巻：特権付きアーキテクチャ</text:p>
      <text:p text:style-name="P73">特権アーキテクチャバージョン1.10</text:p>
      <text:p text:style-name="P73">ドキュメントバージョン1.10</text:p>
      <text:p text:style-name="P73"/>
      <text:p text:style-name="P73">警告！ このドラフト仕様は、RISC-V <text:span text:style-name="T2">財団</text:span>によって標準として承認される前に変更される可能性があります。</text:p>
      <text:p text:style-name="P74">編集者はこの仕様の今後の変更が順方向互換になるよう意図していますが、</text:p>
      <text:p text:style-name="P74">この仕様書の実装が将来の標準に準拠しない可能性があります。</text:p>
      <text:p text:style-name="P73"/>
      <text:p text:style-name="P73">編集者：<text:span text:style-name="T1">アンドリュー ウォーターマン</text:span><text:span text:style-name="T2">1</text:span>、<text:span text:style-name="T1">クレステ アサノビッチ</text:span><text:span text:style-name="T2">1,2</text:span></text:p>
      <text:p text:style-name="P73"><text:span text:style-name="T2">1</text:span>SiFive Inc.、</text:p>
      <text:p text:style-name="P73"><text:span text:style-name="T2">2</text:span>カリフォルニア大学バークレー校EECS学科CS課</text:p>
      <text:p text:style-name="P73">andrew@sifive.com、krste@berkeley.edu</text:p>
      <text:p text:style-name="P73">2017年5月7日</text:p>
      <text:p text:style-name="P73"/>
      <text:p text:style-name="P77"/>
      <text:p text:style-name="P87"/>
      <text:p text:style-name="P76"/>
      <text:p text:style-name="P50">アルファベット順の仕様全バージョン貢献者（訂正があれば編集者に連絡してください）：</text:p>
      <text:p text:style-name="P50">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50"/>
      <text:p text:style-name="P50">このドキュメントはクリエイティブコモンズ帰属4.0国際ライセンスの下で公開されています。</text:p>
      <text:p text:style-name="P50"/>
      <text:p text:style-name="P51">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50"/>
      <text:p text:style-name="P51">次のように引用してください：「RISC-V命令セットマニュアル、第2巻：特権アーキテクチャ、バージョン 1.10」、編集者アンドリュー・ウォーターマンとクレステ・アサノビック、RISC-V 財団、2017年5月。</text:p>
      <text:p text:style-name="P71"/>
      <text:p text:style-name="P71"/>
      <text:p text:style-name="P53"><text:span text:style-name="T15">配布条件はこれですね。</text:span><text:a xlink:type="simple" xlink:href="https://creativecommons.org/licenses/by/4.0/deed.ja" text:style-name="Internet_20_link" text:visited-style-name="Visited_20_Internet_20_Link"><text:span text:style-name="T14">https://creativecommons.org/licenses/by/4.0/deed.ja</text:span></text:a></text:p>
      <text:p text:style-name="P44">制限が少ない大変良いですね。</text:p>
      <text:p text:style-name="P3"/>
      <text:p text:style-name="P54">--2018/10/12</text:p>
      <text:p text:style-name="P4"/>
      <text:p text:style-name="P4"/>
      <text:p text:style-name="P4"/>
      <text:p text:style-name="P88"/>
      <text:p text:style-name="P4">序文</text:p>
      <text:p text:style-name="P4"/>
      <text:p text:style-name="P4">これは、RISC-V特権アーキテクチャ提案のバージョン1.10です。</text:p>
      <text:p text:style-name="P4">  バージョン1.9.1からの変更点：</text:p>
      <text:p text:style-name="P4"/>
      <text:list xml:id="list1808529579" text:style-name="L1">
        <text:list-item>
          <text:p text:style-name="P265">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p>
        </text:list-item>
        <text:list-item>
          <text:p text:style-name="P265">シャドーCSRアドレスに関する明示的な規則は、CSRスペースを再利用するために削除されました。</text:p>
          <text:p text:style-name="P265">シャドーCSRsは、必要に応じて追加することができます。</text:p>
        </text:list-item>
        <text:list-item>
          <text:p text:style-name="P266">mvendoridレジスタには、財団が提供するコードとは対照的に、コアプロバイダのJEDECコードが含まれるようになりました。</text:p>
          <text:p text:style-name="P288"><text:span text:style-name="T18">これにより、財団からの冗長性とオフロード作業が回避されます。 </text:span><text:span text:style-name="T16">←JEDECコードってなんじゃろ？</text:span></text:p>
        </text:list-item>
      </text:list>
      <text:list xml:id="list1552193401" text:style-name="L2">
        <text:list-item>
          <text:p text:style-name="P267">割込み可能なスタック規律は単純化されています。</text:p>
        </text:list-item>
        <text:list-item>
          <text:p text:style-name="P267">監督者モードとユーザモードで使用されるベースISAを変更するためのオプションのメカニズムがmstatus CSRに追加されました。misa の以前にBaseと呼ばれていたフィールドは、整合性のためにMXLに改名されました。</text:p>
        </text:list-item>
        <text:list-item>
          <text:p text:style-name="P267">mstatusの追加の拡張状態のステータスフィールドを要約するためにXSを使用することを明確にしました。</text:p>
        </text:list-item>
        <text:list-item>
          <text:p text:style-name="P267">mtvecおよびstvec CSRsには、オプションのベクタ割り込みのサポートが追加されています。</text:p>
        </text:list-item>
        <text:list-item>
          <text:p text:style-name="P267">mip CSRのSEIPビットとUEIPビットは、外部割り込みのソフトウェア注入をサポートするために再定義されています。</text:p>
        </text:list-item>
        <text:list-item>
          <text:p text:style-name="P267">mbadaddrレジスタはより一般的なmtvalレジスタに含まれています。これにより、命令エミュレーションの速度を上げるために不正な命令フォルトで不良命令ビットを取り込むことができます。</text:p>
        </text:list-item>
        <text:list-item>
          <text:p text:style-name="P268">仮想メモリ構成をsptbr（now satp）に移行する過程の一環として、マシンモードのベースと境界の変換と保護のスキームが仕様から削除されました。</text:p>
          <text:p text:style-name="P268">ベースとバインドされたスキームのモチベーションのいくつかはPMPレジスタでカバーされていますが、mstatusで利用可能なまま残っていれば、後で役立ちます。</text:p>
        </text:list-item>
      </text:list>
      <text:list xml:id="list3597717752" text:style-name="L3">
        <text:list-item>
          <text:p text:style-name="P269">Mモードのみ、またはMモードとUモードの両方でUモードトラップをサポートしていないシステムでは、medelegレジスタとmidelegレジスタは存在しませんでしたが、以前はゼロを返していました。</text:p>
        </text:list-item>
        <text:list-item>
          <text:p text:style-name="P269">仮想メモリページ違反は、物理メモリアクセス例外とは別のmcause値を持つようになりました。</text:p>
        </text:list-item>
      </text:list>
      <text:p text:style-name="P5"><text:s text:c="5"/>ページ違反例外は、PMAおよびPMPチェックによって生成された例外を委任することなく、</text:p>
      <text:p text:style-name="P5"><text:s text:c="5"/>Sモードに委任できるようになりました。</text:p>
      <text:list xml:id="list3340567450" text:style-name="L4">
        <text:list-item>
          <text:p text:style-name="P270">オプションの物理メモリ保護（PMP）方式が提案されています。</text:p>
        </text:list-item>
        <text:list-item>
          <text:p text:style-name="P270">監督者の仮想メモリ構成は、mstatusレジスタからsptbrレジスタに移動されました。</text:p>
        </text:list-item>
      </text:list>
      <text:p text:style-name="P4">したがって、sptbrレジスタはsatp（監督者アドレスの転送と保護）に名前が変更され、広がった役割が反映されます。</text:p>
      <text:p text:style-name="P4"/>
      <text:p text:style-name="P45">↑レジスタ名は整理しとかないとどれがどれかわからなくなりそう。</text:p>
      <text:p text:style-name="P4"/>
      <text:p text:style-name="P88"/>
      <text:list xml:id="list4259462097" text:style-name="L5">
        <text:list-item>
          <text:p text:style-name="P271">改善されたSFENCE.VMA命令のために、SFENCE.VM命令が削除されました。</text:p>
        </text:list-item>
        <text:list-item>
          <text:p text:style-name="P271">mstatusビットMXRはsstatusを介してSモードにさらされています。</text:p>
        </text:list-item>
        <text:list-item>
          <text:p text:style-name="P271">sstatusのPUMビットの極性は、MXRを含むコードシーケンスを短縮するために反転されています。</text:p>
        </text:list-item>
      </text:list>
      <text:p text:style-name="P4"><text:s text:c="5"/>ビットの名前がSUMに変更されました。</text:p>
      <text:list xml:id="list286073890" text:style-name="L6">
        <text:list-item>
          <text:p text:style-name="P272">ページテーブルエントリのハードウェア管理AccessedビットとDirtyビットはオプションです。簡単な実装では、ソフトウェアをトラップして設定することができます。</text:p>
        </text:list-item>
        <text:list-item>
          <text:p text:style-name="P272">カウンタイネーブル方式が変更されたため、SモードはカウンタのUモードへの可用性を制御できます。</text:p>
        </text:list-item>
        <text:list-item>
          <text:p text:style-name="P272">Sモードでの再帰的仮想化サポートに焦点を当てているため、Hモードは削除されています。</text:p>
        </text:list-item>
        <text:list-item>
          <text:p text:style-name="P272">エンコーディング空間は予約されており、後で再利用することができます。</text:p>
        </text:list-item>
        <text:list-item>
          <text:p text:style-name="P272">Sモード仮想メモリ管理操作をトラップして仮想化パフォーマンスを向上させるメカニズムが追加されました。</text:p>
        </text:list-item>
        <text:list-item>
          <text:p text:style-name="P272">監督者バイナリインターフェイス（SBI）の章が削除され、別の仕様として維持することができます。</text:p>
        </text:list-item>
      </text:list>
      <text:p text:style-name="P4"/>
      <text:p text:style-name="P4"/>
      <text:p text:style-name="P88"/>
      <text:p text:style-name="P4">バージョン1.9.1の序文</text:p>
      <text:p text:style-name="P4"/>
      <text:p text:style-name="P4">これは、RISC-V特権アーキテクチャ提案のバージョン1.9.1です。</text:p>
      <text:p text:style-name="P4">バージョン1.9からの変更点：</text:p>
      <text:p text:style-name="P4"/>
      <text:list xml:id="list2401874198" text:style-name="L7">
        <text:list-item>
          <text:p text:style-name="P273">解説セクションへの多数の追加と改良。</text:p>
        </text:list-item>
        <text:list-item>
          <text:p text:style-name="P273">設定文字列の提案を変更して、デバイスツリーストリングやフラット化されたデバイスツリーなどのさまざまなフォーマットをサポートする検索プロセスを使用します。</text:p>
        </text:list-item>
        <text:list-item>
          <text:p text:style-name="P289"><text:span text:style-name="T19">misa</text:span><text:span text:style-name="T18">は、ベースおよびサポートされているISA拡張の変更をサポートするように、オプションで書き込み可能になりました。</text:span></text:p>
          <text:p text:style-name="P289"><text:span text:style-name="T19">misa</text:span><text:span text:style-name="T18">のCSRアドレスが変更されました。</text:span></text:p>
        </text:list-item>
        <text:list-item>
          <text:p text:style-name="P289"><text:span text:style-name="T18">デバッグモードとデバッグCSR</text:span><text:span text:style-name="T19">s</text:span><text:span text:style-name="T18">の説明が追加されました。</text:span></text:p>
        </text:list-item>
        <text:list-item>
          <text:p text:style-name="P273">ハードウェアパフォーマンス監視スキームを追加しました。</text:p>
          <text:p text:style-name="P273">既存のハードウェアカウンタの処理を簡素化し、カウンタの特権バージョンと対応するデルタレジスタを削除しました。</text:p>
        </text:list-item>
        <text:list-item>
          <text:p text:style-name="P273">ユーザーレベルの割り込みがある場合のSPIEの説明が修正されました。</text:p>
        </text:list-item>
      </text:list>
      <text:p text:style-name="P4"/>
      <text:p text:style-name="P45">↑misaってなんだっけ。後で確認</text:p>
      <text:p text:style-name="P4"/>
      <text:p text:style-name="P4"/>
      <text:p text:style-name="P88"/>
      <text:p text:style-name="P55">-- 1ページ空き、次ページへ</text:p>
      <text:p text:style-name="P4"/>
      <text:p text:style-name="P4"/>
      <text:p text:style-name="P4"/>
      <text:p text:style-name="P88"/>
      <text:p text:style-name="P4">内容</text:p>
      <text:p text:style-name="P4"/>
      <text:p text:style-name="P4">序文</text:p>
      <text:p text:style-name="P4"/>
      <text:p text:style-name="P4">1 はじめに　　　　　　　　　　　　　　　　　　　　　　　　　　　　　　　　　　　　　　　　　　　　　　　　　　　　　1</text:p>
      <text:p text:style-name="P6"><text:s text:c="2"/>1.1 RISC-Vハードウェアプラットフォームの用語。 。 。 。 。 。 。 。 。 。 。 。 。 。 。 。 。 。 。 。 。 。 。 。 。 。 1</text:p>
      <text:p text:style-name="P6"><text:s text:c="2"/>1.2 RISC-V特権ソフトウェアスタック用語。 。 。 。 。 。 。 。 。 。 。 。 。 。 。 。 。 。 。 。 。 。 。 。 。 。 。 。 2</text:p>
      <text:p text:style-name="P4"><text:s text:c="2"/>1.3 特権レベル。 。 。 。 。 。 。 。 。 。 。 。 。 。 。 。 。 。 。 。 。 。 。 。 。 。 。 。 。 。 。 。 。 。 。 。 。 3</text:p>
      <text:p text:style-name="P4"><text:s text:c="2"/>1.4 デバッグモード。 。 。 。 。 。 。 。 。 。 。 。 。 。 。 。 。 。 。 。 。 。 。 。 。 。 。 。 。 。 。 。 。 。 。 。 5</text:p>
      <text:p text:style-name="P4"/>
      <text:p text:style-name="P4">2 制御およびステータスレジスタ（CSR）　　　　　　　　　　　　　　　　　　　　　　　　　　　　　　　　　　　　　　　7</text:p>
      <text:p text:style-name="P6"><text:s text:c="2"/>2.1 CSRアドレスマッピング規則。 。 。 。 。 。 。 。 。 。 。 。 。 。 。 。 。 。 。 。 。 。 。 。 。 。 。 。 。 。 。 7</text:p>
      <text:p text:style-name="P4"><text:s text:c="2"/>2.2 CSRリスト。 。 。 。 。 。 。 。 。 。 。 。 。 。 。 。 。 。 。 。 。 。 。 。 。 。 。 。 。 。 。 。 。 。 。 。 。 9</text:p>
      <text:p text:style-name="P6">2.3 CSR分野の仕様。 。 。 。 。 。 。 。 。 。 。 。 。 。 。 。 。 。 。 。 。 。 。 。 。 。 。 。 。 。 。 。 。 。 。 。 13</text:p>
      <text:p text:style-name="P4"/>
      <text:p text:style-name="P4">3 マシンレベルISA、バージョン1.10 　　　　　　　　　　　　　　　　　　　　　　　　　　　　　　　　　　　　　　　　15</text:p>
      <text:p text:style-name="P4"><text:s text:c="2"/>3.1マシンレベルのCSR。 。 。 。 。 。 。 。 。 。 。 。 。 。 。 。 。 。 。 。 。 。。 。 。 。 。 。 。 。 。 。 。 。 15</text:p>
      <text:p text:style-name="P7"><text:s text:c="4"/>3.1.1 マシンISAレジスタ misa。 。 。 。 。 。 。 。 。 。 。 。 。 。 。 。 。 。 。 。 。 。 。 。 。 。 。 。 。 。 。 15</text:p>
      <text:p text:style-name="P7"><text:s text:c="4"/>3.1.2 マシンベンダID mvendoridレジスタ。 。 。 。 。 。 。 。 。 。 。 。 。 。 。 。 。 。 。 。 。 。 。 。 。 。 。 18</text:p>
      <text:p text:style-name="P7"><text:s text:c="4"/>3.1.3 マシンアーキテクチャID marchidレジスタ。 。 。 。 。 。 。 。 。 。 。 。 。 。 。 。 。 。 。 。 。 。 。 。 。 18</text:p>
      <text:p text:style-name="P7"><text:s text:c="4"/>3.1.4 マシン実装ID mimpidレジスタ。 。 。 。 。 。 。 。 。 。 。 。 。 。 。 。 。 。 。 。 。 。 。 。 。 。 。 。 。 19</text:p>
      <text:p text:style-name="P7"><text:s text:c="4"/>3.1.5 ハートID mhartidレジスタ。 。 。 。 。 。 。 。 。 。 。 。 。 。 。 。 。 。 。 。 。 。 。 。 。 。 。 。 。 。 19</text:p>
      <text:p text:style-name="P7"><text:s text:c="4"/>3.1.6 マシンステータスレジスタ（mstatus）。 。 。 。 。 。 。 。 。 。 。 。 。 。 。 。 。 。 。 。 。 。 。 。 。 。 19</text:p>
      <text:p text:style-name="P7"><text:s text:c="4"/>3.1.7 mstatusレジスタの特権およびグローバル割り込みイネーブルスタック。 。 。 。 。 。 。 。 。 。 。 。 。 。 。 20</text:p>
      <text:p text:style-name="P4"/>
      <text:p text:style-name="P4"/>
      <text:p text:style-name="P88"/>
      <text:p text:style-name="P7"><text:s text:c="4"/>3.1.8 mstatusレジスタのベースISA制御。 。 。 。 。 。 。 。 。 。 。 。 。 。 。 。 。 。 。 。 。 。 。 。 。 。 。 21</text:p>
      <text:p text:style-name="P7"><text:s text:c="4"/>3.1.9 mstatusレジスタのメモリ特権。 。 。 。 。 。 。 。 。 。 。 。 。 。 。 。 。 。 。 。 。 。 。 。 。 。 。 。 。 22</text:p>
      <text:p text:style-name="P7"><text:s text:c="4"/>3.1.10 mstatusレジスタの仮想化サポート。 。 。 。 。 。 。 。 。 。 。 。 。 。 。 。 。 。 。 。 。 。 。 。 。 。 。 22</text:p>
      <text:p text:style-name="P7"><text:s text:c="4"/>3.1.11 mstatusレジスタの拡張コンテキスト状態。 。 。 。 。 。 。 。 。 。 。 。 。 。 。 。 。 。 。 。 。 。 。 。 。 23</text:p>
      <text:p text:style-name="P7"><text:s text:c="4"/>3.1.12 マシントラップベクトルベースアドレスレジスタ（mtvec）。 。 。 。 。 。 。 。 。 。 。 。 。 。 。 。 。 。 。 26</text:p>
      <text:p text:style-name="P7"><text:s text:c="4"/>3.1.13 マシントラップ委任レジスタ（medelegとmideleg）。 。 。 。 。 。 。 。 。 。 。 。 。 。 。 。 。 。 。 。 。 27</text:p>
      <text:p text:style-name="P7"><text:s text:c="4"/>3.1.14 マシン割り込みレジスタ（mipとmie）。 。 。 。 。 。 。 。 。 。 。 。 。 。 。 。 。 。 。 。 。 。 。 。 。 。 28</text:p>
      <text:p text:style-name="P7"><text:s text:c="4"/>3.1.15 マシンタイマレジスタ（mtimeとmtimecmp）。 。 。 。 。 。 。 。 。 。 。 。 。 。 。 。 。 。 。 。 。 。 。 30</text:p>
      <text:p text:style-name="P7"><text:s text:c="4"/>3.1.16 ハードウェアパフォーマンスモニタ。 。 。 。 。 。 。 。 。 。 。 。 。 。 。 。 。 。 。 。 。 。 。 。 。 。 。 31</text:p>
      <text:p text:style-name="P7"><text:s text:c="4"/>3.1.17 カウンタイネーブルレジスタ（[m | h | s] counteren）。 。 。 。 。 。 。 。 。 。 。 。 。 。 。 。 。 。 。 。 32</text:p>
      <text:p text:style-name="P7"><text:s text:c="4"/>3.1.18 マシンスクラッチレジスタ（mscratch）。 。 。 。 。 。 。 。 。 。 。 。 。 。 。 。 。 。 。 。 。 。 。 。 。 33</text:p>
      <text:p text:style-name="P7"><text:s text:c="4"/>3.1.19 マシン例外プログラムカウンタ（mepc）。 。 。 。 。 。 。 。 。 。 。 。 。 。 。 。 。 。 。 。 。 。 。 。 。 34</text:p>
      <text:p text:style-name="P7"><text:s text:c="4"/>3.1.20 マシン要因レジスタ（mcause）。 。 。 。 。 。 。 。 。 。 。 。 。 。 。 。 。 。 。 。 。 。 。 。 。 。 。 。 34</text:p>
      <text:p text:style-name="P7"><text:s text:c="4"/>3.1.21 マシントラップ値（mtval）レジスタ。 。 。 。 。 。 。 。 。 。 。 。 。 。 。 。 。 。 。 。 。 。 。 。 。 。 。 35</text:p>
      <text:p text:style-name="P7"><text:s text:c="2"/>3.2 マシンモード特権命令。 。 。 。 。 。 。 。 。 。 。 。 。 。 。 。 。 。 。 。 。 。 。 。 。 。 。 。 。 。 。 。 。 37</text:p>
      <text:p text:style-name="P7"><text:s text:c="4"/>3.2.1 環境呼び出しとブレークポイント。 。 。 。 。 。 。 。 。 。 。 。 。 。 。 。 。 。 。 。 。 。 。 。 。 。 。 。 37</text:p>
      <text:p text:style-name="P7"><text:s text:c="4"/>3.2.2 トラップリターン命令。 。 。 。 。 。 。 。 。 。 。 。 。 。 。 。 。 。 。 。 。 。 。 。 。 。 。 。 。 。 。 。 37</text:p>
      <text:p text:style-name="P7"><text:s text:c="4"/>3.2.3 割り込みを待ち。 。 。 。 。 。 。 。 。 。 。 。 。 。 。 。 。 。 。 。 。 。 。 。 。 。 。 。 。 。 。 。 。 。 38</text:p>
      <text:p text:style-name="P4"><text:s text:c="2"/>3.3 リセット。 。 。 。 。 。 。 。 。 。 。 。 。 。 。 。 。 。 。 。 。 。 。 。 。 。 。 。 。 。 。 。 。 。 。 。 。 。 39</text:p>
      <text:p text:style-name="P4"><text:s text:c="2"/>3.4 マスカブルでない割り込み。 。 。 。 。 。 。 。 。 。 。 。 。 。 。 。 。 。 。 。 。 。 。 。 。 。 。 。 。 。 。 。 39</text:p>
      <text:p text:style-name="P7"><text:s text:c="2"/>3.5 物理メモリ属性。 。 。 。 。 。 。 。 。 。 。 。 。 。 。 。 。 。 。 。 。 。 。 。 。 。 。 。 。 。 。 。 。 。 。 。 39</text:p>
      <text:p text:style-name="P8"><text:s text:c="4"/>3.5.1 メインメモリとI / Oと空レジスタの比較。 。 。 。 。 。 。 。 。 。 。 。 。 。 。 。 。 。 。 。 。 。 。 。 。 。 41</text:p>
      <text:p text:style-name="P8"><text:s text:c="4"/>3.5.2 サポートされているアクセスタイプPMA<text:span text:style-name="T20">s</text:span>。 。 。 。 。 。 。 。 。 。 。 。 。 。 。 。 。 。 。 。 。 。 。 。 。 。 41</text:p>
      <text:p text:style-name="P8"><text:s text:c="4"/>3.5.3 原子性PMA<text:span text:style-name="T20">s</text:span>。 。 。 。 。 。 。 。 。 。 。 。 。 。 。 。 。 。 。 。 。 。 。 。 。 。 。 。 。 。 。 。 。 。 。 。 41</text:p>
      <text:p text:style-name="P8"><text:s text:c="4"/>3.5.4 メモリオーダーPMA<text:span text:style-name="T20">s</text:span>。 。 。 。 。 。 。 。 。 。 。 。 。 。 。 。 。 。 。 。 。 。 。 。 。 。 。 。 。 。 。 。 。 42</text:p>
      <text:p text:style-name="P8"><text:s text:c="4"/>3.5.5 一貫性とキャッシュ可能性のPMA<text:span text:style-name="T20">s</text:span>。 。 。 。 。 。 。 。 。 。 。 。 。 。 。 。 。 。 。 。 。 。 。 。 。 。 。 。 43</text:p>
      <text:p text:style-name="P8"><text:s text:c="4"/>3.5.6 冪等性 PMA<text:span text:style-name="T20">s</text:span>。 。 。 。 。 。 。 。 。 。 。 。 。 。 。 。 。 。 。 。 。 。 。 。 。 。 。 。 。 。 。 。 。 。 。 44</text:p>
      <text:p text:style-name="P8"><text:s text:c="2"/>3.6 物理メモリ保護。 。 。 。 。 。 。 。 。 。 。 。 。 。 。 。 。 。 。 。 。 。 。 。 。 。 。 。 。 。 。 。 。 。 。 。 44</text:p>
      <text:p text:style-name="P4"/>
      <text:p text:style-name="P49"><text:span text:style-name="T3">↑</text:span><text:span text:style-name="T21">冪等性</text:span><text:span text:style-name="T22">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57"/>
      <text:p text:style-name="P57"/>
      <text:p text:style-name="P88"/>
      <text:p text:style-name="P9"><text:s text:c="2"/>3.6.1 物理メモリ保護のCSRs。 。 。 。 。 。 。 。 。 。 。 。 。 。 。 。 。 。 。 。 。 。 。 。 。 。 。 。 。 。 。 。 45</text:p>
      <text:p text:style-name="P4"/>
      <text:p text:style-name="P4">4 監督者レベルISA、バージョン1.10 　　　 <text:s text:c="10"/>　　　　　　　　　　　　　　　　　　　　　　　　　　　　　　　　　49</text:p>
      <text:p text:style-name="P17"><text:s text:c="2"/>4.1 監督者CSRs。 。。 。 。 。 。 。 。 。 。 。 。 。 。 。 。 。 。 。 。 。 。 。 。 。 。 。 。 。 。 。 。 。 。 。 。 49</text:p>
      <text:p text:style-name="P17"><text:s text:c="4"/>4.1.1 監督者状態レジスタ（sstatus）。 。 。 。 。 。 。 。 。 。 。 。 。 。 。 。 。 。 。 。 。 。 。 。 。 。 。 。 。 49</text:p>
      <text:p text:style-name="P9"><text:s text:c="4"/>4.1.2 sstatusレジスタのベースISA制御。 。 。 。 。 。 。 。 。 。 。 。 。 。 。 。 。 。 。 。 。 。 。 。 。 。 。 。 50</text:p>
      <text:p text:style-name="P17"><text:s text:c="4"/>4.1.3 sstatusレジスタのメモリ特権。 。 。 。 。 。 。 。 。 。 。 。 。 。 。 。 。 。 。 。 。 。 。 。 。 。 。 。 。 。 51</text:p>
      <text:p text:style-name="P17"><text:s text:c="4"/>4.1.4 監督者トラップベクタベースアドレスレジスタ（stvec）。 。 。 。 。 。 。 。 。 。 。 。 。 。 。 。 。 。 。 。 。 51</text:p>
      <text:p text:style-name="P17"><text:s text:c="4"/>4.1.5 監督者割り込みレジスタ（sip and sie）。 。 。 。 。 。 。 。 。 。 。 。 。 。 。 。 。 。 。 。 。 。 。 。 。 。 52</text:p>
      <text:p text:style-name="P17"><text:s text:c="4"/>4.1.6 監督者タイマとパフォーマンスカウンタ。 。 。 。 。 。 。 。 。 。 。 。 。 。 。 。 。 。 。 。 。 。 。 。 。 。 53</text:p>
      <text:p text:style-name="P9"><text:s text:c="4"/>4.1.7 カウンタイネーブルレジスタ（scounteren）。 。 。 。 。 。 。 。 。 。 。 。 。 。 。 。 。 。 。 。 。 。 。 。 53</text:p>
      <text:p text:style-name="P17"><text:s text:c="4"/>4.1.8 監督者スクラッチレジスタ（スクラッチ）。 。 。 。 。 。 。 。 。 。 。 。 。 。 。 。 。 。 。 。 。 。 。 。 。 54</text:p>
      <text:p text:style-name="P17"><text:s text:c="4"/>4.1.9 監督者例外プログラムカウンタ（sepc）。 。 。 。 。 。 。 。 。 。 。 。 。 。 。 。 。 。 。 。 。 。 。 。 。 。 54</text:p>
      <text:p text:style-name="P17"><text:s text:c="4"/>4.1.10 監督者原因登録（scause）。 。 。 。 。 。 。 。 。 。 。 。 。 。 。 。 。 。 。 。 。 。 。 。 。 。 。 。 。 。 54</text:p>
      <text:p text:style-name="P17"><text:s text:c="4"/>4.1.11 監督者トラップ値（stval）レジスタ。 。 。 。 。 。 。 。 。 。 。 。 。 。 。 。 。 。 。 。 。 。 。 。 。 。 。 55</text:p>
      <text:p text:style-name="P17"><text:s text:c="4"/>4.1.12 監督者アドレス変換および保護（satp）レジスタ。 。 。 。 。 。 。 。 。 。 。 。 。 。 。 。 。 。 。 。 。 。 。 56</text:p>
      <text:p text:style-name="P17"><text:s text:c="2"/>4.2 監督者命令。 。 。 。 。 。 。 。 。 。 。 。 。 。 。 。 。 。 。 。 。 。 。 。 。 。 。 。 。 。 。 。 。 。 。 。 。 58</text:p>
      <text:p text:style-name="P17"><text:s text:c="4"/>4.2.1 監督者メモリ管理フェンス命令。 。 。 。 。 。 。 。 。 。 。 。 。 。 。 。 。 。 。 。 。 。 。 。 。 。 。 。 。 58</text:p>
      <text:p text:style-name="P9"><text:s text:c="2"/>4.3 Sv32：ページベースの32ビット仮想メモリシステム。 。 。 。 。 。 。 。 。 。 。 。 。 。 。 。 。 。 。 。 。 。 。 59</text:p>
      <text:p text:style-name="P9"><text:s text:c="4"/>4.3.1 アドレッシングとメモリ保護。 。 。 。 。 。 。 。 。 。 。 。 。 。 。 。 。 。 。 。 。 。 。 。 。 。 。 。 。 。 59</text:p>
      <text:p text:style-name="P9"><text:s text:c="4"/>4.3.2 仮想アドレス変換プロセス。 。 。 。 。 。 。 。 。 。 。 。 。 。 。 。 。 。 。 。 。 。 。 。 。 。 。 。 。 。 。 62</text:p>
      <text:p text:style-name="P9"><text:s text:c="2"/>4.4 Sv39：ページベースの39ビット仮想メモリシステム。 。 。 。 。 。 。 。 。 。 。 。 。 。 。 。 。 。 。 。 。 。 。 62</text:p>
      <text:p text:style-name="P9"><text:s text:c="4"/>4.4.1 アドレッシングとメモリ保護。 。 。 。 。 。 。 。 。 。 。 。 。 。 。 。 。 。 。 。 。 。 。 。 。 。 。 。 。 。 63</text:p>
      <text:p text:style-name="P9"><text:s text:c="2"/>4.5 Sv48：ページベースの48ビット仮想メモリシステム。 。 。 。 。 。 。 。 。 。 。 。 。 。 。 。 。 。 。 。 。 。 。 63</text:p>
      <text:p text:style-name="P9"><text:s text:c="4"/>4.5.1アドレッシングとメモリ保護。 。 。 。 。 。 。 。 。 。 。 。 。 。 。 。 。 。 。 。 。 。 。 。 。 。 。 。 。 。 64</text:p>
      <text:p text:style-name="P4"/>
      <text:p text:style-name="P4">5 ハイパーバイザー 拡張、バージョン0.0 　　　　　　　　　　　　　　　　　　　　　　　　　　　　　　　　　　　　　　65</text:p>
      <text:p text:style-name="P4"/>
      <text:p text:style-name="P4">6 RISC-V特権命令セットのリスト　　　　　　　　　　　　　　　　　　　　　　　　　　　　　　　　　　　　　　　　　　67</text:p>
      <text:p text:style-name="P4"/>
      <text:p text:style-name="P4"/>
      <text:p text:style-name="P88"/>
      <text:p text:style-name="P4">7 プラットフォームレベル割り込みコントローラ（PLIC）　　　　　　　　　　　　　　　　　　　　　　　　　　　　　　　69</text:p>
      <text:p text:style-name="P10"><text:s text:c="2"/>7.1 PLICの概要。 。 。 。 。 。 。 。 。 。 。 。 。 。 。 。 。 。 。 。 。 。 。 。 。 。 。 。 。 。 。 。 。 。 。 。 。 69</text:p>
      <text:p text:style-name="P4"><text:s text:c="2"/>7.2 割込みソース。 。 。 。 。 。 。 。 。 。 。 。 。 。 。 。 。 。 。 。 。 。 。 。 。 。 。 。 。 。 。 。 。 。 。 。 69</text:p>
      <text:p text:style-name="P10"><text:s text:c="4"/>7.2.1ロ ーカル割込みソース。 。 。 。 。 。 。 。 。 。 。 。 。 。 。 。 。 。 。 。 。 。 。 。 。 。 。 。 。 。 。 。 70</text:p>
      <text:p text:style-name="P10"><text:s text:c="4"/>7.2.2 グローバル割込みソース。 。 。 。 。 。 。 。 。 。 。 。 。 。 。 。 。 。 。 。 。 。 。 。 。 。 。 。 。 。 。 71</text:p>
      <text:p text:style-name="P4"><text:s text:c="2"/>7.3 割り込みターゲットとハートコンテキスト。 。 。 。 。 。 。 。 。 。 。 。 。 。 。 。 。 。 。 。 。 。 。 。 。 。 。 71</text:p>
      <text:p text:style-name="P4"><text:s text:c="2"/>7.4 割り込みゲートウェイ。 。 。 。 。 。 。 。 。 。 。 。 。 。 。 。 。 。 。 。 。 。 。 。 。 。 。 。 。 。 。 。 。 71</text:p>
      <text:p text:style-name="P10"><text:s text:c="2"/>7.5 割込み識別子（ID）。 。 。 。 。 。 。 。 。 。 。 。 。 。 。 。 。 。 。 。 。 。 。 。 。 。 。 。 。 。 。 。 。 。 72</text:p>
      <text:p text:style-name="P4"><text:s text:c="2"/>7.6 割り込みの優先順位。 。 。 。 。 。 。 。 。 。 。 。 。 。 。 。 。 。 。 。 。 。 。 。 。 。 。 。 。 。 。 。 。 。 72</text:p>
      <text:p text:style-name="P10"><text:s text:c="2"/>7.7 割り込みが有効。 。 。 。 。 。 。 。 。 。 。 。 。 。 。 。 。 。 。 。 。 。 。 。 。 。 。 。 。 。 。 。 。 。 。 。 73</text:p>
      <text:p text:style-name="P10"><text:s text:c="2"/>7.8 割り込み優先度しきい値。 。 。 。 。 。 。 。 。 。 。 。 。 。 。 。 。 。 。 。 。 。 。 。 。 。 。 。 。 。 。 。 。 73</text:p>
      <text:p text:style-name="P10"><text:s text:c="2"/>7.9 割り込み通知。 。 。 。 。 。 。 。 。 。 。 。 。 。 。 。 。 。 。 。 。 。 。 。 。 。 。 。 。 。 。 。 。 。 。 。 74</text:p>
      <text:p text:style-name="P4"><text:s text:c="2"/>7.10 割り込みクレーム。 。 。 。。 。 。 。 。 。 。 。 。 。 。 。 。 。 。 。 。 。 。 。 。 。 。 。 。 。 。 。 。 。 。 74</text:p>
      <text:p text:style-name="P4"><text:s text:c="2"/>7.11 割り込み完了。 。 。 。 。 。 。 。 。 。 。 。 。 。 。 。 。 。 。 。 。 。 。 。 。 。 。 。 。 。 。 。 。 。 。 。 75</text:p>
      <text:p text:style-name="P4"><text:s text:c="2"/>7.12 割り込みの流れ。 。 。 。 。 。 。 。 。 。 。 。 。 。 。 。 。 。 。 。 。 。 。 。 。 。 。 。 。 。 。 。 。 。 。 75</text:p>
      <text:p text:style-name="P10"><text:s text:c="2"/>7.13 PLICコア仕様。 。 。 。 。 。 。 。 。 。 。 。 。 。 。 。 。 。 。 。 。 。 。 。 。 。 。 。 。 。 。 。 。 。 。 。 76</text:p>
      <text:p text:style-name="P10"><text:s text:c="2"/>7.14 PLICへのアクセスの制御。 。 。 。 。 。 。 。 。 。 。 。 。 。 。 。 。 。 。 。 。 。 。 。 。 。 。 。 。 。 。 。 76</text:p>
      <text:p text:style-name="P4"/>
      <text:p text:style-name="P4">8 マシン設定説明　　　　　　　　　　　　　　　　　　　　　　　　　　　　　　　　　　　　　　　　　　　　　　　　　77</text:p>
      <text:p text:style-name="P10"><text:s text:c="2"/>8.1 設定文字列検索手順。 。 。 。 。 。 。 。 。 。 。 。 。 。 。 。 。 。 。 。 。 。 。 。 。 。 。 。 。 。 。 。 。 。 77</text:p>
      <text:p text:style-name="P4"/>
      <text:p text:style-name="P4">9 ヒストリー　　　　　　　　　　　　　　　　　　　　　　　　　　　　　　　　　　　　　　　　　　　　　　　　　　　79</text:p>
      <text:p text:style-name="P10"><text:s text:c="2"/>9.1 UC Berkeleyにおける研究資金。 。 。 。 。 。 。 。 。 。 。 。 。 。 。 。 。 。 。 。 。 。 。 。 。 。 。 。 。 。 79</text:p>
      <text:p text:style-name="P4"/>
      <text:p text:style-name="P4"/>
      <text:p text:style-name="P55">-- 2018/10/13</text:p>
      <text:p text:style-name="P4"/>
      <text:p text:style-name="P88"/>
      <text:p text:style-name="P4">第1章</text:p>
      <text:p text:style-name="P4"/>
      <text:p text:style-name="P4">前書き</text:p>
      <text:p text:style-name="P4"/>
      <text:p text:style-name="P4">これは、RISC-Vの特権付きアーキテクチャ記述文書の草案です。</text:p>
      <text:p text:style-name="P4">フィードバックを歓迎します。</text:p>
      <text:p text:style-name="P4">変更は最終リリース前に発生します。<text:span text:style-name="T14">←行われます。位の意味か</text:span></text:p>
      <text:p text:style-name="P4"/>
      <text:p text:style-name="P4">このドキュメントでは、RISC-V特権アーキテクチャについて説明します。特権命令やオペレーティングシステムの実行、外部デバイスの接続に必要な追加機能など、ユーザーレベルのISAを超えたRISC-Vシステムのあらゆる側面をカバーしています。</text:p>
      <text:p text:style-name="P4"/>
      <text:p text:style-name="P139">-----------------------------------------------------------------------------------------------------------------------------------</text:p>
      <text:p text:style-name="P91">私たちの意思決定に関する解説は、この段落のように書式化されており、読者が仕様書そのものに興味があればスキップすることができます。</text:p>
      <text:p text:style-name="P185">↑riscv-spec-v2.2にはこれ書いてなかったような。字下げしてあるところは経緯なので、飛ばしてもOKだよって。あ、いや、すまん、書いてあった。</text:p>
      <text:p text:style-name="P4"/>
      <text:p text:style-name="P139">-----------------------------------------------------------------------------------------------------------------------------------</text:p>
      <text:p text:style-name="P91">ここでは、このドキュメントで説明している特権レベルの設計全体を、ユーザーレベルのISAを変更することなく、おそらくABIを変更することなく、まったく異なる特権レベルの設計に置き換えることができます。</text:p>
      <text:p text:style-name="P91">特に、この特権仕様は、既存の一般的なオペレーティングシステムを実行するように設計されており、従来のレベルベースの保護モデルを具体化しています。</text:p>
      <text:p text:style-name="P91">代替の特権的な仕様は、他のより柔軟な保護ドメインモデルを具体化することができます。</text:p>
      <text:p text:style-name="P11"/>
      <text:p text:style-name="P191"/>
      <text:p text:style-name="P191">1.1 RISC-Vハードウェアプラットフォームの用語</text:p>
      <text:p text:style-name="P191"/>
      <text:p text:style-name="P191">RISC-Vハードウェアプラットフォームには、他の非RISC-V互換コア、固定機能アクセラレータ、さまざまな物理メモリ構造、I / Oデバイス、およびコンポーネントが通信できるようにする相互接続構造とともに、1つまたは複数のRISC-V互換プロセッシングコアを含めることができます。 </text:p>
      <text:p text:style-name="P191"/>
      <text:p text:style-name="P191">コンポーネントが独立した命令フェッチユニットを含む場合、コンポーネントはコアと呼ばれます。</text:p>
      <text:p text:style-name="P191">RISC-V互換のコアは、マルチスレッド化により、複数のRISC-V互換ハードウェアスレッドまたはハートをサポートしている可能性があります。<text:span text:style-name="T14">←可能性があります。より サポートする場合があります。ぐらい？</text:span></text:p>
      <text:p text:style-name="P191"/>
      <text:p text:style-name="P191">RISC-Vコアには、追加の特殊な命令セット拡張機能や追加されたコプロセッサが追加されている場合があります。</text:p>
      <text:p text:style-name="P191">コプロセッサという用語は、RISC-Vコアに接続されたユニットを指し、ほとんどがRISC-V命令ストリームによってシーケンスされますが、追加のアーキテクチャ状態および命令セット拡張、および場合によってはプライマリRISC-V命令ストリームに対するいくつかの限定された自律性を含みます。</text:p>
      <text:p text:style-name="P191"/>
      <text:p text:style-name="P191"/>
      <text:p text:style-name="P197"/>
      <text:p text:style-name="P191">我々は、非プログラマブルな固定機能ユニットまたは自律的に動作することができますが、特定のタスクに特化されたコアのいずれかを指すように用語アクセラレータを使用しています。</text:p>
      <text:p text:style-name="P191">RISC-Vシステムでは、多くのプログラム可能なアクセラレータが、専用の命令セット拡張および/またはカスタマイズされたコプロセッサを備えたRISC-Vベースのコアになると期待しています。</text:p>
      <text:p text:style-name="P191">RISC-Vアクセラレータの重要なクラスはI / Oアクセラレータであり、メインアプリケーションコアからI / O処理タスクの荷をおろします。<text:span text:style-name="T14">←I/O処理タスクを切り離す 位の意味か</text:span></text:p>
      <text:p text:style-name="P191"/>
      <text:p text:style-name="P191">RISC-Vハードウェアプラットフォームのシステムレベルの構成には、シングルコアマイクロコントローラから数千ノードの共有メモリのmanycoreサーバーノードのクラスタまでが含まれます。</text:p>
      <text:p text:style-name="P191">小さなシステム・オン・チップでも、開発努力<text:span text:style-name="T14">(作業)</text:span>をモジュール化したり、サブシステム間の安全な分離を提供するために、マルチコンピュータおよび/またはマルチプロセッサの階層として構成することができます。<text:span text:style-name="T14">←構造化される可能性があります。</text:span></text:p>
      <text:p text:style-name="P191"/>
      <text:p text:style-name="P191">このドキュメントでは、ユニプロセッサまたは共有メモリマルチプロセッサ内で動作する各ハードウェア（ハードウェアスレッド）が認識できる特権アーキテクチャに焦点を当てています。</text:p>
      <text:p text:style-name="P191"/>
      <text:p text:style-name="P195">-- 2018/10/14</text:p>
      <text:p text:style-name="P195"/>
      <text:p text:style-name="P191">1.2 RISC-V特権ソフトウェアスタックの用語</text:p>
      <text:p text:style-name="P191"/>
      <text:p text:style-name="P191">このセクションでは、RISC-Vのさまざまな可能な特権ソフトウェアスタックのコンポーネントを説明するために使用する用語について説明します。</text:p>
      <text:p text:style-name="P191"/>
      <text:p text:style-name="P192">図1.1は、RISC-Vアーキテクチャでサポート可能なソフトウェアスタックのいくつかを示しています。</text:p>
      <text:p text:style-name="P191">左側には、アプリケーション実行環境（AEE）上で実行される単一のアプリケーションのみをサポートするシンプルなシステムが示されています。</text:p>
      <text:p text:style-name="P191">アプリケーションは、特定のアプリケーションバイナリインタフェース（ABI）で動作するようにコード化されています。</text:p>
      <text:p text:style-name="P191">ABIには、サポートされているユーザーレベルのISAと、AEEと対話する一連のABI呼び出しセットが含まれています。</text:p>
      <text:p text:style-name="P191">AEEは、AEEの詳細を柔軟に適用できるように、アプリケーションからAEEの詳細を隠しています。<text:span text:style-name="T14">←遮蔽している</text:span></text:p>
      <text:p text:style-name="P191">同じABIを複数の異なるホストOSsにネイティブに実装することも、異なるネイティブISAを持つマシン上で実行されるユーザー・モード・エミュレーション環境でサポートすることもできます。</text:p>
      <text:p text:style-name="P191"/>
      <table:table table:name="表1" table:style-name="表1">
        <table:table-column table:style-name="表1.A"/>
        <table:table-column table:style-name="表1.B"/>
        <table:table-column table:style-name="表1.C"/>
        <table:table-column table:style-name="表1.D"/>
        <table:table-column table:style-name="表1.A"/>
        <table:table-column table:style-name="表1.F"/>
        <table:table-column table:style-name="表1.A"/>
        <table:table-column table:style-name="表1.H"/>
        <table:table-column table:style-name="表1.C"/>
        <table:table-column table:style-name="表1.H"/>
        <table:table-column table:style-name="表1.C"/>
        <table:table-column table:style-name="表1.H"/>
        <table:table-column table:style-name="表1.M"/>
        <table:table-row>
          <table:table-cell table:style-name="表1.A1" office:value-type="string">
            <text:p text:style-name="P198">アプリケーション</text:p>
          </table:table-cell>
          <table:table-cell table:style-name="表1.B1" office:value-type="string">
            <text:p text:style-name="P259"/>
          </table:table-cell>
          <table:table-cell table:style-name="表1.C1" office:value-type="string">
            <text:p text:style-name="P198">アプリケーション</text:p>
          </table:table-cell>
          <table:table-cell table:style-name="表1.D1" office:value-type="string">
            <text:p text:style-name="P259"/>
          </table:table-cell>
          <table:table-cell table:style-name="表1.A1" office:value-type="string">
            <text:p text:style-name="P198">アプリケーション</text:p>
          </table:table-cell>
          <table:table-cell table:style-name="表1.B1" office:value-type="string">
            <text:p text:style-name="P259"/>
          </table:table-cell>
          <table:table-cell table:style-name="表1.G1" office:value-type="string">
            <text:p text:style-name="P198">アプリケーション</text:p>
          </table:table-cell>
          <table:table-cell table:style-name="表1.H1" office:value-type="string">
            <text:p text:style-name="P259"/>
          </table:table-cell>
          <table:table-cell table:style-name="表1.G1" office:value-type="string">
            <text:p text:style-name="P198">アプリケーション</text:p>
          </table:table-cell>
          <table:table-cell table:style-name="表1.J1" office:value-type="string">
            <text:p text:style-name="P259"/>
          </table:table-cell>
          <table:table-cell table:style-name="表1.G1" office:value-type="string">
            <text:p text:style-name="P198">アプリケーション</text:p>
          </table:table-cell>
          <table:table-cell table:style-name="表1.J1" office:value-type="string">
            <text:p text:style-name="P259"/>
          </table:table-cell>
          <table:table-cell table:style-name="表1.G1" office:value-type="string">
            <text:p text:style-name="P198">アプリケーション</text:p>
          </table:table-cell>
        </table:table-row>
        <table:table-row>
          <table:table-cell table:style-name="表1.A2" office:value-type="string">
            <text:p text:style-name="P261">ABI</text:p>
          </table:table-cell>
          <table:table-cell table:style-name="表1.B1" office:value-type="string">
            <text:p text:style-name="P263"/>
          </table:table-cell>
          <table:table-cell table:style-name="表1.C2" office:value-type="string">
            <text:p text:style-name="P261">ABI</text:p>
          </table:table-cell>
          <table:table-cell table:style-name="表1.D2" office:value-type="string">
            <text:p text:style-name="P263"/>
          </table:table-cell>
          <table:table-cell table:style-name="表1.A2" office:value-type="string">
            <text:p text:style-name="P261">ABI</text:p>
          </table:table-cell>
          <table:table-cell table:style-name="表1.B1" office:value-type="string">
            <text:p text:style-name="P263"/>
          </table:table-cell>
          <table:table-cell table:style-name="表1.G2" office:value-type="string">
            <text:p text:style-name="P261">ABI</text:p>
          </table:table-cell>
          <table:table-cell table:style-name="表1.B1" office:value-type="string">
            <text:p text:style-name="P263"/>
          </table:table-cell>
          <table:table-cell table:style-name="表1.G2" office:value-type="string">
            <text:p text:style-name="P261">ABI</text:p>
          </table:table-cell>
          <table:table-cell table:style-name="表1.B1" office:value-type="string">
            <text:p text:style-name="P261"/>
          </table:table-cell>
          <table:table-cell table:style-name="表1.G2" office:value-type="string">
            <text:p text:style-name="P261">ABI</text:p>
          </table:table-cell>
          <table:table-cell table:style-name="表1.B1" office:value-type="string">
            <text:p text:style-name="P263"/>
          </table:table-cell>
          <table:table-cell table:style-name="表1.G2" office:value-type="string">
            <text:p text:style-name="P261">ABI</text:p>
          </table:table-cell>
        </table:table-row>
        <table:table-row>
          <table:table-cell table:style-name="表1.A3" office:value-type="string">
            <text:p text:style-name="P198">AEE</text:p>
          </table:table-cell>
          <table:table-cell table:style-name="表1.B1" office:value-type="string">
            <text:p text:style-name="P259"/>
          </table:table-cell>
          <table:table-cell table:style-name="表1.J1" table:number-columns-spanned="3" office:value-type="string">
            <text:p text:style-name="P198">OS</text:p>
          </table:table-cell>
          <table:covered-table-cell/>
          <table:covered-table-cell/>
          <table:table-cell table:style-name="表1.B1" office:value-type="string">
            <text:p text:style-name="P259"/>
          </table:table-cell>
          <table:table-cell table:style-name="表1.G3" table:number-columns-spanned="3" office:value-type="string">
            <text:p text:style-name="P198">OS</text:p>
          </table:table-cell>
          <table:covered-table-cell/>
          <table:covered-table-cell/>
          <table:table-cell table:style-name="表1.B1" office:value-type="string">
            <text:p text:style-name="P259"/>
          </table:table-cell>
          <table:table-cell table:style-name="表1.G3" table:number-columns-spanned="3" office:value-type="string">
            <text:p text:style-name="P198">OS</text:p>
          </table:table-cell>
          <table:covered-table-cell/>
          <table:covered-table-cell/>
        </table:table-row>
        <table:table-row>
          <table:table-cell table:style-name="表1.B1" office:value-type="string">
            <text:p text:style-name="P259"/>
          </table:table-cell>
          <table:table-cell table:style-name="表1.B1" office:value-type="string">
            <text:p text:style-name="P259"/>
          </table:table-cell>
          <table:table-cell table:style-name="表1.A2" table:number-columns-spanned="3" office:value-type="string">
            <text:p text:style-name="P261">SBI</text:p>
          </table:table-cell>
          <table:covered-table-cell/>
          <table:covered-table-cell/>
          <table:table-cell table:style-name="表1.B1" office:value-type="string">
            <text:p text:style-name="P259"/>
          </table:table-cell>
          <table:table-cell table:style-name="表1.G4" table:number-columns-spanned="3" office:value-type="string">
            <text:p text:style-name="P261">SBI</text:p>
          </table:table-cell>
          <table:covered-table-cell/>
          <table:covered-table-cell/>
          <table:table-cell table:style-name="表1.B1" office:value-type="string">
            <text:p text:style-name="P259"/>
          </table:table-cell>
          <table:table-cell table:style-name="表1.G4" table:number-columns-spanned="3" office:value-type="string">
            <text:p text:style-name="P261">SBI</text:p>
          </table:table-cell>
          <table:covered-table-cell/>
          <table:covered-table-cell/>
        </table:table-row>
        <table:table-row>
          <table:table-cell table:style-name="表1.B1" office:value-type="string">
            <text:p text:style-name="P259"/>
          </table:table-cell>
          <table:table-cell table:style-name="表1.B1" office:value-type="string">
            <text:p text:style-name="P259"/>
          </table:table-cell>
          <table:table-cell table:style-name="表1.G3" table:number-columns-spanned="3" office:value-type="string">
            <text:p text:style-name="P198">SEE</text:p>
          </table:table-cell>
          <table:covered-table-cell/>
          <table:covered-table-cell/>
          <table:table-cell table:style-name="表1.B1" office:value-type="string">
            <text:p text:style-name="P259"/>
          </table:table-cell>
          <table:table-cell table:style-name="表1.G3" table:number-columns-spanned="7" office:value-type="string">
            <text:p text:style-name="P198">ハイパーバイザ</text:p>
          </table:table-cell>
          <table:covered-table-cell/>
          <table:covered-table-cell/>
          <table:covered-table-cell/>
          <table:covered-table-cell/>
          <table:covered-table-cell/>
          <table:covered-table-cell/>
        </table:table-row>
        <table:table-row>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G4" table:number-columns-spanned="7" office:value-type="string">
            <text:p text:style-name="P262">HBI</text:p>
          </table:table-cell>
          <table:covered-table-cell/>
          <table:covered-table-cell/>
          <table:covered-table-cell/>
          <table:covered-table-cell/>
          <table:covered-table-cell/>
          <table:covered-table-cell/>
        </table:table-row>
        <table:table-row>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B1" office:value-type="string">
            <text:p text:style-name="P259"/>
          </table:table-cell>
          <table:table-cell table:style-name="表1.G7" table:number-columns-spanned="7" office:value-type="string">
            <text:p text:style-name="P199">HEE</text:p>
          </table:table-cell>
          <table:covered-table-cell/>
          <table:covered-table-cell/>
          <table:covered-table-cell/>
          <table:covered-table-cell/>
          <table:covered-table-cell/>
          <table:covered-table-cell/>
        </table:table-row>
      </table:table>
      <text:p text:style-name="P191"/>
      <text:p text:style-name="P191">図1.1：さまざまな形式の特権実行をサポートする異なる実装スタック</text:p>
      <text:p text:style-name="P191"/>
      <text:p text:style-name="P140">-----------------------------------------------------------------------------------------------------------------------------------</text:p>
      <text:p text:style-name="P92">私たちのグラフィカルな表記法は、白いテキストの黒いボックスを使用して抽象的なインターフェイスを表し、インターフェイスを実装するコンポーネントの具体的なインスタンスからそれらを分けます。</text:p>
      <text:p text:style-name="P191"/>
      <text:p text:style-name="P191">中央の構成は、複数のアプリケーションのマルチプログラム実行をサポートできる従来のオペレーティングシステム（OS）を示しています。</text:p>
      <text:p text:style-name="P191">各アプリケーションは、ABIを介してAEEを提供するOSと通信します。</text:p>
      <text:p text:style-name="P191">アプリケーションがABI経由でAEEとインタフェースするのと同様に、RISC-Vオペレーティングシステムは、監督者バイナリインタフェース（SBI）を介して監督者実行環境（SEE）とインタフェースします。</text:p>
      <text:p text:style-name="P191">SBIは、ユーザレベルおよび監督者レベルのISAと、一連のSBIファンクションコールを備えています。<text:span text:style-name="T23">←組み合わせて構成されています。</text:span></text:p>
      <text:p text:style-name="P191"/>
      <text:p text:style-name="P191"/>
      <text:p text:style-name="P197"/>
      <text:p text:style-name="P191">すべてのSEE実装で単一のSBIを使用することで、単一のOSバイナリイメージを任意のSEEで実行することができます。</text:p>
      <text:p text:style-name="P193">SEEは、ローエンドのハードウェアプラットフォームで単純なブートローダとBIOSスタイルのIOシステムにすることができ、またはハイエンドサーバにハイパーバイザが提供する仮想マシンを使用して、またはアーキテクチャシミュレーション環境でホストオペレーティングシステム上の薄い転送層を使用することができます。<text:span text:style-name="T23">←シントランスレーションレイヤー</text:span></text:p>
      <text:p text:style-name="P191"/>
      <text:p text:style-name="P141">-----------------------------------------------------------------------------------------------------------------------------------</text:p>
      <text:p text:style-name="P93">ほとんどの監督者レベルのISA定義では、SBIと実行環境および/またはハードウェアプラットフォームが分離されておらず、新しいハードウェアプラットフォームの仮想化および構築が複雑になります。</text:p>
      <text:p text:style-name="P191"/>
      <text:p text:style-name="P191">右端の構成は、複数のマルチプログラミングされたOSsが単一のハイパーバイザによってサポートされる仮想マシンモニタ構成を示しています。</text:p>
      <text:p text:style-name="P191">各OSはSBIを介してSEEを提供するハイパーバイザと通信します。</text:p>
      <text:p text:style-name="P191">ハイパーバイザは、ハイパーバイザバイナリインターフェイス（HBI）を使用してハイパーバイザ実行環境（HEE）と通信し、ハードウェアプラットフォームの詳細からハイパーバイザを分離します。</text:p>
      <text:p text:style-name="P191"/>
      <text:p text:style-name="P142">-----------------------------------------------------------------------------------------------------------------------------------</text:p>
      <text:p text:style-name="P94">ABI、SBI、およびHBIはまだ進行中ですが、SBIがSモードOSによって再帰的に提供されるタイプ2ハイパーバイザーのサポートに優先順位を付けるようになっています。</text:p>
      <text:p text:style-name="P191"/>
      <text:p text:style-name="P191">RISC-V ISAのハードウェア実装では、通常、さまざまな実行環境（AEE、SEE、またはHEE）をサポートするために、特権ISA以外の追加機能が必要になります。</text:p>
      <text:p text:style-name="P191"/>
      <text:p text:style-name="P191">1.3特権レベル</text:p>
      <text:p text:style-name="P191"/>
      <text:p text:style-name="P191">いつでも、RISC-Vハードウェアスレッド（ハート）は、1つまたは複数のCSR（コントロールおよびステータスレジスタ）のモードとしてエンコードされた権限レベルで実行されています。</text:p>
      <text:p text:style-name="P191">3つのRISC-V特権レベルが現在表1.1に示すように定義されています。</text:p>
      <text:p text:style-name="P191"/>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199">レベル</text:p>
          </table:table-cell>
          <table:table-cell table:style-name="表2.A1" office:value-type="string">
            <text:p text:style-name="P199">エンコーディング</text:p>
          </table:table-cell>
          <table:table-cell table:style-name="表2.A1" office:value-type="string">
            <text:p text:style-name="P199">名前</text:p>
          </table:table-cell>
          <table:table-cell table:style-name="表2.D1" office:value-type="string">
            <text:p text:style-name="P199">略語</text:p>
          </table:table-cell>
        </table:table-row>
        <table:table-row>
          <table:table-cell table:style-name="表2.A2" office:value-type="string">
            <text:p text:style-name="P200">0</text:p>
            <text:p text:style-name="P200">1</text:p>
            <text:p text:style-name="P200">2</text:p>
            <text:p text:style-name="P200">3</text:p>
          </table:table-cell>
          <table:table-cell table:style-name="表2.A2" office:value-type="string">
            <text:p text:style-name="P200">00</text:p>
            <text:p text:style-name="P200">01</text:p>
            <text:p text:style-name="P200">10</text:p>
            <text:p text:style-name="P200">11</text:p>
          </table:table-cell>
          <table:table-cell table:style-name="表2.A2" office:value-type="string">
            <text:p text:style-name="P199">ユーザー/アプリケーション</text:p>
            <text:p text:style-name="P199">スーバーバイザ<text:span text:style-name="T23">(監督者)</text:span></text:p>
            <text:p text:style-name="P199">予約</text:p>
            <text:p text:style-name="P199">マシン</text:p>
          </table:table-cell>
          <table:table-cell table:style-name="表2.D2" office:value-type="string">
            <text:p text:style-name="P199">U</text:p>
            <text:p text:style-name="P199">S</text:p>
            <text:p text:style-name="P199"/>
            <text:p text:style-name="P199">M</text:p>
          </table:table-cell>
        </table:table-row>
      </table:table>
      <text:p text:style-name="P191"/>
      <text:p text:style-name="P194">表1.1：RISC-V特権レベル。</text:p>
      <text:p text:style-name="P191"/>
      <text:p text:style-name="P191">特権レベルは、ソフトウェアスタックのさまざまなコンポーネント間で保護を提供するために使用され、現在の特権モードで許可されていない操作を実行しようとすると、例外が発生します。</text:p>
      <text:p text:style-name="P191">これらの例外は、通常、トラップを基になる実行環境に持ち込みます。<text:span text:style-name="T23">←トラップを発生させます。</text:span></text:p>
      <text:p text:style-name="P191"/>
      <text:p text:style-name="P191">マシンレベルは最高の特権を持ち、RISC-Vハードウェアプラットフォームの唯一の必須の特権レベルです。</text:p>
      <text:p text:style-name="P191">マシンモード（Mモード）で実行されるコードは、マシン実装に対する低レベルのアクセス権を持つため、通常は本質的に信頼されています。</text:p>
      <text:p text:style-name="P191">Mモードは、RISC-V上の安全な実行環境を管理するために使用できます。</text:p>
      <text:p text:style-name="P191">ユーザモード（Uモード）および監督者モード（Sモード）は、それぞれ従来のアプリケーションおよびオペレーティングシステムの使用を意図しています。<text:span text:style-name="T23">←対象としています。</text:span></text:p>
      <text:p text:style-name="P191"/>
      <text:p text:style-name="P143">-----------------------------------------------------------------------------------------------------------------------------------</text:p>
      <text:p text:style-name="P95">タイプ1ハイパーバイザをサポートするように設計された以前のハイパーバイザモード（Hモード）は削除され、そして、</text:p>
      <text:p text:style-name="P95">第5章で説明したタイプ1とタイプ2の両方のハイパーバイザーに適した拡張Sモードを使用してハイパーバイザーのサポートに焦点を当てているため、予約されているエンコードスペースが必要です。</text:p>
      <text:p text:style-name="P95"/>
      <text:p text:style-name="P95"/>
      <text:p text:style-name="P95"/>
      <text:p text:style-name="P189"/>
      <text:p text:style-name="P95">Hのエンコーディング空間は、将来の使用のために予約されており、様々な状態記録者のビット位置の後方互換性のない変更を回避するために予約されています。</text:p>
      <text:p text:style-name="P95">ビットポジションは、異なるType-1ハイパーバイザのサポート、または可能であれば付加的な安全な実行モードのために将来再利用される可能性があります。</text:p>
      <text:p text:style-name="P191"/>
      <text:p text:style-name="P191">各特権レベルには、オプションの拡張子とバリアント<text:span text:style-name="T23">(変形、異形)</text:span>を持つ特権ISA拡張のコアセットがあります。</text:p>
      <text:p text:style-name="P191">たとえば、マシンモードでは、アドレス変換とメモリ保護のためのいくつかのオプションの標準バリアントがサポートされています。</text:p>
      <text:p text:style-name="P191">また、第5章で説明したように、監督者モードを拡張してタイプ2ハイパーバイザの実行をサポートすることもできます。</text:p>
      <text:p text:style-name="P191"/>
      <text:p text:style-name="P191">表1.2に示すように、インプリメンテーションでは、実装コストを削減するために、1つから3つの特権モードを削減することができます。</text:p>
      <text:p text:style-name="P191"/>
      <text:p text:style-name="P144">-----------------------------------------------------------------------------------------------------------------------------------</text:p>
      <text:p text:style-name="P96">この説明では、コードが書き込まれる特権レベルを、それが実行される特権モードから分離しようとしますが、2つは頻繁に結びついています。</text:p>
      <text:p text:style-name="P96">たとえば、監督者レベルのオペレーティングシステムは、3つの特権モードを持つシステム上で監督者モードで実行できますが、2つ以上の特権モードを持つシステム上の従来の仮想マシンモニタでは、ユーザモードで実行することもできます。</text:p>
      <text:p text:style-name="P96">いずれの場合も、同じ監督者レベルのオペレーティングシステムバイナリコードを使用し、監督者レベルのSBIにコード化し、監督者レベルの特権命令およびCSRｓを使用できるようにすることを期待しています。</text:p>
      <text:p text:style-name="P96">ゲストOSをユーザモードで実行する場合、すべての監督者レベルのアクションは、より高い特権レベルで実行されているSEEによってトラップとエミュレートされます。</text:p>
      <text:p text:style-name="P191"/>
      <table:table table:name="表3" table:style-name="表3">
        <table:table-column table:style-name="表3.A"/>
        <table:table-column table:style-name="表3.B"/>
        <table:table-column table:style-name="表3.C"/>
        <table:table-row>
          <table:table-cell table:style-name="表3.A1" office:value-type="string">
            <text:p text:style-name="P257">レベル数</text:p>
          </table:table-cell>
          <table:table-cell table:style-name="表3.A1" office:value-type="string">
            <text:p text:style-name="P257">サポートされるモード</text:p>
          </table:table-cell>
          <table:table-cell table:style-name="表3.C1" office:value-type="string">
            <text:p text:style-name="P60">使用<text:span text:style-name="T1">目的</text:span></text:p>
          </table:table-cell>
        </table:table-row>
        <table:table-row>
          <table:table-cell table:style-name="表3.A2" office:value-type="string">
            <text:p text:style-name="P202">1</text:p>
            <text:p text:style-name="P202">2</text:p>
            <text:p text:style-name="P202">3</text:p>
          </table:table-cell>
          <table:table-cell table:style-name="表3.A2" office:value-type="string">
            <text:p text:style-name="P201">M</text:p>
            <text:p text:style-name="P201">M, U</text:p>
            <text:p text:style-name="P201">M, S, U</text:p>
          </table:table-cell>
          <table:table-cell table:style-name="表3.C2" office:value-type="string">
            <text:p text:style-name="P60">シンプルな組み込みシステム</text:p>
            <text:p text:style-name="P60"><text:span text:style-name="T4">安全</text:span>な組み込みシステム</text:p>
            <text:p text:style-name="P60">Unixライクなオペレーティングシステムを実行するシステム</text:p>
          </table:table-cell>
        </table:table-row>
      </table:table>
      <text:p text:style-name="P191"/>
      <text:p text:style-name="P194">表1.2：サポートされている特権モードの組み合わせ</text:p>
      <text:p text:style-name="P191"/>
      <text:p text:style-name="P191">すべてのハードウェア実装は、Mモードを提供する必要があります。これは、マシン全体に自由にアクセスできる唯一のモードであるためです。</text:p>
      <text:p text:style-name="P191">最も単純なRISC-V実装では、Mモードのみが提供されますが、不正または悪意のあるアプリケーションコードに対する保護は提供されません。</text:p>
      <text:p text:style-name="P191"/>
      <text:p text:style-name="P145">-----------------------------------------------------------------------------------------------------------------------------------</text:p>
      <text:p text:style-name="P97">オプションのPMP設備のロック機能は、Mモードのみが実装されていても、ある程度の保護を提供することができます。</text:p>
      <text:p text:style-name="P191"/>
      <text:p text:style-name="P191">多くのRISC-V実装は、アプリケーションコードからシステムの残りの部分を保護するために、少なくともユーザーモード（Uモード）もサポートします。</text:p>
      <text:p text:style-name="P191">監督者・モード（Sモード）を追加すると、監督者・レベルのオペレーティング・システムとSEEの間の分離が可能になります。</text:p>
      <text:p text:style-name="P191"/>
      <text:p text:style-name="P191">ハートは通常、あるトラップ（例えば監督者コールまたはタイマー割込み）が通常より特権モードで動作するトラップハンドラへの切り替えを強制するまで、Uモードでアプリケーションコードを実行します。</text:p>
      <text:p text:style-name="P191">ハートはトラップハンドラを実行し、最終的にUモードで元のトラップされた命令の実行後に実行を再開します。</text:p>
      <text:p text:style-name="P191">特権レベルを上げるトラップは垂直トラップと呼ばれ、同じ特権レベルに留まるトラップは水平トラップと呼ばれます。</text:p>
      <text:p text:style-name="P191">RISC-V特権アーキテクチャは、異なる特権層へのトラップの柔軟なルーティングを提供します。</text:p>
      <text:p text:style-name="P191"/>
      <text:p text:style-name="P146">-----------------------------------------------------------------------------------------------------------------------------------</text:p>
      <text:p text:style-name="P98">水平トラップは、特権レベルの低いモードで水平トラップハンドラに制御を戻す垂直トラップとして実装できます。</text:p>
      <text:p text:style-name="P191"/>
      <text:p text:style-name="P191"/>
      <text:p text:style-name="P196">-- ABI,AEE,SBI,SEEとかの略語はどこかで表にしよう。</text:p>
      <text:p text:style-name="P191"/>
      <text:p text:style-name="P191"/>
      <text:p text:style-name="P197"/>
      <text:p text:style-name="P191">1.4デバッグモード</text:p>
      <text:p text:style-name="P191"/>
      <text:p text:style-name="P191">実装はまた、オフチップデバッグおよび/または製造テストをサポートするためのデバッグモードを含むことができます。</text:p>
      <text:p text:style-name="P191">デバッグモード（Dモード）は、Mモードよりもさらに多くのアクセス権を持つ追加の特権モードと考えることができます。</text:p>
      <text:p text:style-name="P191">個別のデバッグ仕様の提案では、デバッグモードでのRISC-Vハートの動作について説明します。</text:p>
      <text:p text:style-name="P191">デバッグモードでは、DモードでしかアクセスできないいくつかのCSRアドレスが予約されます。また、プラットフォーム上の物理メモリ領域の一部を予約することもできます。</text:p>
      <text:p text:style-name="P191"/>
      <text:p text:style-name="P195">-- 2018/10/21</text:p>
      <text:p text:style-name="P191"/>
      <text:p text:style-name="P191"/>
      <text:p text:style-name="P88"/>
      <text:p text:style-name="P56">-- 1ページ空き、次ページへ</text:p>
      <text:p text:style-name="P12"/>
      <text:p text:style-name="P12"/>
      <text:p text:style-name="P88"/>
      <text:p text:style-name="P4">第2章</text:p>
      <text:p text:style-name="P4"/>
      <text:p text:style-name="P4">制御およびステータスレジスタ（CSR）</text:p>
      <text:p text:style-name="P4"/>
      <text:p text:style-name="P4">システムの主要なオペコードは、RISC-V ISA内のすべての特権命令をエンコードするために使用されます。</text:p>
      <text:p text:style-name="P4">これらは2つの主要なクラスに分けることができます：</text:p>
      <text:p text:style-name="P4">これらは、アトミックにリード・モディファイ・ライト・コントロールおよびステータス・レジスタ（CSRs）、およびその他のすべての特権命令です。</text:p>
      <text:p text:style-name="P4">このマニュアルの第1巻で説明されているユーザーレベルの状態に加えて、実装には追加のCSRsが含まれ、ユーザレベルのマニュアルに記載されたCSR命令を使用して権限レベルのいくつかのサブセットによってアクセス可能です。</text:p>
      <text:p text:style-name="P4">この章では、CSRアドレス空間をマッピングします。</text:p>
      <text:p text:style-name="P4">以下の章では、特権レベルによる各CSRsの機能、および一般に特定の特権レベルと密接に関連するその他の特権命令について説明します。</text:p>
      <text:p text:style-name="P4">CSRと命令は1つの特権レベルに関連付けられていますが、それらはまた、すべての上位の特権レベルでアクセス可能であることに注意してください。</text:p>
      <text:p text:style-name="P4"/>
      <text:p text:style-name="P4">2.1 CSRアドレスマッピング規則</text:p>
      <text:p text:style-name="P4"/>
      <text:p text:style-name="P4">標準のRISC-V ISAは、最大4,096のCSRに対して12ビットの符号化空間（csr [11：0]）を設定します。</text:p>
      <text:p text:style-name="P4">表2.1に示すように、CSRアドレスの上位4ビット（csr [11：8]）を使用して、CSRの読み取りおよび書き込みアクセシビリティを特権レベルに従ってエンコードします。</text:p>
      <text:p text:style-name="P4">上位2ビット（csr [11:10]）は、レジスタが読み/書き（00,01,10）か読み取り専用（11）かを示します。</text:p>
      <text:p text:style-name="P4">次の2ビット（csr [9：8]）は、CSRにアクセスできる最低の特権レベルをエンコードします。</text:p>
      <text:p text:style-name="P4"/>
      <text:p text:style-name="P147">-----------------------------------------------------------------------------------------------------------------------------------</text:p>
      <text:p text:style-name="P99">CSRアドレス規約では、CSRアドレスの上位ビットを使用して、規定のアクセス特権をエンコードします。</text:p>
      <text:p text:style-name="P99">これにより、ハードウェアのエラーチェックが簡素化され、より大きなCSRスペースが提供されますが、CSRのアドレス空間へのマッピングが制限されます。</text:p>
      <text:p text:style-name="P99"/>
      <text:p text:style-name="P99">実装により、特権レベルでは、許可されていないCSRアクセスを低特権レベルでトラップして、これらのアクセスを傍受することができます。</text:p>
      <text:p text:style-name="P99">この変更は、特権の低いソフトウェアにとっては透過的でなければなりません。</text:p>
      <text:p text:style-name="P4"/>
      <text:p text:style-name="P4">存在しないCSRにアクセスしようとすると、不正な命令例外が発生します。</text:p>
      <text:p text:style-name="P4">適切な権限レベルを持たないCSRにアクセスしたり、読み取り専用レジスタを書き込んだりすると、不正な命令例外も発生します。</text:p>
      <text:p text:style-name="P4">読み出し/書き込みレジスタには、読み出し専用ビットが含まれている場合があります。この場合、読み出し専用ビットへの書き込みは無視されます。</text:p>
      <text:p text:style-name="P4"/>
      <text:p text:style-name="P4"/>
      <text:p text:style-name="P88"/>
      <table:table table:name="表4" table:style-name="表4">
        <table:table-column table:style-name="表4.A"/>
        <table:table-column table:style-name="表4.B"/>
        <table:table-column table:style-name="表4.C"/>
        <table:table-column table:style-name="表4.D"/>
        <table:table-column table:style-name="表4.E"/>
        <table:table-row>
          <table:table-cell table:style-name="表4.A1" table:number-columns-spanned="3" office:value-type="string">
            <text:p text:style-name="P199">CSR アドレス</text:p>
          </table:table-cell>
          <table:covered-table-cell/>
          <table:covered-table-cell/>
          <table:table-cell table:style-name="表4.A1" table:number-rows-spanned="2" office:value-type="string">
            <text:p text:style-name="P199">16進</text:p>
          </table:table-cell>
          <table:table-cell table:style-name="表4.E1" table:number-rows-spanned="2" office:value-type="string">
            <text:p text:style-name="P257">使用とアクセシビリティ</text:p>
          </table:table-cell>
        </table:table-row>
        <table:table-row>
          <table:table-cell table:style-name="表4.A2" office:value-type="string">
            <text:p text:style-name="P199">[11:10]</text:p>
          </table:table-cell>
          <table:table-cell table:style-name="表4.A2" office:value-type="string">
            <text:p text:style-name="P199">[9:8]</text:p>
          </table:table-cell>
          <table:table-cell table:style-name="表4.A2" office:value-type="string">
            <text:p text:style-name="P199">[7:6]</text:p>
          </table:table-cell>
          <table:covered-table-cell/>
          <table:covered-table-cell/>
        </table:table-row>
        <table:table-row>
          <table:table-cell table:style-name="表4.A3" table:number-columns-spanned="5" office:value-type="string">
            <text:p text:style-name="P199">ユーザー CSRs</text:p>
          </table:table-cell>
          <table:covered-table-cell/>
          <table:covered-table-cell/>
          <table:covered-table-cell/>
          <table:covered-table-cell/>
        </table:table-row>
        <table:table-row>
          <table:table-cell table:style-name="表4.A2" office:value-type="string">
            <text:p text:style-name="P207">00</text:p>
            <text:p text:style-name="P207">01</text:p>
            <text:p text:style-name="P207">10</text:p>
            <text:p text:style-name="P207">11</text:p>
            <text:p text:style-name="P207">11</text:p>
          </table:table-cell>
          <table:table-cell table:style-name="表4.A2" office:value-type="string">
            <text:p text:style-name="P207">00</text:p>
            <text:p text:style-name="P207">00</text:p>
            <text:p text:style-name="P207">00</text:p>
            <text:p text:style-name="P207">00</text:p>
            <text:p text:style-name="P207">00</text:p>
          </table:table-cell>
          <table:table-cell table:style-name="表4.A2" office:value-type="string">
            <text:p text:style-name="P207">XX</text:p>
            <text:p text:style-name="P207">XX</text:p>
            <text:p text:style-name="P207">XX</text:p>
            <text:p text:style-name="P207">00-10</text:p>
            <text:p text:style-name="P207">11</text:p>
          </table:table-cell>
          <table:table-cell table:style-name="表4.A2" office:value-type="string">
            <text:p text:style-name="P207">0x000-0x0FF</text:p>
            <text:p text:style-name="P207">0x400-0x4FF</text:p>
            <text:p text:style-name="P207">0x800-0x8FF</text:p>
            <text:p text:style-name="P207">0xC00-0xCBF</text:p>
            <text:p text:style-name="P207">0xCC0-0xCFF</text:p>
          </table:table-cell>
          <table:table-cell table:style-name="表4.A3" office:value-type="string">
            <text:p text:style-name="P205">標準 読み／書き</text:p>
            <text:p text:style-name="P205">標準 読み／書き</text:p>
            <text:p text:style-name="P205">非標準 読み／書き</text:p>
            <text:p text:style-name="P205">標準 読み取り専用</text:p>
            <text:p text:style-name="P206">非標準 読み取り専用</text:p>
          </table:table-cell>
        </table:table-row>
        <table:table-row>
          <table:table-cell table:style-name="表4.A3" table:number-columns-spanned="5" office:value-type="string">
            <text:p text:style-name="P199">監督者 CSRs</text:p>
          </table:table-cell>
          <table:covered-table-cell/>
          <table:covered-table-cell/>
          <table:covered-table-cell/>
          <table:covered-table-cell/>
        </table:table-row>
        <table:table-row>
          <table:table-cell table:style-name="表4.A2" office:value-type="string">
            <text:p text:style-name="P208">00</text:p>
            <text:p text:style-name="P208">01</text:p>
            <text:p text:style-name="P208">01</text:p>
            <text:p text:style-name="P208">10</text:p>
            <text:p text:style-name="P208">10</text:p>
            <text:p text:style-name="P208">11</text:p>
            <text:p text:style-name="P208">11</text:p>
          </table:table-cell>
          <table:table-cell table:style-name="表4.A2" office:value-type="string">
            <text:p text:style-name="P208">01</text:p>
            <text:p text:style-name="P208">01</text:p>
            <text:p text:style-name="P208">01</text:p>
            <text:p text:style-name="P208">01</text:p>
            <text:p text:style-name="P208">01</text:p>
            <text:p text:style-name="P208">01</text:p>
            <text:p text:style-name="P208">01</text:p>
          </table:table-cell>
          <table:table-cell table:style-name="表4.A2" office:value-type="string">
            <text:p text:style-name="P208">XX</text:p>
            <text:p text:style-name="P208">00-10</text:p>
            <text:p text:style-name="P208">11</text:p>
            <text:p text:style-name="P208">00-10</text:p>
            <text:p text:style-name="P208">11</text:p>
            <text:p text:style-name="P208">00-10</text:p>
            <text:p text:style-name="P208">11</text:p>
          </table:table-cell>
          <table:table-cell table:style-name="表4.A2" office:value-type="string">
            <text:p text:style-name="P208">0x100-0x1FF</text:p>
            <text:p text:style-name="P208">0x500-0x5BF</text:p>
            <text:p text:style-name="P208">0x5C0-0x5FF</text:p>
            <text:p text:style-name="P208">0x900-0x9BF</text:p>
            <text:p text:style-name="P208">0x9C0-0x9FF</text:p>
            <text:p text:style-name="P208">0xD00-0xDBF</text:p>
            <text:p text:style-name="P208">0xDC0-0xDFF</text:p>
          </table:table-cell>
          <table:table-cell table:style-name="表4.A3" office:value-type="string">
            <text:p text:style-name="P206">標準 読み／書き</text:p>
            <text:p text:style-name="P206">標準 読み／書き</text:p>
            <text:p text:style-name="P206">非標準 読み／書き</text:p>
            <text:p text:style-name="P206">標準 読み／書き</text:p>
            <text:p text:style-name="P206">非標準 読み／書き</text:p>
            <text:p text:style-name="P206">標準 読み取り専用</text:p>
            <text:p text:style-name="P206">非標準 読み取り専用</text:p>
          </table:table-cell>
        </table:table-row>
        <table:table-row>
          <table:table-cell table:style-name="表4.A3" table:number-columns-spanned="5" office:value-type="string">
            <text:p text:style-name="P208">予約 CSRs</text:p>
          </table:table-cell>
          <table:covered-table-cell/>
          <table:covered-table-cell/>
          <table:covered-table-cell/>
          <table:covered-table-cell/>
        </table:table-row>
        <table:table-row>
          <table:table-cell table:style-name="表4.A2" office:value-type="string">
            <text:p text:style-name="P199">XX</text:p>
          </table:table-cell>
          <table:table-cell table:style-name="表4.A2" office:value-type="string">
            <text:p text:style-name="P199">10</text:p>
          </table:table-cell>
          <table:table-cell table:style-name="表4.A2" office:value-type="string">
            <text:p text:style-name="P199">XX</text:p>
          </table:table-cell>
          <table:table-cell table:style-name="表4.A2" office:value-type="string">
            <text:p text:style-name="P199">予約</text:p>
          </table:table-cell>
          <table:table-cell table:style-name="表4.A3" office:value-type="string">
            <text:p text:style-name="P257"/>
          </table:table-cell>
        </table:table-row>
        <table:table-row>
          <table:table-cell table:style-name="表4.A3" table:number-columns-spanned="5" office:value-type="string">
            <text:p text:style-name="P199">マシン CSRs</text:p>
          </table:table-cell>
          <table:covered-table-cell/>
          <table:covered-table-cell/>
          <table:covered-table-cell/>
          <table:covered-table-cell/>
        </table:table-row>
        <table:table-row>
          <table:table-cell table:style-name="表4.A2" office:value-type="string">
            <text:p text:style-name="P208">00</text:p>
            <text:p text:style-name="P208">01</text:p>
            <text:p text:style-name="P208">01</text:p>
            <text:p text:style-name="P208">01</text:p>
            <text:p text:style-name="P208">01</text:p>
            <text:p text:style-name="P208">10</text:p>
            <text:p text:style-name="P208">10</text:p>
            <text:p text:style-name="P208">11</text:p>
            <text:p text:style-name="P208">11</text:p>
          </table:table-cell>
          <table:table-cell table:style-name="表4.A2" office:value-type="string">
            <text:p text:style-name="P208">11</text:p>
            <text:p text:style-name="P208">11</text:p>
            <text:p text:style-name="P208">11</text:p>
            <text:p text:style-name="P208">11</text:p>
            <text:p text:style-name="P208">11</text:p>
            <text:p text:style-name="P208">11</text:p>
            <text:p text:style-name="P208">11</text:p>
            <text:p text:style-name="P208">11</text:p>
            <text:p text:style-name="P208">11</text:p>
          </table:table-cell>
          <table:table-cell table:style-name="表4.A2" office:value-type="string">
            <text:p text:style-name="P208">XX</text:p>
            <text:p text:style-name="P208">00-10</text:p>
            <text:p text:style-name="P208">10</text:p>
            <text:p text:style-name="P208">10</text:p>
            <text:p text:style-name="P208">11</text:p>
            <text:p text:style-name="P208">00-10</text:p>
            <text:p text:style-name="P208">11</text:p>
            <text:p text:style-name="P208">00-10</text:p>
            <text:p text:style-name="P208">11</text:p>
          </table:table-cell>
          <table:table-cell table:style-name="表4.A2" office:value-type="string">
            <text:p text:style-name="P208">0x300-0x3FF</text:p>
            <text:p text:style-name="P208">0x700-0x79F</text:p>
            <text:p text:style-name="P208">0x7A0-0x7AF</text:p>
            <text:p text:style-name="P208">0x7B0-0x7BF</text:p>
            <text:p text:style-name="P208">0x7C0-0x7FF</text:p>
            <text:p text:style-name="P208">0xB00-0xBBF</text:p>
            <text:p text:style-name="P208">0xBC0-0xBFF</text:p>
            <text:p text:style-name="P208">0xF00-0xFBF</text:p>
            <text:p text:style-name="P208">0xFC0-0xFFF</text:p>
          </table:table-cell>
          <table:table-cell table:style-name="表4.A3" office:value-type="string">
            <text:p text:style-name="P206">標準 読み／書き</text:p>
            <text:p text:style-name="P206">標準 読み／書き</text:p>
            <text:p text:style-name="P206">標準 読み／書き デバッグ CSRs</text:p>
            <text:p text:style-name="P206">デバッグモードのみ CSRs</text:p>
            <text:p text:style-name="P206">非標準 読み／書き</text:p>
            <text:p text:style-name="P206">標準 読み／書き</text:p>
            <text:p text:style-name="P206">非標準 読み／書き</text:p>
            <text:p text:style-name="P206">標準 読み取り専用</text:p>
            <text:p text:style-name="P206">非標準 読み取り専用</text:p>
          </table:table-cell>
        </table:table-row>
      </table:table>
      <text:p text:style-name="P4"/>
      <text:p text:style-name="P13">表2.1：RISC-V CSRアドレス範囲の割り当て。</text:p>
      <text:p text:style-name="P4"/>
      <text:p text:style-name="P4">表2.1はまた、標準と非標準の使用の間にCSRアドレスを割り当てる規則を示しています。</text:p>
      <text:p text:style-name="P4">非標準的な使用のために予約されたCSRアドレスは、将来の標準拡張によって再定義されません。</text:p>
      <text:p text:style-name="P4"/>
      <text:p text:style-name="P148">-----------------------------------------------------------------------------------------------------------------------------------</text:p>
      <text:p text:style-name="P100">私たちは、シャドーCSRsのためのCSRスペースの明示的な割り当てを廃止し、他のCSRsを割り当てた方がより柔軟になるようにしました。</text:p>
      <text:p text:style-name="P100">シャドーCSRsは、適切なR / W空間に追加することができます。</text:p>
      <text:p text:style-name="P100">カウンタは、現在の仕様では唯一のシャドーされたCSRです。</text:p>
      <text:p text:style-name="P100"/>
      <text:p text:style-name="P100">シャドーCSRsは読み取り／書き込み・アドレスを提供し、より高い特権レベルでより低い特権レベルで読取り専用のレジスタを変更することができます。</text:p>
      <text:p text:style-name="P100">1つの特権レベルで既に読取り/書込みシャドウ・アドレスが割り当てられている場合は、より高い特権レベルであれば、同じレジスタへの読み取り/書き込みアクセスに同じCSRアドレスを使用できます。</text:p>
      <text:p text:style-name="P100"/>
      <text:p text:style-name="P100">効果的な仮想化では、仮想化された環境内で可能な限り多くの命令をネイティブに実行する必要があり、特権アクセスは仮想マシンモニタ[1]にトラップします。</text:p>
      <text:p text:style-name="P100">より低い特権レベルで読み取り専用のCSRsは、より高い特権レベルで読み書き可能にされている場合、別のCSRアドレスにシャドーイングされます。</text:p>
      <text:p text:style-name="P100">これにより、許可された低特権アクセスのトラップを回避しながら、不正アクセスのトラップを引き起こします。<text:span text:style-name="T14">←発生させます。</text:span></text:p>
      <text:p text:style-name="P4"/>
      <text:p text:style-name="P4">マシンモード標準の読み書き可能なCSR 0x7A0-0x7BFは、デバッグシステムで使用するために予約されています。</text:p>
      <text:p text:style-name="P4">実装は、これらのレジスタへのマシンモードアクセスで不正な命令例外を発生させるべきです。<text:span text:style-name="T14">←必要があります。</text:span></text:p>
      <text:p text:style-name="P4"/>
      <text:p text:style-name="P58">-- 2018/10/27</text:p>
      <text:p text:style-name="P88"/>
      <text:p text:style-name="P4">2.2 CSRリスト</text:p>
      <text:p text:style-name="P4"/>
      <text:p text:style-name="P4">表2.2-2.5に、現在CSRアドレスが割り当てられているCSRsの一覧を示します。</text:p>
      <text:p text:style-name="P4">タイマー、カウンタ、および浮動小数点CSRsは、標準的なユーザレベルのCSRであり、N拡張によって追加されたユーザトラップレジスタも追加されています。</text:p>
      <text:p text:style-name="P4">他のレジスタは、次の章で説明するように、特権コードによって使用されます。</text:p>
      <text:p text:style-name="P4">すべての実装ですべてのレジスタが必要というわけではないことに注意してください。</text:p>
      <text:p text:style-name="P4"/>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203">番号</text:p>
          </table:table-cell>
          <table:table-cell table:style-name="表5.A1" office:value-type="string">
            <text:p text:style-name="P203">特権</text:p>
          </table:table-cell>
          <table:table-cell table:style-name="表5.A1" office:value-type="string">
            <text:p text:style-name="P203">名前</text:p>
          </table:table-cell>
          <table:table-cell table:style-name="表5.D1" office:value-type="string">
            <text:p text:style-name="P203">説明</text:p>
          </table:table-cell>
        </table:table-row>
        <table:table-row>
          <table:table-cell table:style-name="表5.A2" table:number-columns-spanned="4" office:value-type="string">
            <text:p text:style-name="P259">ユーザートラップ設定</text:p>
          </table:table-cell>
          <table:covered-table-cell/>
          <table:covered-table-cell/>
          <table:covered-table-cell/>
        </table:table-row>
        <table:table-row>
          <table:table-cell table:style-name="表5.A3" office:value-type="string">
            <text:p text:style-name="P209">0x000</text:p>
            <text:p text:style-name="P209">0x004</text:p>
            <text:p text:style-name="P209">0x005</text:p>
          </table:table-cell>
          <table:table-cell table:style-name="表5.A3" office:value-type="string">
            <text:p text:style-name="P209">URW</text:p>
            <text:p text:style-name="P209">URW</text:p>
            <text:p text:style-name="P209">URW</text:p>
          </table:table-cell>
          <table:table-cell table:style-name="表5.A3" office:value-type="string">
            <text:p text:style-name="P209">ustatus</text:p>
            <text:p text:style-name="P209">uie</text:p>
            <text:p text:style-name="P209">utvec</text:p>
          </table:table-cell>
          <table:table-cell table:style-name="表5.A2" office:value-type="string">
            <text:p text:style-name="P203">ユーザー状態レジスタ。</text:p>
            <text:p text:style-name="P203">ユーザー割り込み有効レジスタ。</text:p>
            <text:p text:style-name="P203">ユーザトラップハンドラのベースアドレス。</text:p>
          </table:table-cell>
        </table:table-row>
        <table:table-row>
          <table:table-cell table:style-name="表5.A2" table:number-columns-spanned="4" office:value-type="string">
            <text:p text:style-name="P259">ユーザートラップ処理</text:p>
          </table:table-cell>
          <table:covered-table-cell/>
          <table:covered-table-cell/>
          <table:covered-table-cell/>
        </table:table-row>
        <table:table-row>
          <table:table-cell table:style-name="表5.A3" office:value-type="string">
            <text:p text:style-name="P203">0x040</text:p>
            <text:p text:style-name="P210">0x041</text:p>
            <text:p text:style-name="P210">0x042</text:p>
            <text:p text:style-name="P210">0x043</text:p>
            <text:p text:style-name="P210">0x044</text:p>
          </table:table-cell>
          <table:table-cell table:style-name="表5.A3" office:value-type="string">
            <text:p text:style-name="P210">URW</text:p>
            <text:p text:style-name="P210">URW</text:p>
            <text:p text:style-name="P210">URW</text:p>
            <text:p text:style-name="P210">URW</text:p>
            <text:p text:style-name="P210">URW</text:p>
          </table:table-cell>
          <table:table-cell table:style-name="表5.A3" office:value-type="string">
            <text:p text:style-name="P210">uscratch</text:p>
            <text:p text:style-name="P210">uepc</text:p>
            <text:p text:style-name="P210">ucause</text:p>
            <text:p text:style-name="P210">utval</text:p>
            <text:p text:style-name="P210"><text:span text:style-name="T24">u</text:span>ip</text:p>
          </table:table-cell>
          <table:table-cell table:style-name="表5.A2" office:value-type="string">
            <text:p text:style-name="P60">ユーザトラップハンドラのためのスクラッチレジスタ。</text:p>
            <text:p text:style-name="P60">ユーザー例外プログラムカウンタ。</text:p>
            <text:p text:style-name="P60">ユーザトラップの原因。</text:p>
            <text:p text:style-name="P60">ユーザーのアドレスまたは命令が<text:span text:style-name="T1">不正</text:span>。</text:p>
            <text:p text:style-name="P60">ユーザー割り込み保留中。</text:p>
          </table:table-cell>
        </table:table-row>
        <table:table-row>
          <table:table-cell table:style-name="表5.A2" table:number-columns-spanned="4" office:value-type="string">
            <text:p text:style-name="P65">ユーザ浮動小数点CSR<text:span text:style-name="T1">s</text:span></text:p>
          </table:table-cell>
          <table:covered-table-cell/>
          <table:covered-table-cell/>
          <table:covered-table-cell/>
        </table:table-row>
        <table:table-row>
          <table:table-cell table:style-name="表5.A3" office:value-type="string">
            <text:p text:style-name="P203">0x001</text:p>
            <text:p text:style-name="P203">0x002</text:p>
            <text:p text:style-name="P203">0x003</text:p>
          </table:table-cell>
          <table:table-cell table:style-name="表5.A3" office:value-type="string">
            <text:p text:style-name="P203">URW</text:p>
            <text:p text:style-name="P211">URW</text:p>
            <text:p text:style-name="P211">URW</text:p>
          </table:table-cell>
          <table:table-cell table:style-name="表5.A3" office:value-type="string">
            <text:p text:style-name="P211">fflags</text:p>
            <text:p text:style-name="P211">frm</text:p>
            <text:p text:style-name="P211">fcsr</text:p>
          </table:table-cell>
          <table:table-cell table:style-name="表5.A2" office:value-type="string">
            <text:p text:style-name="P257">浮動小数点発生例外。</text:p>
            <text:p text:style-name="P257">浮動小数点動的丸めモード<text:span text:style-name="T1">。</text:span></text:p>
            <text:p text:style-name="P60">浮動小数点制御およ<text:span text:style-name="T1">び状態</text:span>レジスタ(frm + fflags)<text:span text:style-name="T1">。</text:span></text:p>
          </table:table-cell>
        </table:table-row>
        <table:table-row>
          <table:table-cell table:style-name="表5.A2" table:number-columns-spanned="4" office:value-type="string">
            <text:p text:style-name="P259">ユーザカウンタ/タイマ</text:p>
          </table:table-cell>
          <table:covered-table-cell/>
          <table:covered-table-cell/>
          <table:covered-table-cell/>
        </table:table-row>
        <table:table-row>
          <table:table-cell table:style-name="表5.A3" office:value-type="string">
            <text:p text:style-name="P211">0xC00</text:p>
            <text:p text:style-name="P211">0xC01</text:p>
            <text:p text:style-name="P211">0xC02</text:p>
            <text:p text:style-name="P211">0xC03</text:p>
            <text:p text:style-name="P211">0xC04</text:p>
            <text:p text:style-name="P211"/>
            <text:p text:style-name="P211">0xC1F</text:p>
            <text:p text:style-name="P211">0xC80</text:p>
            <text:p text:style-name="P211">0xC81</text:p>
            <text:p text:style-name="P211">0xC82</text:p>
            <text:p text:style-name="P211">0xC83</text:p>
            <text:p text:style-name="P211">0xC84</text:p>
            <text:p text:style-name="P211"/>
            <text:p text:style-name="P211">0xC9F</text:p>
          </table:table-cell>
          <table:table-cell table:style-name="表5.A3" office:value-type="string">
            <text:p text:style-name="P211">URO</text:p>
            <text:p text:style-name="P212">URO</text:p>
            <text:p text:style-name="P212">URO</text:p>
            <text:p text:style-name="P212">URO</text:p>
            <text:p text:style-name="P212">URO</text:p>
            <text:p text:style-name="P212"/>
            <text:p text:style-name="P212">URO</text:p>
            <text:p text:style-name="P212">URO</text:p>
            <text:p text:style-name="P212">URO</text:p>
            <text:p text:style-name="P212">URO</text:p>
            <text:p text:style-name="P212">URO</text:p>
            <text:p text:style-name="P212">URO</text:p>
            <text:p text:style-name="P212"/>
            <text:p text:style-name="P212">URO</text:p>
          </table:table-cell>
          <table:table-cell table:style-name="表5.A3" office:value-type="string">
            <text:p text:style-name="P214">cycle</text:p>
            <text:p text:style-name="P214">time</text:p>
            <text:p text:style-name="P214">insret</text:p>
            <text:p text:style-name="P214">hpmcounter3</text:p>
            <text:p text:style-name="P214">hpmcounter4</text:p>
            <text:p text:style-name="P214">：</text:p>
            <text:p text:style-name="P214">hpmcounter31</text:p>
            <text:p text:style-name="P214">cycleh</text:p>
            <text:p text:style-name="P214">timeh</text:p>
            <text:p text:style-name="P214">instreth</text:p>
            <text:p text:style-name="P214">hpmcounter3h</text:p>
            <text:p text:style-name="P214">hpmcounter4h</text:p>
            <text:p text:style-name="P214">：</text:p>
            <text:p text:style-name="P214">hpmcounter31h</text:p>
          </table:table-cell>
          <table:table-cell table:style-name="表5.A2" office:value-type="string">
            <text:p text:style-name="P257">RDCYCLE命令のサイクルカウンタ。</text:p>
            <text:p text:style-name="P213">RDTIME命令のタイマ。</text:p>
            <text:p text:style-name="P213">RDINSTRET命令の命令リタイヤカウンタ。</text:p>
            <text:p text:style-name="P213">パフォーマンス監視カウンタ</text:p>
            <text:p text:style-name="P213">パフォーマンス監視カウンタ</text:p>
            <text:p text:style-name="P213"/>
            <text:p text:style-name="P67">パフォーマンス監視カウンタ</text:p>
            <text:p text:style-name="P60"><text:span text:style-name="T6">cycle</text:span><text:span text:style-name="T5">の上位32ビット、RV32Iのみ</text:span></text:p>
            <text:p text:style-name="P60"><text:span text:style-name="T6">time</text:span><text:span text:style-name="T5">の上位32ビット、RV32Iのみ。</text:span></text:p>
            <text:p text:style-name="P60"><text:span text:style-name="T6">instret</text:span><text:span text:style-name="T5">の上位32ビット、RV32Iのみ。</text:span></text:p>
            <text:p text:style-name="P67">hpmcounter3の上位32ビット、RV32Iのみ。</text:p>
            <text:p text:style-name="P60"><text:span text:style-name="T5">hpmcounter</text:span><text:span text:style-name="T7">4</text:span><text:span text:style-name="T5">の上位32ビット、RV32Iのみ。</text:span></text:p>
            <text:p text:style-name="P67"/>
            <text:p text:style-name="P60"><text:span text:style-name="T5">hpmcounter3</text:span><text:span text:style-name="T7">1</text:span><text:span text:style-name="T5">の上位32ビット、RV32Iのみ。</text:span></text:p>
          </table:table-cell>
        </table:table-row>
      </table:table>
      <text:p text:style-name="P4"/>
      <text:p text:style-name="P13">表2.2：現在割り当てられているRISC-VユーザーレベルのCSRアドレス。</text:p>
      <text:p text:style-name="P4"/>
      <text:p text:style-name="P4"/>
      <text:p text:style-name="P88"/>
      <text:p text:style-name="P4"/>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215">番号</text:p>
          </table:table-cell>
          <table:table-cell table:style-name="表6.A1" office:value-type="string">
            <text:p text:style-name="P203">特権</text:p>
          </table:table-cell>
          <table:table-cell table:style-name="表6.A1" office:value-type="string">
            <text:p text:style-name="P203">名前</text:p>
          </table:table-cell>
          <table:table-cell table:style-name="表6.D1" office:value-type="string">
            <text:p text:style-name="P203">説明</text:p>
          </table:table-cell>
        </table:table-row>
        <table:table-row>
          <table:table-cell table:style-name="表6.A2" table:number-columns-spanned="4" office:value-type="string">
            <text:p text:style-name="P199">監督者トラップ設定</text:p>
          </table:table-cell>
          <table:covered-table-cell/>
          <table:covered-table-cell/>
          <table:covered-table-cell/>
        </table:table-row>
        <table:table-row>
          <table:table-cell table:style-name="表6.A3" office:value-type="string">
            <text:p text:style-name="P215">0x100</text:p>
            <text:p text:style-name="P215">0x102</text:p>
            <text:p text:style-name="P215">0x103</text:p>
            <text:p text:style-name="P215">0x104</text:p>
            <text:p text:style-name="P215">0x105</text:p>
            <text:p text:style-name="P215">0x106</text:p>
          </table:table-cell>
          <table:table-cell table:style-name="表6.A3" office:value-type="string">
            <text:p text:style-name="P215">SRW</text:p>
            <text:p text:style-name="P215">SRW</text:p>
            <text:p text:style-name="P215">SRW</text:p>
            <text:p text:style-name="P215">SRW</text:p>
            <text:p text:style-name="P215">SRW</text:p>
            <text:p text:style-name="P215">SRW</text:p>
          </table:table-cell>
          <table:table-cell table:style-name="表6.A3" office:value-type="string">
            <text:p text:style-name="P215">sstatus</text:p>
            <text:p text:style-name="P215">sedeleg</text:p>
            <text:p text:style-name="P215">sideleg</text:p>
            <text:p text:style-name="P215">sie</text:p>
            <text:p text:style-name="P215">stvec</text:p>
            <text:p text:style-name="P215">scountern</text:p>
          </table:table-cell>
          <table:table-cell table:style-name="表6.A2" office:value-type="string">
            <text:p text:style-name="P60"><text:span text:style-name="T8">監督者状態</text:span>レジスタ。</text:p>
            <text:p text:style-name="P60"><text:span text:style-name="T1">監督者</text:span>例外委任登録。</text:p>
            <text:p text:style-name="P60">監督者割り込み委譲レジスタ。</text:p>
            <text:p text:style-name="P66">監督者割り込み有効レジスタ。</text:p>
            <text:p text:style-name="P66">監督者トラップハンドラのベースアドレス。</text:p>
            <text:p text:style-name="P66">監督者カウンタ有効。</text:p>
          </table:table-cell>
        </table:table-row>
        <table:table-row>
          <table:table-cell table:style-name="表6.A2" table:number-columns-spanned="4" office:value-type="string">
            <text:p text:style-name="P65">監督者トラップの処理</text:p>
          </table:table-cell>
          <table:covered-table-cell/>
          <table:covered-table-cell/>
          <table:covered-table-cell/>
        </table:table-row>
        <table:table-row>
          <table:table-cell table:style-name="表6.A3" office:value-type="string">
            <text:p text:style-name="P215">0x140</text:p>
            <text:p text:style-name="P215">0x141</text:p>
            <text:p text:style-name="P215">0x142</text:p>
            <text:p text:style-name="P215">0x143</text:p>
            <text:p text:style-name="P215">0x144</text:p>
          </table:table-cell>
          <table:table-cell table:style-name="表6.A3" office:value-type="string">
            <text:p text:style-name="P215">SRW</text:p>
            <text:p text:style-name="P215">SRW</text:p>
            <text:p text:style-name="P215">SRW</text:p>
            <text:p text:style-name="P215">SRW</text:p>
            <text:p text:style-name="P215">SRW</text:p>
          </table:table-cell>
          <table:table-cell table:style-name="表6.A3" office:value-type="string">
            <text:p text:style-name="P215">sscratch</text:p>
            <text:p text:style-name="P215">sepc</text:p>
            <text:p text:style-name="P215">scause</text:p>
            <text:p text:style-name="P215">stval</text:p>
            <text:p text:style-name="P215">sip</text:p>
          </table:table-cell>
          <table:table-cell table:style-name="表6.A2" office:value-type="string">
            <text:p text:style-name="P60">監督者トラップハンドラのスクラッチレジスタ。</text:p>
            <text:p text:style-name="P60">監督者例外プログラムカウンタ。</text:p>
            <text:p text:style-name="P60">監督者トラップの原因。</text:p>
            <text:p text:style-name="P60">監督者の不良アドレスまたは命令。</text:p>
            <text:p text:style-name="P60">監督者割り込み保留中。</text:p>
          </table:table-cell>
        </table:table-row>
        <table:table-row>
          <table:table-cell table:style-name="表6.A2" table:number-columns-spanned="4" office:value-type="string">
            <text:p text:style-name="P259">監督者保護と翻訳</text:p>
          </table:table-cell>
          <table:covered-table-cell/>
          <table:covered-table-cell/>
          <table:covered-table-cell/>
        </table:table-row>
        <table:table-row>
          <table:table-cell table:style-name="表6.A3" office:value-type="string">
            <text:p text:style-name="P216">0x180</text:p>
          </table:table-cell>
          <table:table-cell table:style-name="表6.A3" office:value-type="string">
            <text:p text:style-name="P216">SRW</text:p>
          </table:table-cell>
          <table:table-cell table:style-name="表6.A3" office:value-type="string">
            <text:p text:style-name="P216">satp</text:p>
          </table:table-cell>
          <table:table-cell table:style-name="表6.A2" office:value-type="string">
            <text:p text:style-name="P257">監督者のアドレス変換と保護</text:p>
          </table:table-cell>
        </table:table-row>
      </table:table>
      <text:p text:style-name="P4"/>
      <text:p text:style-name="P13">表2.3：現在割り当てられているRISC-V監督者レベルのCSRアドレス。</text:p>
      <text:p text:style-name="P4"/>
      <text:p text:style-name="P4">-<text:span text:style-name="T14">- scratch register ってなんだろ。scratchって削るとか、引っ掻くっていういみだよね。</text:span></text:p>
      <text:p text:style-name="P4"/>
      <text:p text:style-name="P4"/>
      <text:p text:style-name="P88"/>
      <text:p text:style-name="P4"/>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217">番号</text:p>
          </table:table-cell>
          <table:table-cell table:style-name="表7.A1" office:value-type="string">
            <text:p text:style-name="P203">特権</text:p>
          </table:table-cell>
          <table:table-cell table:style-name="表7.A1" office:value-type="string">
            <text:p text:style-name="P203">名前</text:p>
          </table:table-cell>
          <table:table-cell table:style-name="表7.D1" office:value-type="string">
            <text:p text:style-name="P203">説明</text:p>
          </table:table-cell>
        </table:table-row>
        <table:table-row>
          <table:table-cell table:style-name="表7.A2" table:number-columns-spanned="4" office:value-type="string">
            <text:p text:style-name="P259">マシン情報レジスタ</text:p>
          </table:table-cell>
          <table:covered-table-cell/>
          <table:covered-table-cell/>
          <table:covered-table-cell/>
        </table:table-row>
        <table:table-row>
          <table:table-cell table:style-name="表7.A3" office:value-type="string">
            <text:p text:style-name="P217">0xF11</text:p>
            <text:p text:style-name="P217">0xF12</text:p>
            <text:p text:style-name="P217">0xF13</text:p>
            <text:p text:style-name="P217">0xF14</text:p>
          </table:table-cell>
          <table:table-cell table:style-name="表7.A3" office:value-type="string">
            <text:p text:style-name="P217">MRO</text:p>
            <text:p text:style-name="P217">MRO</text:p>
            <text:p text:style-name="P217">MRO</text:p>
            <text:p text:style-name="P217">MRO</text:p>
          </table:table-cell>
          <table:table-cell table:style-name="表7.A3" office:value-type="string">
            <text:p text:style-name="P217">mvendorid</text:p>
            <text:p text:style-name="P217">marchid</text:p>
            <text:p text:style-name="P217">mimpid</text:p>
            <text:p text:style-name="P217">mhartid</text:p>
          </table:table-cell>
          <table:table-cell table:style-name="表7.A2" office:value-type="string">
            <text:p text:style-name="P257">ベンダーID。</text:p>
            <text:p text:style-name="P257">アーキテクチャID。</text:p>
            <text:p text:style-name="P257">実装ID。</text:p>
            <text:p text:style-name="P60">ハードウェアスレッドID。</text:p>
          </table:table-cell>
        </table:table-row>
        <table:table-row>
          <table:table-cell table:style-name="表7.A2" table:number-columns-spanned="4" office:value-type="string">
            <text:p text:style-name="P259">マシントラップ<text:span text:style-name="T9">設定</text:span></text:p>
          </table:table-cell>
          <table:covered-table-cell/>
          <table:covered-table-cell/>
          <table:covered-table-cell/>
        </table:table-row>
        <table:table-row>
          <table:table-cell table:style-name="表7.A3" office:value-type="string">
            <text:p text:style-name="P217">0x300</text:p>
            <text:p text:style-name="P217">0x301</text:p>
            <text:p text:style-name="P217">0x302</text:p>
            <text:p text:style-name="P217">0x303</text:p>
            <text:p text:style-name="P217">0x304</text:p>
            <text:p text:style-name="P217">0x305</text:p>
            <text:p text:style-name="P217">0x306</text:p>
          </table:table-cell>
          <table:table-cell table:style-name="表7.A3" office:value-type="string">
            <text:p text:style-name="P217">MRW</text:p>
            <text:p text:style-name="P217">MRW</text:p>
            <text:p text:style-name="P217">MRW</text:p>
            <text:p text:style-name="P217">MRW</text:p>
            <text:p text:style-name="P217">MRW</text:p>
            <text:p text:style-name="P217">MRW</text:p>
            <text:p text:style-name="P217">MRW</text:p>
          </table:table-cell>
          <table:table-cell table:style-name="表7.A3" office:value-type="string">
            <text:p text:style-name="P217">mstatus</text:p>
            <text:p text:style-name="P217">misa</text:p>
            <text:p text:style-name="P217">medeleg</text:p>
            <text:p text:style-name="P217">mideleg</text:p>
            <text:p text:style-name="P217">mie</text:p>
            <text:p text:style-name="P217">mtvec</text:p>
            <text:p text:style-name="P217">mcounteren</text:p>
          </table:table-cell>
          <table:table-cell table:style-name="表7.A2" office:value-type="string">
            <text:p text:style-name="P257">マシン<text:span text:style-name="T10">状態</text:span>レジスタ。</text:p>
            <text:p text:style-name="P60">ISAと拡張機能</text:p>
            <text:p text:style-name="P60">マシン例外委譲レジスタ。</text:p>
            <text:p text:style-name="P60">マシン割り込み委譲レジスタ。</text:p>
            <text:p text:style-name="P60">マシン割込み許可レジスタ。</text:p>
            <text:p text:style-name="P60">マシントラップハンドラのベースアドレス。</text:p>
            <text:p text:style-name="P60">マシンカウンター<text:span text:style-name="T10">有効</text:span>。</text:p>
          </table:table-cell>
        </table:table-row>
        <table:table-row>
          <table:table-cell table:style-name="表7.A2" table:number-columns-spanned="4" office:value-type="string">
            <text:p text:style-name="P65">マシントラップの処理</text:p>
          </table:table-cell>
          <table:covered-table-cell/>
          <table:covered-table-cell/>
          <table:covered-table-cell/>
        </table:table-row>
        <table:table-row>
          <table:table-cell table:style-name="表7.A3" office:value-type="string">
            <text:p text:style-name="P218">0x340</text:p>
            <text:p text:style-name="P218">0x341</text:p>
            <text:p text:style-name="P218">0x342</text:p>
            <text:p text:style-name="P218">0x343</text:p>
            <text:p text:style-name="P218">0x344</text:p>
          </table:table-cell>
          <table:table-cell table:style-name="表7.A3" office:value-type="string">
            <text:p text:style-name="P218">MRW</text:p>
            <text:p text:style-name="P218">MRW</text:p>
            <text:p text:style-name="P218">MRW</text:p>
            <text:p text:style-name="P218">MRW</text:p>
            <text:p text:style-name="P218">MRW</text:p>
          </table:table-cell>
          <table:table-cell table:style-name="表7.A3" office:value-type="string">
            <text:p text:style-name="P218">mscratch</text:p>
            <text:p text:style-name="P218">mepc</text:p>
            <text:p text:style-name="P218">mcause</text:p>
            <text:p text:style-name="P218">mtval</text:p>
            <text:p text:style-name="P218">mip</text:p>
          </table:table-cell>
          <table:table-cell table:style-name="表7.A2" office:value-type="string">
            <text:p text:style-name="P257">マシントラップハンドラのスクラッチレジスタ。</text:p>
            <text:p text:style-name="P257">マシン例外プログラムカウンタ。</text:p>
            <text:p text:style-name="P257">マシントラップ原因。</text:p>
            <text:p text:style-name="P60">マシンのアドレスまたは命令<text:span text:style-name="T10">が</text:span>不正。</text:p>
            <text:p text:style-name="P61">マシン割り込み保留中。</text:p>
          </table:table-cell>
        </table:table-row>
        <table:table-row>
          <table:table-cell table:style-name="表7.A2" table:number-columns-spanned="4" office:value-type="string">
            <text:p text:style-name="P259"><text:span text:style-name="T1">マシン</text:span>の保護と翻訳</text:p>
          </table:table-cell>
          <table:covered-table-cell/>
          <table:covered-table-cell/>
          <table:covered-table-cell/>
        </table:table-row>
        <table:table-row>
          <table:table-cell table:style-name="表7.A3" office:value-type="string">
            <text:p text:style-name="P218">0x3A0</text:p>
            <text:p text:style-name="P218">0x3A1</text:p>
            <text:p text:style-name="P218">0x3A2</text:p>
            <text:p text:style-name="P218">0x3A3</text:p>
            <text:p text:style-name="P218">0x3B0</text:p>
            <text:p text:style-name="P218">0x3B1</text:p>
            <text:p text:style-name="P218"/>
            <text:p text:style-name="P218">0x3BF</text:p>
          </table:table-cell>
          <table:table-cell table:style-name="表7.A3" office:value-type="string">
            <text:p text:style-name="P218">MRW</text:p>
            <text:p text:style-name="P218">MRW</text:p>
            <text:p text:style-name="P218">MRW</text:p>
            <text:p text:style-name="P218">MRW</text:p>
            <text:p text:style-name="P218">MRW</text:p>
            <text:p text:style-name="P218">MRW</text:p>
            <text:p text:style-name="P218"/>
            <text:p text:style-name="P218">MRW</text:p>
          </table:table-cell>
          <table:table-cell table:style-name="表7.A3" office:value-type="string">
            <text:p text:style-name="P218">pmpcfg0</text:p>
            <text:p text:style-name="P218">pmpcfg1</text:p>
            <text:p text:style-name="P218">pmpcfg2</text:p>
            <text:p text:style-name="P218">pmpcfg3</text:p>
            <text:p text:style-name="P218">pmpaddr0</text:p>
            <text:p text:style-name="P218">pmpaddr1</text:p>
            <text:p text:style-name="P218">：</text:p>
            <text:p text:style-name="P218">pmpaddr15</text:p>
          </table:table-cell>
          <table:table-cell table:style-name="表7.A2" office:value-type="string">
            <text:p text:style-name="P257">物理メモリ保護構成。</text:p>
            <text:p text:style-name="P60">物理メモリ保護構成、RV32のみ。</text:p>
            <text:p text:style-name="P60">物理メモリ保護構成<text:span text:style-name="T1">。</text:span></text:p>
            <text:p text:style-name="P69">物理メモリ保護構成、RV32のみ。</text:p>
            <text:p text:style-name="P69">物理メモリ保護アドレスレジスタ。</text:p>
            <text:p text:style-name="P69">物理メモリ保護アドレスレジスタ。</text:p>
            <text:p text:style-name="P69">：</text:p>
            <text:p text:style-name="P69">物理メモリ保護アドレスレジスタ。</text:p>
          </table:table-cell>
        </table:table-row>
      </table:table>
      <text:p text:style-name="P4"/>
      <text:p text:style-name="P13">表2.4：現在割り当てられているRISC-VマシンレベルのCSRアドレス。</text:p>
      <text:p text:style-name="P4"/>
      <text:p text:style-name="P4"/>
      <text:p text:style-name="P88"/>
      <text:p text:style-name="P4"/>
      <table:table table:name="表8" table:style-name="表8">
        <table:table-column table:style-name="表8.A" table:number-columns-repeated="2"/>
        <table:table-column table:style-name="表8.C"/>
        <table:table-column table:style-name="表8.D"/>
        <table:table-row>
          <table:table-cell table:style-name="表8.A1" office:value-type="string">
            <text:p text:style-name="P218">番号</text:p>
          </table:table-cell>
          <table:table-cell table:style-name="表8.A1" office:value-type="string">
            <text:p text:style-name="P203">特権</text:p>
          </table:table-cell>
          <table:table-cell table:style-name="表8.A1" office:value-type="string">
            <text:p text:style-name="P203">名前</text:p>
          </table:table-cell>
          <table:table-cell table:style-name="表8.D1" office:value-type="string">
            <text:p text:style-name="P203">説明</text:p>
          </table:table-cell>
        </table:table-row>
        <table:table-row>
          <table:table-cell table:style-name="表8.A2" table:number-columns-spanned="4" office:value-type="string">
            <text:p text:style-name="P259">マシンカウンタ/タイマ</text:p>
          </table:table-cell>
          <table:covered-table-cell/>
          <table:covered-table-cell/>
          <table:covered-table-cell/>
        </table:table-row>
        <table:table-row>
          <table:table-cell table:style-name="表8.A3" office:value-type="string">
            <text:p text:style-name="P218">0xB00</text:p>
            <text:p text:style-name="P218">0xB02</text:p>
            <text:p text:style-name="P218">0xB03</text:p>
            <text:p text:style-name="P218">0xB04</text:p>
            <text:p text:style-name="P218"/>
            <text:p text:style-name="P218">0xB1F</text:p>
            <text:p text:style-name="P218">0xB80</text:p>
            <text:p text:style-name="P218">0xB82</text:p>
            <text:p text:style-name="P218">0xB83</text:p>
            <text:p text:style-name="P218">0xB84</text:p>
            <text:p text:style-name="P218"/>
            <text:p text:style-name="P218">0xB9F</text:p>
          </table:table-cell>
          <table:table-cell table:style-name="表8.A3" office:value-type="string">
            <text:p text:style-name="P218">MRW</text:p>
            <text:p text:style-name="P218">MRW</text:p>
            <text:p text:style-name="P218">MRW</text:p>
            <text:p text:style-name="P218">MRW</text:p>
            <text:p text:style-name="P218"/>
            <text:p text:style-name="P218">MRW</text:p>
            <text:p text:style-name="P218">MRW</text:p>
            <text:p text:style-name="P218">MRW</text:p>
            <text:p text:style-name="P218">MRW</text:p>
            <text:p text:style-name="P218">MRW</text:p>
            <text:p text:style-name="P218"/>
            <text:p text:style-name="P218">MRW</text:p>
          </table:table-cell>
          <table:table-cell table:style-name="表8.A3" office:value-type="string">
            <text:p text:style-name="P218">mcycle</text:p>
            <text:p text:style-name="P218">minstret</text:p>
            <text:p text:style-name="P218">mhpmcounter3</text:p>
            <text:p text:style-name="P218">mhpmcounter4</text:p>
            <text:p text:style-name="P218">：</text:p>
            <text:p text:style-name="P218">mhpmcounter31</text:p>
            <text:p text:style-name="P219">mcycleh</text:p>
            <text:p text:style-name="P219">minstreth</text:p>
            <text:p text:style-name="P219">mhpmcounter3h</text:p>
            <text:p text:style-name="P219">mhpmcounter4h</text:p>
            <text:p text:style-name="P219">：</text:p>
            <text:p text:style-name="P219">mhpmcounter31h</text:p>
          </table:table-cell>
          <table:table-cell table:style-name="表8.A2" office:value-type="string">
            <text:p text:style-name="P60">マシンサイクルカウンタ。</text:p>
            <text:p text:style-name="P62">マシン命令 – 退役カウンタ。</text:p>
            <text:p text:style-name="P60">マシン性能監視カウンタ。</text:p>
            <text:p text:style-name="P60">マシン性能監視カウンタ。</text:p>
            <text:p text:style-name="P60"/>
            <text:p text:style-name="P60">マシン性能監視カウンタ。</text:p>
            <text:p text:style-name="P60">mcycleの上位32ビット、RV32Iのみ。</text:p>
            <text:p text:style-name="P60">minstretの上位32ビット、RV32Iのみ。</text:p>
            <text:p text:style-name="P60">mhpmcounter3の上位32ビット、RV32Iのみ。</text:p>
            <text:p text:style-name="P60">mhpmcounter<text:span text:style-name="T11">4</text:span>の上位32ビット、RV32Iのみ。</text:p>
            <text:p text:style-name="P60"/>
            <text:p text:style-name="P60">mhpmcounter3<text:span text:style-name="T11">1</text:span>の上位32ビット、RV32Iのみ。</text:p>
          </table:table-cell>
        </table:table-row>
        <table:table-row>
          <table:table-cell table:style-name="表8.A2" table:number-columns-spanned="4" office:value-type="string">
            <text:p text:style-name="P65">マシンカウンタ設定</text:p>
          </table:table-cell>
          <table:covered-table-cell/>
          <table:covered-table-cell/>
          <table:covered-table-cell/>
        </table:table-row>
        <table:table-row>
          <table:table-cell table:style-name="表8.A3" office:value-type="string">
            <text:p text:style-name="P219">0x323</text:p>
            <text:p text:style-name="P219">0x324</text:p>
            <text:p text:style-name="P219"/>
            <text:p text:style-name="P219">0x33F</text:p>
          </table:table-cell>
          <table:table-cell table:style-name="表8.A3" office:value-type="string">
            <text:p text:style-name="P219">MRW</text:p>
            <text:p text:style-name="P219">MRW</text:p>
            <text:p text:style-name="P219"/>
            <text:p text:style-name="P219">MRW</text:p>
          </table:table-cell>
          <table:table-cell table:style-name="表8.A3" office:value-type="string">
            <text:p text:style-name="P219">mhpmevent3</text:p>
            <text:p text:style-name="P219">mhpmevent4</text:p>
            <text:p text:style-name="P219"/>
            <text:p text:style-name="P219">mhpmevent31</text:p>
          </table:table-cell>
          <table:table-cell table:style-name="表8.A2" office:value-type="string">
            <text:p text:style-name="P60">マシン<text:span text:style-name="T11">性能</text:span>監視イベントセレクタ</text:p>
            <text:p text:style-name="P62">マシン<text:span text:style-name="T11">性能</text:span>監視イベントセレクタ</text:p>
            <text:p text:style-name="P62"/>
            <text:p text:style-name="P62">マシン<text:span text:style-name="T11">性能</text:span>監視イベントセレクタ</text:p>
          </table:table-cell>
        </table:table-row>
        <table:table-row>
          <table:table-cell table:style-name="表8.A2" table:number-columns-spanned="4" office:value-type="string">
            <text:p text:style-name="P259">デバッグ/<text:span text:style-name="T12">追跡</text:span>レジスタ（デバッグモードと共有）</text:p>
          </table:table-cell>
          <table:covered-table-cell/>
          <table:covered-table-cell/>
          <table:covered-table-cell/>
        </table:table-row>
        <table:table-row>
          <table:table-cell table:style-name="表8.A3" office:value-type="string">
            <text:p text:style-name="P219">0x7A0</text:p>
            <text:p text:style-name="P219">0x7A1</text:p>
            <text:p text:style-name="P219">0x7A2</text:p>
            <text:p text:style-name="P219">0x7A3</text:p>
          </table:table-cell>
          <table:table-cell table:style-name="表8.A3" office:value-type="string">
            <text:p text:style-name="P219">MRW</text:p>
            <text:p text:style-name="P219">MRW</text:p>
            <text:p text:style-name="P219">MRW</text:p>
            <text:p text:style-name="P219">MRW</text:p>
          </table:table-cell>
          <table:table-cell table:style-name="表8.A3" office:value-type="string">
            <text:p text:style-name="P219">tselect</text:p>
            <text:p text:style-name="P219">tdata1</text:p>
            <text:p text:style-name="P219">tdata2</text:p>
            <text:p text:style-name="P219">tdata3</text:p>
          </table:table-cell>
          <table:table-cell table:style-name="表8.A2" office:value-type="string">
            <text:p text:style-name="P258">デバッグ/<text:span text:style-name="T12">追跡</text:span>トリガレジスタの選択。</text:p>
            <text:p text:style-name="P258">最初のデバッグ/<text:span text:style-name="T12">追跡</text:span>トリガデータレジスタ。</text:p>
            <text:p text:style-name="P258">第2のデバッグ/<text:span text:style-name="T12">追跡</text:span>トリガデータレジスタ。</text:p>
            <text:p text:style-name="P258">第3のデバッグ/ト<text:span text:style-name="T12">追跡</text:span>トリガデータレジスタ。</text:p>
          </table:table-cell>
        </table:table-row>
        <table:table-row>
          <table:table-cell table:style-name="表8.A2" table:number-columns-spanned="4" office:value-type="string">
            <text:p text:style-name="P259">デバッグモードレジスタ</text:p>
          </table:table-cell>
          <table:covered-table-cell/>
          <table:covered-table-cell/>
          <table:covered-table-cell/>
        </table:table-row>
        <table:table-row>
          <table:table-cell table:style-name="表8.A3" office:value-type="string">
            <text:p text:style-name="P220">0x7B0</text:p>
            <text:p text:style-name="P220">0x7B1</text:p>
            <text:p text:style-name="P220">0x7B2</text:p>
          </table:table-cell>
          <table:table-cell table:style-name="表8.A3" office:value-type="string">
            <text:p text:style-name="P220">DRW</text:p>
            <text:p text:style-name="P220">DRW</text:p>
            <text:p text:style-name="P220">DRW</text:p>
          </table:table-cell>
          <table:table-cell table:style-name="表8.A3" office:value-type="string">
            <text:p text:style-name="P220">dcsr</text:p>
            <text:p text:style-name="P220">dpc</text:p>
            <text:p text:style-name="P220">dscratch</text:p>
          </table:table-cell>
          <table:table-cell table:style-name="表8.A2" office:value-type="string">
            <text:p text:style-name="P257">デバッグ制御および<text:span text:style-name="T12">状態</text:span>レジスタ。</text:p>
            <text:p text:style-name="P257">デバッグPC。</text:p>
            <text:p text:style-name="P258">デバッグスクラッチレジスタ。</text:p>
          </table:table-cell>
        </table:table-row>
      </table:table>
      <text:p text:style-name="P4"/>
      <text:p text:style-name="P13">表2.5：現在割り当てられているRISC-VマシンレベルのCSRアドレス。</text:p>
      <text:p text:style-name="P4"/>
      <text:p text:style-name="P4"/>
      <text:p text:style-name="P88"/>
      <text:p text:style-name="P16">2.3 CSRフィールドの仕様</text:p>
      <text:p text:style-name="P16"/>
      <text:p text:style-name="P16">以下の定義および略語は、CSR内のフィールドの動作を指定する際に使用されます。</text:p>
      <text:p text:style-name="P16"/>
      <text:p text:style-name="P16">予約済み書き込み無視、読み込み無視値（WIRI） <text:span text:style-name="T14">← リードした値は無視してねってこと</text:span></text:p>
      <text:p text:style-name="P16"/>
      <text:p text:style-name="P16">読み取り専用と読み取り/書き込みレジスタの中には、将来の使用のために予約された読み取り専用フィールドがあるものもあります。</text:p>
      <text:p text:style-name="P16">これらの予約済みの読み取り専用フィールドは、読み取り時に無視する必要があります。</text:p>
      <text:p text:style-name="P16">これらのフィールドへの書き込みは、CSR全体が読み取り専用でない限り、無効です。この場合、書き込みによって不正な命令例外が発生する可能性があります。</text:p>
      <text:p text:style-name="P16">これらのフィールドは、レジスタ記述でWIRIとラベル付けされています。</text:p>
      <text:p text:style-name="P16"/>
      <text:p text:style-name="P16">予約済み書き込みは値を保持し、無視値を読み込みます（WPRI）</text:p>
      <text:p text:style-name="P16"/>
      <text:p text:style-name="P16">一部の読み取り/書き込みフィールド全体は、将来の使用のために予約されています。<text:span text:style-name="T14">← someはいくつか、wholeは全体 約合ってるるかな</text:span></text:p>
      <text:p text:style-name="P16">ソフトウェアはこれらのフィールドから読み取った値を無視し、同じレジスタの他のフィールドに値を書き込むときにこれらのフィールドに保持されている値を保持する必要があります。<text:span text:style-name="T14">←予約されてるので読んだ値は無視してね。書いた時に書き換わっちゃダメよってことかな。</text:span></text:p>
      <text:p text:style-name="P16">これらのフィールドは、レジスタ記述でWPRIと表示されます。</text:p>
      <text:p text:style-name="P16"/>
      <text:p text:style-name="P149">-----------------------------------------------------------------------------------------------------------------------------------</text:p>
      <text:p text:style-name="P101">ソフトウェアモデルを簡素化するために、CSR内の以前に予約されたフィールドの将来互換性のある将来の定義は、非原子的な読み取り/修正/書き込みシーケンスがCSRの他のフィールドを更新するために使用される可能性に対処しなければならなりません。<text:span text:style-name="T14">←対処する必要があります。</text:span></text:p>
      <text:p text:style-name="P101">あるいは<text:span text:style-name="T14">(また)</text:span>、元のCSR定義では、サブフィールドをアトミックにしか更新できない(<text:span text:style-name="T14">アトミックにのみ更新できるように)</text:span>ことを指定しなければならず、中間値が合法<text:span text:style-name="T14">(有効)</text:span>でない場合に問題となる2命令のクリアビット/セットビットシーケンスが一般的に必要となる可能性があります。<text:span text:style-name="T14">← うーん、いまいちわからん</text:span></text:p>
      <text:p text:style-name="P16"/>
      <text:p text:style-name="P16">書き込み/読み取り 専用<text:span text:style-name="T14">(のみ)</text:span>の有効値（WLRL）</text:p>
      <text:p text:style-name="P16"/>
      <text:p text:style-name="P16">いくつかの読み取り/書き込みCSRフィールドは、可能なビットエンコーディングのサブセットのみの動作を指定し、その他のビットエンコーディングは予約されています。</text:p>
      <text:p text:style-name="P16">ソフトウェアは、そのようなフィールドに正当な値以外を書き込むべきではなく、最後の書き込みが正当な値でないか、別の操作（例えばリセット）からレジスタが書き込まれていない限り、 レジスタを正しい値に設定します。</text:p>
      <text:p text:style-name="P16">これらのフィールドは、レジスタの説明でWLRLというラベルが付けられています。</text:p>
      <text:p text:style-name="P16"/>
      <text:p text:style-name="P149">-----------------------------------------------------------------------------------------------------------------------------------</text:p>
      <text:p text:style-name="P101">ハードウェアの実装では、サポートされている値を区別するのに十分な状態ビットを実装するだけで済みますが<text:span text:style-name="T14">(実装する必要がありますが)</text:span>、読み込み時にサポートされている値の完全な指定されたビットエンコーディングを常に返す必要があります。</text:p>
      <text:p text:style-name="P16"/>
      <text:p text:style-name="P16">命令がサポートされていない値をCSRフィールドに書き込もうとすると、実装は許可されますが、不正命令例外を発生させる必要はありません。</text:p>
      <text:p text:style-name="P16">ハードウェア実装は、最後の書き込みが不正な値であったときにCSRフィールドの読み込みで任意のビットパターンを返すことができますが、返される値は前回書き込まれた値に依存します。</text:p>
      <text:p text:style-name="P16"/>
      <text:p text:style-name="P16"/>
      <text:p text:style-name="P89"/>
      <text:p text:style-name="P16">すべての値を書き込み、有効値を読み取り（WARL）</text:p>
      <text:p text:style-name="P16"/>
      <text:p text:style-name="P16">いくつかの読み取り/書き込みCSRフィールドは、ビットエンコーディングのサブセットに対してのみ定義されますが、読み取られるたびに正しい値を返すことを保証しながら任意の値を書き込むことができます。</text:p>
      <text:p text:style-name="P16">CSRの記述に他に副作用がないと仮定すると、サポートされている値の範囲は、希望の設定を書き込んだり、その値が保持されているかどうかを調べることによって判断できます。</text:p>
      <text:p text:style-name="P16">これらのフィールドは、レジスタの説明でWARLというラベルが付けられています。</text:p>
      <text:p text:style-name="P4"/>
      <text:p text:style-name="P4">実装では、サポートされていない値のWARLフィールドへの書き込みに関する例外は発生しません。</text:p>
      <text:p text:style-name="P4">実装は、特定の不正な値が書き込まれた後、常に確定的に同じ正当な値を返す必要があります。</text:p>
      <text:p text:style-name="P4"/>
      <text:p text:style-name="P58">-- 2018/10/28</text:p>
      <text:p text:style-name="P4"/>
      <text:p text:style-name="P4"/>
      <text:p text:style-name="P88"/>
      <text:p text:style-name="P4">第3章</text:p>
      <text:p text:style-name="P4"/>
      <text:p text:style-name="P4">マシンレベルISA、バージョン1.10</text:p>
      <text:p text:style-name="P4"/>
      <text:p text:style-name="P4">この章では、マシンモード（Mモード）で使用可能なマシンレベルの操作について説明します。これは、RISC-Vシステムで最高の権限モードです。</text:p>
      <text:p text:style-name="P4">RISC-Vハードウェア実装では、Mモードのみが必須<text:span text:style-name="T25">(唯一)</text:span>の特権モードです。</text:p>
      <text:p text:style-name="P4">Mモードは、ハードウェアプラットフォームへの低レベルアクセスに使用され、リセット時に最初に入力されるモードです。</text:p>
      <text:p text:style-name="P4">Mモードは、ハードウェアに直接実装するにはあまりにも困難または高価な機能を実装するためにも使用できます。</text:p>
      <text:p text:style-name="P4">RISC-VマシンレベルのISAには、サポートされている他の特権レベルとハードウェア実装のその他の詳細に応じて拡張された共通のコアが含まれています。</text:p>
      <text:p text:style-name="P4"/>
      <text:p text:style-name="P4">3.1マシンレベルのCSR</text:p>
      <text:p text:style-name="P4"/>
      <text:p text:style-name="P4">このセクションで説明するマシンレベルのCSRに加えて、Mモードコードはより低い特権レベルですべてのCSRにアクセスできます。</text:p>
      <text:p text:style-name="P4"/>
      <text:p text:style-name="P4">3.1.1マシンISAレジスタミサ</text:p>
      <text:p text:style-name="P4"/>
      <text:p text:style-name="P4">ミサCSRは、ハートでサポートされているISAを報告するXLENビットのWARL読み書きレジスタです。</text:p>
      <text:p text:style-name="P4">このレジスタはどの実装でも読み込み可能でなければなりませんが、misaレジスタが実装されていないことを示すために0の値が返されるため、別個の非標準メカニズムによってCPU能力を判断する必要があります。</text:p>
      <text:p text:style-name="P48">↑ゼロが返されるとmisaレジスタが実装されていないことがわかる。</text:p>
      <text:p text:style-name="P4"/>
      <text:p text:style-name="P4"><text:s text:c="2"/><text:span text:style-name="T27"><text:s text:c="7"/></text:span><text:span text:style-name="T28">XLEN-1 <text:s text:c="4"/>XLEN-2 <text:s text:c="12"/>XLEN-3 <text:s/>26 <text:s text:c="2"/>25 <text:s text:c="98"/>0</text:span></text:p>
      <table:table table:name="表9" table:style-name="表9">
        <table:table-column table:style-name="表9.A"/>
        <table:table-column table:style-name="表9.B"/>
        <table:table-column table:style-name="表9.C"/>
        <table:table-row>
          <table:table-cell table:style-name="表9.A1" office:value-type="string">
            <text:p text:style-name="P199">MXL[1:0] (WARL)</text:p>
          </table:table-cell>
          <table:table-cell table:style-name="表9.A1" office:value-type="string">
            <text:p text:style-name="P221">WIRI</text:p>
          </table:table-cell>
          <table:table-cell table:style-name="表9.C1" office:value-type="string">
            <text:p text:style-name="P221">Extensions[25:0] (WARL)</text:p>
          </table:table-cell>
        </table:table-row>
      </table:table>
      <text:p text:style-name="P4"><text:s text:c="21"/><text:span text:style-name="T26">2 <text:s text:c="23"/>XLEN-28 <text:s text:c="59"/>26</text:span></text:p>
      <text:p text:style-name="P4"/>
      <text:p text:style-name="P13">図3.1：マシンISAレジスタ（ミサ）。</text:p>
      <text:p text:style-name="P4"/>
      <text:p text:style-name="P4">MXL（Machine XLEN）フィールドは、表3.1に示すようにネイティブベースの整数ISA幅をエンコードします。</text:p>
      <text:p text:style-name="P4">MXLフィールドは、複数のベースISA幅をサポートする実装では書き込み可能です。</text:p>
      <text:p text:style-name="P4">Mモードの有効XLEN、M-XLENはMXLの設定で与えられ、ミサがゼロの場合は固定値です。</text:p>
      <text:p text:style-name="P4">MXLフィールドは、リセット時に常にサポートされている最も広いISAバリアントに設定されます。</text:p>
      <text:p text:style-name="P4"/>
      <text:p text:style-name="P4"/>
      <text:p text:style-name="P88"/>
      <table:table table:name="表10" table:style-name="表10">
        <table:table-column table:style-name="表10.A"/>
        <table:table-column table:style-name="表10.B"/>
        <table:table-row>
          <table:table-cell table:style-name="表10.A1" office:value-type="string">
            <text:p text:style-name="P244">MXL</text:p>
          </table:table-cell>
          <table:table-cell table:style-name="表10.B1" office:value-type="string">
            <text:p text:style-name="P244">XLEN</text:p>
          </table:table-cell>
        </table:table-row>
        <table:table-row>
          <table:table-cell table:style-name="表10.A2" office:value-type="string">
            <text:p text:style-name="P244">1</text:p>
            <text:p text:style-name="P244">2</text:p>
            <text:p text:style-name="P244">3</text:p>
          </table:table-cell>
          <table:table-cell table:style-name="表10.B2" office:value-type="string">
            <text:p text:style-name="P244">32</text:p>
            <text:p text:style-name="P244">64</text:p>
            <text:p text:style-name="P244">128</text:p>
          </table:table-cell>
        </table:table-row>
      </table:table>
      <text:p text:style-name="P4"/>
      <text:p text:style-name="P13">表3.1：ミサのXMLフィールドのエンコーディング</text:p>
      <text:p text:style-name="P4"/>
      <text:p text:style-name="P150">-----------------------------------------------------------------------------------------------------------------------------------</text:p>
      <text:p text:style-name="P103">ベース幅は返されたミサ値の符号による分岐と、場合によっては１つだけ左にシフトと、符号による2つ目の分岐をすることによって、迅速に確認できます。</text:p>
      <text:p text:style-name="P103">↑<text:span text:style-name="T14">ここはsignを符号とするか、なにか目印、標識のような意味にするかでちょと迷う。</text:span></text:p>
      <text:p text:style-name="P102">これらのチェックは、マシンのレジスタ幅（XLEN）を知らずにアセンブリコードで記述することができます。</text:p>
      <text:p text:style-name="P102">ベース幅はXLEN = 2MXL + 4で与えられます。</text:p>
      <text:p text:style-name="P102">ミサがゼロの場合は、即値4をレジスタに置き、レジスタを一度に31ビットだけ左にシフトすることによって、ベース幅を見つけることもできます。</text:p>
      <text:p text:style-name="P102">1回シフトした後にゼロになると、マシンはRV32になります。</text:p>
      <text:p text:style-name="P102">2回シフトした後にゼロになると、マシンはRV64、それ以外の場合はRV128になります。</text:p>
      <text:p text:style-name="P4"/>
      <text:p text:style-name="P4">MXLがサポートされているXLENよりも小さい値に設定されている場合、すべての演算は、設定されたXLENよりも上位のソース・オペランド・レジスタ・ビットを無視し、サポートされている最も広いXLENをデスティネーション・レジスタに埋めるために結果を符号拡張する必要があります。</text:p>
      <text:p text:style-name="P4"/>
      <text:p text:style-name="P151">-----------------------------------------------------------------------------------------------------------------------------------</text:p>
      <text:p text:style-name="P103">実実装では、実装で定義された動作を避けるために、常に、基本ハードウェア・レジスタ全体を定義された値で埋める必要があります。</text:p>
      <text:p text:style-name="P4"/>
      <text:p text:style-name="P4">拡張フィールドは、アルファベット1文字あたり1ビットのビットを有する標準拡張の存在を符号化する（ビット0は拡張子「A」の存在を符号化し、ビット1は拡張子「B」を符号化し、「Z」を符号化するビット25まで符号化する） ）。</text:p>
      <text:p text:style-name="P18">"I"ビットはRV32I、RV64I、RV128IベースISAに設定され、 "E"ビットはRV32Eに設定されます。</text:p>
      <text:p text:style-name="P18">拡張機能は、実装がサポートされているISAを変更できるようにする書き込み可能なビットを含むことができるWARLフィールドです。</text:p>
      <text:p text:style-name="P4">リセット時に、拡張フィールドにはサポートされている拡張機能の最大セットが含まれている必要があり、両方が利用可能であるなら、私はEより上を選ぶべきです。</text:p>
      <text:p text:style-name="P4"/>
      <text:p text:style-name="P4">"G"ビットはエスケープとして使用され、標準拡張名のより大きなスペースに拡張することができます。</text:p>
      <text:p text:style-name="P4"/>
      <text:p text:style-name="P152">-----------------------------------------------------------------------------------------------------------------------------------</text:p>
      <text:p text:style-name="P104">Gは組み合わせIMAFDを示すために使用されるため、ミサCSRには冗長であるため、追加標準拡張が存在することを示すビットを予約します。</text:p>
      <text:p text:style-name="P4"/>
      <text:p text:style-name="P4">"U"ビットと "S"ビットは、それぞれユーザモードとスーパバイザモードがサポートされている場合に設定されます。</text:p>
      <text:p text:style-name="P4"/>
      <text:p text:style-name="P4">非標準の拡張があれば "X"ビットがセットされます。</text:p>
      <text:p text:style-name="P4"/>
      <text:p text:style-name="P153">-----------------------------------------------------------------------------------------------------------------------------------</text:p>
      <text:p text:style-name="P105">misa CSRは、CPU機能の基本カタログをマシンモードコードに公開します。</text:p>
      <text:p text:style-name="P105">マシンモードでは、他のマシンレジスタを調査し、ブートプロセスの一部としてシステム内の他のROMストレージを調べることにより、より詳細な情報を得ることができます。</text:p>
      <text:p text:style-name="P105">各特権レベルで利用可能な機能を決定するために、CPU レジスタを読み取る代わりに、低い特権レベルで環境呼び出しを実行する必要があります。</text:p>
      <text:p text:style-name="P105">これにより、仮想化レイヤーはあらゆるレベルで観察されるISAを変更でき、ハードウェア設計に負担をかけることなく、より豊富なコマンドインターフェイスをサポートします。</text:p>
      <text:p text:style-name="P4"/>
      <text:p text:style-name="P4"/>
      <text:p text:style-name="P88"/>
      <table:table table:name="表11" table:style-name="表11">
        <table:table-column table:style-name="表11.A"/>
        <table:table-column table:style-name="表11.B"/>
        <table:table-column table:style-name="表11.C"/>
        <table:table-row>
          <table:table-cell table:style-name="表11.A1" office:value-type="string">
            <text:p text:style-name="P203">ビット</text:p>
          </table:table-cell>
          <table:table-cell table:style-name="表11.A1" office:value-type="string">
            <text:p text:style-name="P203">文字</text:p>
          </table:table-cell>
          <table:table-cell table:style-name="表11.C1" office:value-type="string">
            <text:p text:style-name="P203">説明</text:p>
          </table:table-cell>
        </table:table-row>
        <table:table-row>
          <table:table-cell table:style-name="表11.A2" office:value-type="string">
            <text:p text:style-name="P232">0</text:p>
            <text:p text:style-name="P232">1</text:p>
            <text:p text:style-name="P232">2</text:p>
            <text:p text:style-name="P232">3</text:p>
            <text:p text:style-name="P232">4</text:p>
            <text:p text:style-name="P232">5</text:p>
            <text:p text:style-name="P232">6</text:p>
            <text:p text:style-name="P232">7</text:p>
            <text:p text:style-name="P232">8</text:p>
            <text:p text:style-name="P232">9</text:p>
            <text:p text:style-name="P232">10</text:p>
            <text:p text:style-name="P232">11</text:p>
            <text:p text:style-name="P232">12</text:p>
            <text:p text:style-name="P232">13</text:p>
            <text:p text:style-name="P232">14</text:p>
            <text:p text:style-name="P232">15</text:p>
            <text:p text:style-name="P232">16</text:p>
            <text:p text:style-name="P232">17</text:p>
            <text:p text:style-name="P232">18</text:p>
            <text:p text:style-name="P232">19</text:p>
            <text:p text:style-name="P232">20</text:p>
            <text:p text:style-name="P232">21</text:p>
            <text:p text:style-name="P232">22</text:p>
            <text:p text:style-name="P232">23</text:p>
            <text:p text:style-name="P232">24</text:p>
            <text:p text:style-name="P232">25</text:p>
          </table:table-cell>
          <table:table-cell table:style-name="表11.A2" office:value-type="string">
            <text:p text:style-name="P232">A</text:p>
            <text:p text:style-name="P232">B</text:p>
            <text:p text:style-name="P232">C</text:p>
            <text:p text:style-name="P232">D</text:p>
            <text:p text:style-name="P232">E</text:p>
            <text:p text:style-name="P232">F</text:p>
            <text:p text:style-name="P232">G</text:p>
            <text:p text:style-name="P232">H</text:p>
            <text:p text:style-name="P232">I</text:p>
            <text:p text:style-name="P232">J</text:p>
            <text:p text:style-name="P232">K</text:p>
            <text:p text:style-name="P232">L</text:p>
            <text:p text:style-name="P232">M</text:p>
            <text:p text:style-name="P232">N</text:p>
            <text:p text:style-name="P232">O</text:p>
            <text:p text:style-name="P232">P</text:p>
            <text:p text:style-name="P232">Q</text:p>
            <text:p text:style-name="P232">R</text:p>
            <text:p text:style-name="P232">S</text:p>
            <text:p text:style-name="P232">T</text:p>
            <text:p text:style-name="P232">U</text:p>
            <text:p text:style-name="P232">V</text:p>
            <text:p text:style-name="P232">W</text:p>
            <text:p text:style-name="P232">X</text:p>
            <text:p text:style-name="P232">Y</text:p>
            <text:p text:style-name="P232">Z</text:p>
          </table:table-cell>
          <table:table-cell table:style-name="表11.C2" office:value-type="string">
            <text:p text:style-name="P60">原子の拡張</text:p>
            <text:p text:style-name="P60">ビット演算拡張用に<text:span text:style-name="T13">仮</text:span>予約</text:p>
            <text:p text:style-name="P60">圧縮拡張</text:p>
            <text:p text:style-name="P60">倍精度浮動小数点拡張</text:p>
            <text:p text:style-name="P60">RV32EベースISA</text:p>
            <text:p text:style-name="P60">単精度浮動小数点拡張</text:p>
            <text:p text:style-name="P60">追加の標準拡張機能が存在</text:p>
            <text:p text:style-name="P60">予約</text:p>
            <text:p text:style-name="P60">RV32I/64I/128I ベース ISA</text:p>
            <text:p text:style-name="P60">動的に翻訳された言語拡張のために<text:span text:style-name="T1">仮</text:span>予約</text:p>
            <text:p text:style-name="P63">予約</text:p>
            <text:p text:style-name="P63">10進浮動小数点数の拡張のために<text:span text:style-name="T1">仮</text:span>予約</text:p>
            <text:p text:style-name="P60">整数乗算/除算拡張</text:p>
            <text:p text:style-name="P60">サポートされているユーザーレベルの割り込み</text:p>
            <text:p text:style-name="P64">予約</text:p>
            <text:p text:style-name="P60">パック SIMD 拡張の仮予約</text:p>
            <text:p text:style-name="P60">四倍精度浮動小数点数の拡張</text:p>
            <text:p text:style-name="P64">予約</text:p>
            <text:p text:style-name="P60"><text:span text:style-name="T1">監督者</text:span>モードの実装</text:p>
            <text:p text:style-name="P60">トランザクションメモリ拡張用に<text:span text:style-name="T1">仮</text:span>予約</text:p>
            <text:p text:style-name="P60">ユーザーモードの実装</text:p>
            <text:p text:style-name="P60">ベクター拡張のために<text:span text:style-name="T1">仮</text:span>予約</text:p>
            <text:p text:style-name="P64">予約</text:p>
            <text:p text:style-name="P64">標準以外の拡張機能が存在</text:p>
            <text:p text:style-name="P64">予約</text:p>
            <text:p text:style-name="P64">予約</text:p>
          </table:table-cell>
        </table:table-row>
      </table:table>
      <text:p text:style-name="P4"/>
      <text:p text:style-name="P4">表3.2：ミサの拡張フィールドのエンコード。将来使用するために予約されているすべてのビットは、読み込み時にゼロを返す必要があります。</text:p>
      <text:p text:style-name="P4"/>
      <text:p text:style-name="P4"/>
      <text:p text:style-name="P88"/>
      <text:p text:style-name="P4">3.1.2マシンベンダーIDレジスタ mvendorid</text:p>
      <text:p text:style-name="P4"/>
      <text:p text:style-name="P4">mvendorid CSRは、コアのプロバイダのJEDEC製造元IDを提供するXLENビットの読み取り専用レジスタです。</text:p>
      <text:p text:style-name="P4">このレジスタは、どの実装でも読み込み可能でなければなりませんが、フィールドが実装されていないこと、または非商用実装であることを示すために値0を返すことができます。</text:p>
      <text:p text:style-name="P4"/>
      <text:p text:style-name="P19"><text:s/><text:span text:style-name="T27"><text:s/></text:span><text:span text:style-name="T28">XLEN-1 <text:s text:c="120"/></text:span><text:span text:style-name="T29">7</text:span><text:span text:style-name="T28"> <text:s text:c="2"/></text:span><text:span text:style-name="T29">6</text:span><text:span text:style-name="T28"> <text:s text:c="30"/>0</text:span></text:p>
      <table:table table:name="表12" table:style-name="表12">
        <table:table-column table:style-name="表12.A"/>
        <table:table-column table:style-name="表12.B"/>
        <table:table-row>
          <table:table-cell table:style-name="表12.A1" office:value-type="string">
            <text:p text:style-name="P233">バンク</text:p>
          </table:table-cell>
          <table:table-cell table:style-name="表12.B1" office:value-type="string">
            <text:p text:style-name="P222">オフセット</text:p>
          </table:table-cell>
        </table:table-row>
      </table:table>
      <text:p text:style-name="P19"><text:s text:c="29"/><text:span text:style-name="T26"><text:s text:c="35"/>XLEN-7 <text:s text:c="82"/>7</text:span></text:p>
      <text:p text:style-name="P19"/>
      <text:p text:style-name="P13">図3.2：ベンダーIDレジスタ（mvendorid）。</text:p>
      <text:p text:style-name="P20"/>
      <text:p text:style-name="P20">JEDEC製造者IDは、通常、各バイトの最上位ビットに奇数パリティビットを有する0x7fに等しくない1バイトIDによって終端される1バイト連続コード0x7fのシーケンスとして符号化されます。</text:p>
      <text:p text:style-name="P20">mvendoridは、バンクフィールドの1バイトの連続コードの数をエンコードし、オフセットフィールドの最後のバイトをエンコードして、パリティビットを破棄します。</text:p>
      <text:p text:style-name="P20">たとえば、JEDEC製造元ID 0x7f 0x7f 0x7f 0x7f 0x7f 0x7f 0x7f 0x7f 0x7f 0x7f 0x7f 0x7f 0x8a（12個の継続コードの後ろに0x8a）は、mvendoridフィールドに0x60aとしてエンコードされます。</text:p>
      <text:p text:style-name="P46">↑0x60aは <text:s/>0x7fの数が12、16進で0xc。8aの最上位パリティを飛ばすと0x0a、0xcをパリティの位置から上に詰めると06a。</text:p>
      <text:p text:style-name="P46">うーん、合ってるだろうか。</text:p>
      <text:p text:style-name="P20"/>
      <text:p text:style-name="P154">-----------------------------------------------------------------------------------------------------------------------------------</text:p>
      <text:p text:style-name="P106">以前はベンダーIDはRISC-V財団によって割り当てられた番号でしたが、これはJEDECが製造者ID標準を維持する作業を複製しています。</text:p>
      <text:p text:style-name="P106">執筆時点では、JEDECにメーカーIDを登録するには1回限りの500ドルのコストがかかります。</text:p>
      <text:p text:style-name="P20"/>
      <text:p text:style-name="P20">3.1.3マシンアーキテクチャIDレジスタmarchid</text:p>
      <text:p text:style-name="P20"/>
      <text:p text:style-name="P20">marchid CSRは、ハートのベースマイクロアーキテクチャをエンコードするXLENビットの読み取り専用レジスタです。</text:p>
      <text:p text:style-name="P20">このレジスタはどの実装でも読み込み可能でなければなりませんが、フィールドが実装されていないことを示す値0を返すことができます。</text:p>
      <text:p text:style-name="P20">mvendoridとmarchidの組み合わせは、実装されているハートマイクロアーキテクチャのタイプを一意に識別する必要があります。</text:p>
      <text:p text:style-name="P20"/>
      <text:p text:style-name="P40"><text:s/><text:span text:style-name="T27"><text:s/></text:span><text:span text:style-name="T28">XLEN-1 <text:s text:c="120"/></text:span><text:span text:style-name="T29"><text:s text:c="5"/></text:span><text:span text:style-name="T28"><text:s text:c="31"/>0</text:span></text:p>
      <table:table table:name="表13" table:style-name="表13">
        <table:table-column table:style-name="表13.A"/>
        <table:table-row>
          <table:table-cell table:style-name="表13.A1" office:value-type="string">
            <text:p text:style-name="P223">アーキテクチャ ID</text:p>
          </table:table-cell>
        </table:table-row>
      </table:table>
      <text:p text:style-name="P40"><text:s text:c="29"/><text:span text:style-name="T26"><text:s text:c="54"/>XLEN</text:span></text:p>
      <text:p text:style-name="P25"/>
      <text:p text:style-name="P13">図3.3：マシンアーキテクチャIDレジスタ（marchid）。</text:p>
      <text:p text:style-name="P20"/>
      <text:p text:style-name="P20">オープンソースのプロジェクトアーキテクチャIDは、RISC-V 財団によってグローバルに割り当てられ、ゼロ以外のアーキテクチャIDとゼロの最上位ビット（MSB）を持っています。</text:p>
      <text:p text:style-name="P20">商用アーキテクチャIDは、各商用ベンダーによって個別に割り当てられますが、MSBが設定されていて、残りのXLEN-1ビットにゼロを含めることはできません。</text:p>
      <text:p text:style-name="P47">↑ <text:s/>残りのXLEN-1ビットにゼロを含めることはできません って All 1 なん？ ID区別できんじゃんって思ったけど、ここはXLEN-1は0にしてはダメってことだと思う。</text:p>
      <text:p text:style-name="P20"/>
      <text:p text:style-name="P155">-----------------------------------------------------------------------------------------------------------------------------------</text:p>
      <text:p text:style-name="P107">その目的は、アーキテクチャーIDが、特定の組織ではなく開発が行われるレポに関連するマイクロアーキテクチャーを表すことです。</text:p>
      <text:p text:style-name="P107">オープンソース設計の商業的製作では、元のアーキテクチャIDを保持する必要があります。（ライセンスによって必要となる可能性があります）</text:p>
      <text:p text:style-name="P107">これにより、断片化やツールサポートのコストを削減するだけでなく、帰属を提供するのに役立ちます。</text:p>
      <text:p text:style-name="P107">オープンソースのアーキテクチャーIDは財団によって管理されるべきであり、リリースされ機能しているオープンソースプロジェクトにのみ割り当てられるべきです。</text:p>
      <text:p text:style-name="P107">商用アーキテクチャーIDは、登録されたベンダーによって個別に管理することができますが、ベンダーがクローズドソースとオープンソースの両方のマイクロアーキテクチャーを使用したい場合には、オープンソースアーキテクチャーID（MSBセット）とは別のIDが必要です。</text:p>
      <text:p text:style-name="P107"/>
      <text:p text:style-name="P190"/>
      <text:p text:style-name="P107">次の実装フィールド内で採用された規約は、組織を含む同じアーキテクチャ設計のブランチを分離するために使用できます。</text:p>
      <text:p text:style-name="P107">ミサレジスタはまた、構成文字列が存在する場合、デザインの異なるバリアントを区別するのにも役立ちます。</text:p>
      <text:p text:style-name="P20"/>
      <text:p text:style-name="P20">3.1.4マシン実装IDレジスタmimpid</text:p>
      <text:p text:style-name="P20"/>
      <text:p text:style-name="P20">mimpid CSRは、プロセッサ実装のバージョンを一意にエンコードします。</text:p>
      <text:p text:style-name="P20">このレジスタはどの実装でも読み込み可能でなければなりませんが、フィールドが実装されていないことを示すために値0を返すことができます。</text:p>
      <text:p text:style-name="P20">実装の値は、RISC-Vプロセッサ自体の設計を反映するものであり、周囲のシステムではありません。</text:p>
      <text:p text:style-name="P46">↑この文はGoogle翻訳とBing翻訳で真逆の訳をする。多分こっちのGoogle翻訳が正しいと思う。</text:p>
      <text:p text:style-name="P20"/>
      <text:p text:style-name="P41"><text:s/><text:span text:style-name="T27"><text:s/></text:span><text:span text:style-name="T28">XLEN-1 <text:s text:c="120"/></text:span><text:span text:style-name="T29"><text:s text:c="5"/></text:span><text:span text:style-name="T28"><text:s text:c="31"/>0</text:span></text:p>
      <table:table table:name="表14" table:style-name="表14">
        <table:table-column table:style-name="表14.A"/>
        <table:table-row>
          <table:table-cell table:style-name="表14.A1" office:value-type="string">
            <text:p text:style-name="P224">実装</text:p>
          </table:table-cell>
        </table:table-row>
      </table:table>
      <text:p text:style-name="P41"><text:s text:c="29"/><text:span text:style-name="T26"><text:s text:c="54"/>XLEN</text:span></text:p>
      <text:p text:style-name="P26"/>
      <text:p text:style-name="P13">図3.4：マシン実装IDレジスタ（mimpid）。</text:p>
      <text:p text:style-name="P20"/>
      <text:p text:style-name="P156">-----------------------------------------------------------------------------------------------------------------------------------</text:p>
      <text:p text:style-name="P108">このフィールドのフォーマットは、アーキテクチャーのソースコードのプロバイダーに委ねられていますが、先行または後続の0を持たない16進文字列として標準ツールによって印刷されることがよくありますが、人間の可読性を容易にするために、インプリメンテーション値をニブル境界で整列されたサブフィールドで左揃えにすることができます。  （すなわち、最も重要なニブルから下に埋められる）</text:p>
      <text:p text:style-name="P20"/>
      <text:p text:style-name="P20">3.1.5ハートIDレジスタmhartid</text:p>
      <text:p text:style-name="P20"/>
      <text:p text:style-name="P20">mhartid CSRは、コードを実行するハードウェアスレッドの整数IDを含むXLENビットの読み取り専用レジスタです。</text:p>
      <text:p text:style-name="P20">このレジスタは、どの実装でも読み込み可能でなければなりません。</text:p>
      <text:p text:style-name="P20">ハートIDは必ずしもマルチプロセッサーシステムでは連続して番号付けされるとは限りませんが、少なくとも1つのハートはハートIDがゼロでなければなりません。</text:p>
      <text:p text:style-name="P20"/>
      <text:p text:style-name="P42"><text:span text:style-name="T27"><text:s/></text:span><text:span text:style-name="T28">XLEN-1 <text:s text:c="120"/></text:span><text:span text:style-name="T29"><text:s text:c="5"/></text:span><text:span text:style-name="T28"><text:s text:c="31"/>0</text:span></text:p>
      <table:table table:name="表15" table:style-name="表15">
        <table:table-column table:style-name="表15.A"/>
        <table:table-row>
          <table:table-cell table:style-name="表15.A1" office:value-type="string">
            <text:p text:style-name="P225">ハート ID</text:p>
          </table:table-cell>
        </table:table-row>
      </table:table>
      <text:p text:style-name="P42"><text:s text:c="29"/><text:span text:style-name="T26"><text:s text:c="54"/>XLEN</text:span></text:p>
      <text:p text:style-name="P27"/>
      <text:p text:style-name="P13">図3.5：ハートIDレジスタ（mhartid）。</text:p>
      <text:p text:style-name="P20"/>
      <text:p text:style-name="P157">-----------------------------------------------------------------------------------------------------------------------------------</text:p>
      <text:p text:style-name="P109">特定のケースでは、正確に1つのハートが（例えばリセット時に）いくつかのコードを実行することを保証するようにする必要があります。したがって、1つのハートには既知のハートIDがゼロである必要があります。</text:p>
      <text:p text:style-name="P109">効率のために、システム実装者は、システムで使用される最大のhartIDの大きさを減らすことを目指すべきです。</text:p>
      <text:p text:style-name="P20"/>
      <text:p text:style-name="P20">3.1.6マシンステータスレジスタ（mstatus）</text:p>
      <text:p text:style-name="P20"/>
      <text:p text:style-name="P20">mstatusレジスタは、RV32では図3.6、RV64とRV128では図3.7のようにフォーマットされたXLENビットの読み書き可能レジスタです。</text:p>
      <text:p text:style-name="P20">mstatusレジスタは、ハートの現在の動作状態を追跡し、制御します。</text:p>
      <text:p text:style-name="P20">mstatusレジスタの制限されたビューは、それぞれSレベルおよびUレベルのISAにsstatusおよびustatusレジスタとして表示されます。</text:p>
      <text:p text:style-name="P20"/>
      <text:p text:style-name="P20"/>
      <text:p text:style-name="P90"/>
      <text:p text:style-name="P20"/>
      <text:p text:style-name="P20"><text:s text:c="2"/><text:span text:style-name="T30">31 <text:s text:c="4"/>30 <text:s text:c="54"/>23 <text:s text:c="6"/>22 <text:s text:c="12"/>21 <text:s text:c="14"/>20 <text:s text:c="12"/>19 <text:s text:c="11"/>18 <text:s text:c="10"/>17</text:span></text:p>
      <table:table table:name="表16" table:style-name="表16">
        <table:table-column table:style-name="表16.A"/>
        <table:table-column table:style-name="表16.B"/>
        <table:table-column table:style-name="表16.C"/>
        <table:table-column table:style-name="表16.D"/>
        <table:table-column table:style-name="表16.E"/>
        <table:table-column table:style-name="表16.F" table:number-columns-repeated="2"/>
        <table:table-column table:style-name="表16.H"/>
        <table:table-column table:style-name="表16.I"/>
        <table:table-row>
          <table:table-cell table:style-name="表16.A1" office:value-type="string">
            <text:p text:style-name="P235">SD</text:p>
          </table:table-cell>
          <table:table-cell table:style-name="表16.A1" office:value-type="string">
            <text:p text:style-name="P235">WPRI</text:p>
          </table:table-cell>
          <table:table-cell table:style-name="表16.A1" office:value-type="string">
            <text:p text:style-name="P235">TSR</text:p>
          </table:table-cell>
          <table:table-cell table:style-name="表16.A1" office:value-type="string">
            <text:p text:style-name="P235">TW</text:p>
          </table:table-cell>
          <table:table-cell table:style-name="表16.A1" office:value-type="string">
            <text:p text:style-name="P235">TVM</text:p>
          </table:table-cell>
          <table:table-cell table:style-name="表16.A1" office:value-type="string">
            <text:p text:style-name="P235">MXR</text:p>
          </table:table-cell>
          <table:table-cell table:style-name="表16.A1" office:value-type="string">
            <text:p text:style-name="P235">SUM</text:p>
          </table:table-cell>
          <table:table-cell table:style-name="表16.A1" office:value-type="string">
            <text:p text:style-name="P235">MPRV</text:p>
          </table:table-cell>
          <table:table-cell table:style-name="表16.A1" office:value-type="string">
            <text:p text:style-name="P259"/>
          </table:table-cell>
        </table:table-row>
      </table:table>
      <text:p text:style-name="P20"><text:s text:c="4"/><text:span text:style-name="T30">1 <text:s text:c="35"/>8 <text:s text:c="37"/>1 <text:s text:c="14"/>1 <text:s text:c="15"/>1 <text:s text:c="14"/>1 <text:s text:c="13"/>1 <text:s text:c="11"/>1</text:span></text:p>
      <text:p text:style-name="P20"/>
      <text:p text:style-name="P20"><text:s text:c="2"/><text:span text:style-name="T30">16 <text:s text:c="7"/>15 <text:s/>14 <text:s text:c="5"/>13 <text:s/>12 <text:s text:c="5"/>11 <text:s/>10 <text:s text:c="5"/>9 <text:s text:c="5"/>8 <text:s text:c="10"/>7 <text:s text:c="11"/>6 <text:s text:c="9"/>5 <text:s text:c="10"/>4 <text:s text:c="10"/>3 <text:s text:c="10"/>2 <text:s text:c="9"/>1 <text:s text:c="8"/>0</text:span></text:p>
      <table:table table:name="表17" table:style-name="表17">
        <table:table-column table:style-name="表17.A"/>
        <table:table-column table:style-name="表17.B"/>
        <table:table-column table:style-name="表17.C"/>
        <table:table-column table:style-name="表17.B"/>
        <table:table-column table:style-name="表17.E"/>
        <table:table-column table:style-name="表17.F"/>
        <table:table-column table:style-name="表17.G"/>
        <table:table-column table:style-name="表17.H" table:number-columns-repeated="2"/>
        <table:table-column table:style-name="表17.J"/>
        <table:table-column table:style-name="表17.H"/>
        <table:table-column table:style-name="表17.J"/>
        <table:table-column table:style-name="表17.H"/>
        <table:table-column table:style-name="表17.N"/>
        <table:table-row>
          <table:table-cell table:style-name="表17.A1" office:value-type="string">
            <text:p text:style-name="P235"/>
          </table:table-cell>
          <table:table-cell table:style-name="表17.B1" office:value-type="string">
            <text:p text:style-name="P235">XS[1:0]</text:p>
          </table:table-cell>
          <table:table-cell table:style-name="表17.B1" office:value-type="string">
            <text:p text:style-name="P235">FS[1:0]</text:p>
          </table:table-cell>
          <table:table-cell table:style-name="表17.B1" office:value-type="string">
            <text:p text:style-name="P235">MPP[1:0]</text:p>
          </table:table-cell>
          <table:table-cell table:style-name="表17.B1" office:value-type="string">
            <text:p text:style-name="P235">WPRI</text:p>
          </table:table-cell>
          <table:table-cell table:style-name="表17.B1" office:value-type="string">
            <text:p text:style-name="P235">SPP</text:p>
          </table:table-cell>
          <table:table-cell table:style-name="表17.B1" office:value-type="string">
            <text:p text:style-name="P235">MPIE</text:p>
          </table:table-cell>
          <table:table-cell table:style-name="表17.B1" office:value-type="string">
            <text:p text:style-name="P235">WPRI</text:p>
          </table:table-cell>
          <table:table-cell table:style-name="表17.B1" office:value-type="string">
            <text:p text:style-name="P235">SPIE</text:p>
          </table:table-cell>
          <table:table-cell table:style-name="表17.B1" office:value-type="string">
            <text:p text:style-name="P235">UPIE</text:p>
          </table:table-cell>
          <table:table-cell table:style-name="表17.B1" office:value-type="string">
            <text:p text:style-name="P235">MIE</text:p>
          </table:table-cell>
          <table:table-cell table:style-name="表17.B1" office:value-type="string">
            <text:p text:style-name="P235">WPRI</text:p>
          </table:table-cell>
          <table:table-cell table:style-name="表17.B1" office:value-type="string">
            <text:p text:style-name="P235">SIE</text:p>
          </table:table-cell>
          <table:table-cell table:style-name="表17.N1" office:value-type="string">
            <text:p text:style-name="P240">UIE</text:p>
          </table:table-cell>
        </table:table-row>
      </table:table>
      <text:p text:style-name="P20"><text:s text:c="9"/><text:span text:style-name="T34">2 <text:s text:c="13"/>2 <text:s text:c="12"/>2 <text:s text:c="13"/>2 <text:s text:c="10"/>1 <text:s text:c="9"/>1 <text:s text:c="11"/>1 <text:s text:c="10"/>1 <text:s text:c="12"/>1 <text:s text:c="7"/>1 <text:s text:c="10"/>1 <text:s text:c="8"/>1 <text:s text:c="9"/>1</text:span></text:p>
      <text:p text:style-name="P13">図3.6：RV32のマシンモードステータスレジスタ（mstatus）</text:p>
      <text:p text:style-name="P20"/>
      <text:p text:style-name="P21"/>
      <text:p text:style-name="P21"><text:s/><text:span text:style-name="T31">XLEN-1 <text:s/>XLEN-2 36 <text:s/>35 <text:s text:c="5"/>34 <text:s/>33 <text:s text:c="8"/>32 <text:s text:c="3"/>31 <text:s text:c="19"/>23 <text:s text:c="9"/>22 <text:s text:c="12"/>21 <text:s text:c="7"/>20 <text:s text:c="6"/>19 <text:s text:c="5"/>18 <text:s text:c="5"/>17</text:span></text:p>
      <table:table table:name="表18" table:style-name="表18">
        <table:table-column table:style-name="表18.A"/>
        <table:table-column table:style-name="表18.B"/>
        <table:table-column table:style-name="表18.C"/>
        <table:table-column table:style-name="表18.D"/>
        <table:table-column table:style-name="表18.E"/>
        <table:table-column table:style-name="表18.F"/>
        <table:table-column table:style-name="表18.G"/>
        <table:table-column table:style-name="表18.H"/>
        <table:table-column table:style-name="表18.I"/>
        <table:table-column table:style-name="表18.J"/>
        <table:table-column table:style-name="表18.K"/>
        <table:table-column table:style-name="表18.L"/>
        <table:table-row>
          <table:table-cell table:style-name="表18.A1" office:value-type="string">
            <text:p text:style-name="P236">SD</text:p>
          </table:table-cell>
          <table:table-cell table:style-name="表18.A1" office:value-type="string">
            <text:p text:style-name="P242">WPRI</text:p>
          </table:table-cell>
          <table:table-cell table:style-name="表18.A1" office:value-type="string">
            <text:p text:style-name="P242">SXL[1:0]</text:p>
          </table:table-cell>
          <table:table-cell table:style-name="表18.A1" office:value-type="string">
            <text:p text:style-name="P242">UXL[1:0]</text:p>
          </table:table-cell>
          <table:table-cell table:style-name="表18.A1" office:value-type="string">
            <text:p text:style-name="P236">WPRI</text:p>
          </table:table-cell>
          <table:table-cell table:style-name="表18.A1" office:value-type="string">
            <text:p text:style-name="P236">TSR</text:p>
          </table:table-cell>
          <table:table-cell table:style-name="表18.A1" office:value-type="string">
            <text:p text:style-name="P236">TW</text:p>
          </table:table-cell>
          <table:table-cell table:style-name="表18.A1" office:value-type="string">
            <text:p text:style-name="P236">TVM</text:p>
          </table:table-cell>
          <table:table-cell table:style-name="表18.A1" office:value-type="string">
            <text:p text:style-name="P236">MXR</text:p>
          </table:table-cell>
          <table:table-cell table:style-name="表18.A1" office:value-type="string">
            <text:p text:style-name="P236">SUM</text:p>
          </table:table-cell>
          <table:table-cell table:style-name="表18.A1" office:value-type="string">
            <text:p text:style-name="P236">MPRV</text:p>
          </table:table-cell>
          <table:table-cell table:style-name="表18.A1" office:value-type="string">
            <text:p text:style-name="P260"/>
          </table:table-cell>
        </table:table-row>
      </table:table>
      <text:p text:style-name="P21"><text:s text:c="4"/><text:span text:style-name="T30">1 <text:s text:c="11"/>XLEN-37 <text:s text:c="6"/>2 <text:s text:c="13"/>2 <text:s text:c="24"/>9 <text:s text:c="24"/>1 <text:s text:c="14"/>1 <text:s text:c="8"/>1 <text:s text:c="7"/>1 <text:s text:c="7"/>1 <text:s text:c="9"/>1</text:span></text:p>
      <text:p text:style-name="P21"/>
      <text:p text:style-name="P21"><text:s text:c="2"/><text:span text:style-name="T30">16 <text:s text:c="7"/>15 <text:s/>14 <text:s text:c="5"/>13 <text:s/>12 <text:s text:c="5"/>11 <text:s/>10 <text:s text:c="5"/>9 <text:s text:c="5"/>8 <text:s text:c="10"/>7 <text:s text:c="11"/>6 <text:s text:c="9"/>5 <text:s text:c="10"/>4 <text:s text:c="10"/>3 <text:s text:c="10"/>2 <text:s text:c="9"/>1 <text:s text:c="8"/>0</text:span></text:p>
      <table:table table:name="表19" table:style-name="表19">
        <table:table-column table:style-name="表19.A"/>
        <table:table-column table:style-name="表19.B"/>
        <table:table-column table:style-name="表19.C"/>
        <table:table-column table:style-name="表19.B"/>
        <table:table-column table:style-name="表19.E"/>
        <table:table-column table:style-name="表19.F"/>
        <table:table-column table:style-name="表19.G"/>
        <table:table-column table:style-name="表19.H" table:number-columns-repeated="2"/>
        <table:table-column table:style-name="表19.J"/>
        <table:table-column table:style-name="表19.H"/>
        <table:table-column table:style-name="表19.J"/>
        <table:table-column table:style-name="表19.H"/>
        <table:table-column table:style-name="表19.N"/>
        <table:table-row>
          <table:table-cell table:style-name="表19.A1" office:value-type="string">
            <text:p text:style-name="P236"/>
          </table:table-cell>
          <table:table-cell table:style-name="表19.B1" office:value-type="string">
            <text:p text:style-name="P236">XS[1:0]</text:p>
          </table:table-cell>
          <table:table-cell table:style-name="表19.B1" office:value-type="string">
            <text:p text:style-name="P236">FS[1:0]</text:p>
          </table:table-cell>
          <table:table-cell table:style-name="表19.B1" office:value-type="string">
            <text:p text:style-name="P236">MPP[1:0]</text:p>
          </table:table-cell>
          <table:table-cell table:style-name="表19.B1" office:value-type="string">
            <text:p text:style-name="P236">WPRI</text:p>
          </table:table-cell>
          <table:table-cell table:style-name="表19.B1" office:value-type="string">
            <text:p text:style-name="P236">SPP</text:p>
          </table:table-cell>
          <table:table-cell table:style-name="表19.B1" office:value-type="string">
            <text:p text:style-name="P236">MPIE</text:p>
          </table:table-cell>
          <table:table-cell table:style-name="表19.B1" office:value-type="string">
            <text:p text:style-name="P236">WPRI</text:p>
          </table:table-cell>
          <table:table-cell table:style-name="表19.B1" office:value-type="string">
            <text:p text:style-name="P236">SPIE</text:p>
          </table:table-cell>
          <table:table-cell table:style-name="表19.B1" office:value-type="string">
            <text:p text:style-name="P236">UPIE</text:p>
          </table:table-cell>
          <table:table-cell table:style-name="表19.B1" office:value-type="string">
            <text:p text:style-name="P236">MIE</text:p>
          </table:table-cell>
          <table:table-cell table:style-name="表19.B1" office:value-type="string">
            <text:p text:style-name="P236">WPRI</text:p>
          </table:table-cell>
          <table:table-cell table:style-name="表19.B1" office:value-type="string">
            <text:p text:style-name="P236">SIE</text:p>
          </table:table-cell>
          <table:table-cell table:style-name="表19.N1" office:value-type="string">
            <text:p text:style-name="P241">UIE</text:p>
          </table:table-cell>
        </table:table-row>
      </table:table>
      <text:p text:style-name="P21"><text:s text:c="8"/><text:span text:style-name="T34">2 <text:s text:c="11"/>2 <text:s text:c="14"/>2 <text:s text:c="12"/>2 <text:s text:c="11"/>1 <text:s text:c="10"/>1 <text:s text:c="11"/>1 <text:s text:c="9"/>1 <text:s text:c="10"/>1 <text:s text:c="9"/>1 <text:s text:c="12"/>1 <text:s text:c="8"/>1 <text:s text:c="9"/>1</text:span></text:p>
      <text:p text:style-name="P21"/>
      <text:p text:style-name="P14">図3.7：RV64とRV128のマシンモードステータスレジスタ（mstatus）</text:p>
      <text:p text:style-name="P21"/>
      <text:p text:style-name="P21">3.1.7 mstatusレジスタの特権とグローバル割り込みイネーブルスタック</text:p>
      <text:p text:style-name="P21"/>
      <text:p text:style-name="P21">割込み許可ビット、MIE、SIE、およびUIEは、特権モードごとに提供されます。</text:p>
      <text:p text:style-name="P21">これらのビットは、現在の特権レベルで割り込みハンドラに関するアトミック性を保証するために主に使用されます。</text:p>
      <text:p text:style-name="P21">ハートが特権モードxで実行されている場合、x IE = 1のとき割り込みが有効になります。</text:p>
      <text:p text:style-name="P21">低特権モードの割込みは常に無効になりますが、高特権モードの割込みは常に有効です。</text:p>
      <text:p text:style-name="P22">より高い特権レベルのコードは、より低い特権レベルに制御を委譲する前に、割込みごとのイネーブルビットを使用するこ選択された割込みを無効にすることができます。</text:p>
      <text:p text:style-name="P20"/>
      <text:p text:style-name="P158">-----------------------------------------------------------------------------------------------------------------------------------</text:p>
      <text:p text:style-name="P110">xIEビットは、mstatusの下位ビットに配置され、単一のCSR命令でアトミックにセットまたはクリアすることができます。</text:p>
      <text:p text:style-name="P20"/>
      <text:p text:style-name="P20">ネストされたトラップをサポートするために、各特権モードxには、割り込みイネーブルビットと特権モードの2つのレベルのスタックがあります。</text:p>
      <text:p text:style-name="P20">x PIEは、トラップの前に割り込みイネーブルビットの値を保持し、xPPは前の特権モードを保持します。</text:p>
      <text:p text:style-name="P20">xPPフィールドはxまでの特権モードしか保持できないため、MPPは2ビット幅、SPPは1ビット幅、UPPは暗黙的にゼロです。</text:p>
      <text:p text:style-name="P20">トラップが特権モードyから特権モードxに移されると、x PIEはx IEの値に設定されます。 x IEは0に設定されます。 xPPはyに設定されます。</text:p>
      <text:p text:style-name="P20"/>
      <text:p text:style-name="P159">-----------------------------------------------------------------------------------------------------------------------------------</text:p>
      <text:p text:style-name="P111">低特権モードでは、通常、エントリ（エントリ）時に割り込みが禁止された状態で、上位の特権モードでトラップ（同期または非同期）が行われます。</text:p>
      <text:p text:style-name="P111">上位レベルのトラップハンドラは、スタックされた情報を使用してトラップを処理して戻り、または、中断されたコンテキストに直ちに戻ってこない場合、割り込みを再び有効にする前に特権スタックを保存し、スタックごとに1つのエントリだけが必要です。</text:p>
      <text:p text:style-name="P20"/>
      <text:p text:style-name="P20">MRET、SRET、またはURET命令は、それぞれMモード、Sモード、またはUモードのトラップから戻るために使用されます。</text:p>
      <text:p text:style-name="P20">xRP命令を実行するとき、xPPが値yを保持すると仮定すると、x IEはx PIEに設定される。 特権モードはyに変更されます。 x PIEは1に設定されます。 xPPはU（ユーザーモードがサポートされていない場合はM）に設定されます。</text:p>
      <text:p text:style-name="P20"/>
      <text:p text:style-name="P20"/>
      <text:p text:style-name="P90"/>
      <text:p text:style-name="P160">-----------------------------------------------------------------------------------------------------------------------------------</text:p>
      <text:p text:style-name="P112">スタックがポップされると、サポートされている最低限の割り込み特権モードがスタックの最下部に追加され、無効なエントリがポップされる原因となるエラーを捕捉するのに役立ちます。</text:p>
      <text:p text:style-name="P20"/>
      <text:p text:style-name="P20">xPPフィールドは、サポートされている特権モード（xおよびxより小さい実装された特権モードを含む）だけを格納できるようにする必要があるWLRLフィールドです。</text:p>
      <text:p text:style-name="P20"/>
      <text:p text:style-name="P160">-----------------------------------------------------------------------------------------------------------------------------------</text:p>
      <text:p text:style-name="P112">マシンがUモードとMモードのみを提供する場合、MPPの00または11のいずれかを表すためにハードウェア記憶ビットは1つだけ必要です。</text:p>
      <text:p text:style-name="P20"/>
      <text:p text:style-name="P20">ユーザーレベルの割り込みは、オプションの拡張であり、ISA拡張文字Nが割り当てられています。</text:p>
      <text:p text:style-name="P20">ユーザーレベルの割り込みを省略すると、UIEビットとUPIEビットはゼロに固定されます。</text:p>
      <text:p text:style-name="P20">他のすべてのサポートされている特権モードxでは、x IEとx PIEはハードワイヤードであってはなりません。</text:p>
      <text:p text:style-name="P46">↑ここもGoogle翻訳とBing翻訳で真逆の意味に翻訳される。Bing翻訳は否定形に弱いのかな。</text:p>
      <text:p text:style-name="P20"/>
      <text:p text:style-name="P161">-----------------------------------------------------------------------------------------------------------------------------------</text:p>
      <text:p text:style-name="P113">ユーザーレベルの割り込みは主に、MモードとUモードのみのセキュアな組み込みシステムをサポートすることを目的としていますが、ユーザーレベルのトラップ処理をサポートするUnixライクなオペレーティングシステムを実行するシステムでもサポートできます。</text:p>
      <text:p text:style-name="P20"/>
      <text:p text:style-name="P161">-----------------------------------------------------------------------------------------------------------------------------------</text:p>
      <text:p text:style-name="P113">以前mstatusでHモードサポートのために割り当てられていたフィールドは、現在WPRIフィールドとして予約されています。</text:p>
      <text:p text:style-name="P113">既存の実装との後方互換性を低下させるために、これらのフィールドを削除した後は、レジスタを圧縮しませんでした。</text:p>
      <text:p text:style-name="P20"/>
      <text:p text:style-name="P20">3.1.8 mstatusレジスタのベースISA制御</text:p>
      <text:p text:style-name="P20"/>
      <text:p text:style-name="P20">RV64およびRV128システムの場合、SXLおよびUXLフィールドは、それぞれSモードおよびUモードのXLENの値を制御するWARLフィールドです。</text:p>
      <text:p text:style-name="P20">これらのフィールドの符号化は、表3.1に示すミサのMXLフィールドと同じです。</text:p>
      <text:p text:style-name="P20">SモードおよびUモードで有効なXLENは、それぞれS-XLENおよびU-XLENと呼ばれます。</text:p>
      <text:p text:style-name="P20"/>
      <text:p text:style-name="P20">RV32システムの場合、SXLおよびUXLフィールドは存在せず、S-XLEN = 32およびU-XLEN = 32です。</text:p>
      <text:p text:style-name="P20"/>
      <text:p text:style-name="P20">RV64およびRV128システムの場合、Sモードがサポートされていない場合、SXLはゼロにハードワイヤードされます。</text:p>
      <text:p text:style-name="P20">それ以外の場合は、S-XLENの現在の値をエンコードするのはWARLフィールドです。</text:p>
      <text:p text:style-name="P20">特に、S-XLEN = M-XLENとなるようにSXLを実装することがあります。</text:p>
      <text:p text:style-name="P20"/>
      <text:p text:style-name="P20">RV64およびRV128システムの場合、Uモードがサポートされていない場合、UXLはゼロに固定配線されます。</text:p>
      <text:p text:style-name="P20">それ以外の場合は、U-XLENの現在の値をエンコードするのはWARLフィールドです。</text:p>
      <text:p text:style-name="P20">特に、U-XLEN = M-XLENとなるようにUXLを実装することができます。</text:p>
      <text:p text:style-name="P20"/>
      <text:p text:style-name="P20">どのモードでもXLENがサポートされているXLENよりも小さい値に設定されると、すべての演算は、設定されたXLENより上のソース・オペランド・レジスタ・ビットを無視しなければならず、サポートされている最も広いXLENをデスティネーション・レジスタに埋めるために結果を符号拡張する必要があります。</text:p>
      <text:p text:style-name="P20"/>
      <text:p text:style-name="P162">-----------------------------------------------------------------------------------------------------------------------------------</text:p>
      <text:p text:style-name="P114">ハードウェアの複雑さを軽減するため、アーキテクチャでは、低特権モードでXLEN設定が次の高位特権モード以下であることを確認しません。</text:p>
      <text:p text:style-name="P114">実際には、このような設定はほとんど常にエラーになりますが、この場合でもマシンの動作は明確に定義されています。</text:p>
      <text:p text:style-name="P20"/>
      <text:p text:style-name="P20"/>
      <text:p text:style-name="P90"/>
      <text:p text:style-name="P20">3.1.9 mstatusレジスタのメモリ特権</text:p>
      <text:p text:style-name="P20"/>
      <text:p text:style-name="P20">MPRV（Modify PRiVilege）(権限の変更)ビットは、すべての特権モードでロードおよびストアが実行される特権レベルを変更します。</text:p>
      <text:p text:style-name="P20">MPRV = 0の場合、変換と保護は正常に動作します。</text:p>
      <text:p text:style-name="P20">MPRV = 1の場合、現在の特権モードがMPPに設定されているかのように、読み込みと保存のメモリアドレスは変換され、保護されます。</text:p>
      <text:p text:style-name="P20">命令のアドレス変換と保護は影響を受けません。</text:p>
      <text:p text:style-name="P20">Uモードがサポートされていない場合、MPRVは0にハードワイヤードされます。</text:p>
      <text:p text:style-name="P20"/>
      <text:p text:style-name="P20">MXR（Make eXecutable Readable）(実行可能ファイルを読めるようにする) ビットは、ロードが仮想メモリにアクセスする際の特権を変更します。</text:p>
      <text:p text:style-name="P20">MXR = 0の場合、読み込み可能とマークされたページからの読み込みのみが成功します（図4.15のR = 1）。</text:p>
      <text:p text:style-name="P20">MXR = 1の場合、読み取り可能または実行可能（R = 1またはX = 1）のいずれかのマークが付けられたページからの読み込みは成功します。</text:p>
      <text:p text:style-name="P20">ページベースの仮想メモリが有効でない場合、MXRは効果がありません。</text:p>
      <text:p text:style-name="P20">Sモードがサポートされていない場合、MXRは0にハードワイヤードされます。</text:p>
      <text:p text:style-name="P20"/>
      <text:p text:style-name="P163">-----------------------------------------------------------------------------------------------------------------------------------</text:p>
      <text:p text:style-name="P115">MPRVおよびMXR機構は、ミスアラインされた読み込みおよび保存などの欠落したハードウェア機能をエミュレートするMモードルーチンの効率を改善するために考案されました。</text:p>
      <text:p text:style-name="P115">MPRVは、ソフトウェアでアドレス変換を実行する必要性を排除します。</text:p>
      <text:p text:style-name="P115">MXRを使用すると、実行専用とマークされたページから命令語をロードできます。</text:p>
      <text:p text:style-name="P115">簡単にするため、MPRVとMXRは特権モードに関係なく有効ですが、通常の使用ではマシンモードの短いシーケンスに対してのみ有効になります。</text:p>
      <text:p text:style-name="P20"/>
      <text:p text:style-name="P23">SUM（スーパーバイザユーザメモリアクセス許可）ビットは、Sモードの読み込み、書き込み、および命令フェッチが仮想メモリにアクセスするための特権を変更します。</text:p>
      <text:p text:style-name="P20">SUM = 0のとき、Uモードでアクセス可能なページへのSモードメモリアクセスは、エラーになります。（図4.15のU = 1）。</text:p>
      <text:p text:style-name="P46">↑ここはBing翻訳の方が正しい。Google翻訳だと最後のfaultを飛ばす。うーん。</text:p>
      <text:p text:style-name="P20">SUM = 1の場合、これらのアクセスは許可されます。</text:p>
      <text:p text:style-name="P20">ページベースの仮想メモリが有効でない場合、SUMは効果がありません。</text:p>
      <text:p text:style-name="P20">SUMはSモードで実行されていないときは通常無視されますが、MPRV = 1かつMPP = Sのときには有効です。</text:p>
      <text:p text:style-name="P20">Sモードがサポートされていない場合、SUMは0にハードワイヤードされます。</text:p>
      <text:p text:style-name="P20"/>
      <text:p text:style-name="P20">3.1.10 mstatusレジスタの仮想化サポート</text:p>
      <text:p text:style-name="P20"/>
      <text:p text:style-name="P20">TVM（トラップ仮想メモリ）ビットは、スーパバイザ仮想メモリ管理操作の代行受信(インターセプト)をサポートします。</text:p>
      <text:p text:style-name="P20">TVM = 1の場合、S-modeで実行中にsatp CSRを読み書きしようとするかSFENCE.VMA命令を実行しようとすると、不正な命令例外が発生します。</text:p>
      <text:p text:style-name="P20">TVM = 0の場合、これらの操作はSモードで許可されます。</text:p>
      <text:p text:style-name="P20">Sモードがサポートされていない場合、TVMは0にハードワイヤードされています。</text:p>
      <text:p text:style-name="P20"/>
      <text:p text:style-name="P164">-----------------------------------------------------------------------------------------------------------------------------------</text:p>
      <text:p text:style-name="P116">TVMメカニズムは、ゲストオペレーティングシステムをUモードで古典的に仮想化するのではなく、Sモードで実行できるようにすることで、仮想化の効率を向上させます。</text:p>
      <text:p text:style-name="P116">このアプローチは、ほとんどのSモードCSRsへのアクセスをトラップする必要性を排除します。</text:p>
      <text:p text:style-name="P116">satpアクセスとSFENCE.VMA命令をトラッピングすると、シャドウページテーブルを遅延読み込みするのに必要なフックが提供されます。</text:p>
      <text:p text:style-name="P20"/>
      <text:p text:style-name="P20">TW（タイムアウト待機）ビットは、WFI命令のインターセプトをサポートします（3.2.3項を参照）。</text:p>
      <text:p text:style-name="P20">TW = 0のとき、WFI命令はSモードで許可されます。</text:p>
      <text:p text:style-name="P20">TW = 1の場合、WFIがSmodeで実行され、実装固有の制限時間内に完了しない場合、WFI命令は不正な命令トラップを引き起こします。</text:p>
      <text:p text:style-name="P20">制限時間は常に0にすることができ、この場合TW = 1のときにWFIはSモードで常に不正な命令トラップを引き起こします。</text:p>
      <text:p text:style-name="P20">Sモードがサポートされていない場合、TWは0にハードワイヤードされます。</text:p>
      <text:p text:style-name="P20"/>
      <text:p text:style-name="P20"/>
      <text:p text:style-name="P90"/>
      <text:p text:style-name="P165">-----------------------------------------------------------------------------------------------------------------------------------</text:p>
      <text:p text:style-name="P117">WFI命令をトラップすると、現在のゲストで無駄にアイドリングするのではなく、別のゲストOSに切り替えることができます。</text:p>
      <text:p text:style-name="P20"/>
      <text:p text:style-name="P20">TSR（トラップSRET）ビットは、スーパバイザ例外リターン命令SRETのインターセプトをサポートします。</text:p>
      <text:p text:style-name="P20">TSR = 1のとき、Sモードで実行中にSRETを実行しようとすると、不正な命令例外が発生します。</text:p>
      <text:p text:style-name="P20">TSR = 0のときは、Sモードで許可されます。</text:p>
      <text:p text:style-name="P20">Sモードがサポートされていない場合、TSRは0にハード配線されます。</text:p>
      <text:p text:style-name="P20"/>
      <text:p text:style-name="P165">-----------------------------------------------------------------------------------------------------------------------------------</text:p>
      <text:p text:style-name="P117">SRETをトラッピングすることは、それを提供しない実装で拡張仮想化機構（第5章参照）をエミュレートするために必要です。</text:p>
      <text:p text:style-name="P20"/>
      <text:p text:style-name="P20">3.1.11 mstatusレジスタの拡張コンテキスト状況</text:p>
      <text:p text:style-name="P20"/>
      <text:p text:style-name="P20">実質的な拡張をサポートすることは、RISC-Vの主な目標の1つです。したがって、変更されていない特権モードのコード、特にスーパバイザレベルのOSが任意のユーザーモードの状態拡張をサポートできるようにする標準インターフェイスを定義します。</text:p>
      <text:p text:style-name="P20"/>
      <text:p text:style-name="P166">-----------------------------------------------------------------------------------------------------------------------------------</text:p>
      <text:p text:style-name="P118">今日まで、浮動小数点CSRおよびデータレジスタ以外の追加の状態を定義する標準的な拡張はありません。</text:p>
      <text:p text:style-name="P20"/>
      <text:p text:style-name="P24">FS [1：0]読み取り/書き込みフィールドとXS [1：0]読み取り専用フィールドは、浮動小数点ユニットの現在の状態、および他のユーザモードの拡張をそれぞれ示す設定と追跡によってコンテキストの保存と復元のコストを削減するために使用されます</text:p>
      <text:p text:style-name="P20">FSフィールドは、CSR fcsrおよび浮動小数点データレジスタf0〜f31を含む浮動小数点ユニットのステータスをエンコードし、XSフィールドは、追加のユーザモード拡張および関連するステートのステータスをエンコードします。</text:p>
      <text:p text:style-name="P20">これらのフィールドは、状態の保存または復元が必要かどうかを迅速に判断するためのコンテキスト切り替えルーチンによってチェックできます。</text:p>
      <text:p text:style-name="P20">保存または復元が必要な場合は、通常、プロセスを効果的に最適化するために追加の指示とCSRsが必要です。</text:p>
      <text:p text:style-name="P20"/>
      <text:p text:style-name="P167">-----------------------------------------------------------------------------------------------------------------------------------</text:p>
      <text:p text:style-name="P119">この設計では、ほとんどのコンテキストスイッチが浮動小数点ユニットまたはその他の拡張のいずれかまたは両方で状態を保存/復元する必要がないため、SDビットによる高速チェックが可能になると予想しています。</text:p>
      <text:p text:style-name="P20"/>
      <text:p text:style-name="P20">FSフィールドとXSフィールドは、表3.3に示されているものと同じステータスエンコーディングを使用し、4つの可能なステータス値はオフ、イニシャル、クリーン、およびダーティです。</text:p>
      <text:p text:style-name="P20"/>
      <table:table table:name="表20" table:style-name="表20">
        <table:table-column table:style-name="表20.A"/>
        <table:table-column table:style-name="表20.B"/>
        <table:table-column table:style-name="表20.C"/>
        <table:table-row>
          <table:table-cell table:style-name="表20.A1" office:value-type="string">
            <text:p text:style-name="P203">状態</text:p>
          </table:table-cell>
          <table:table-cell table:style-name="表20.A1" office:value-type="string">
            <text:p text:style-name="P203">FSの意味</text:p>
          </table:table-cell>
          <table:table-cell table:style-name="表20.C1" office:value-type="string">
            <text:p text:style-name="P203">XSの意味</text:p>
          </table:table-cell>
        </table:table-row>
        <table:table-row>
          <table:table-cell table:style-name="表20.A2" office:value-type="string">
            <text:p text:style-name="P243">0</text:p>
            <text:p text:style-name="P243">1</text:p>
            <text:p text:style-name="P243">2</text:p>
            <text:p text:style-name="P243">3</text:p>
          </table:table-cell>
          <table:table-cell table:style-name="表20.A2" office:value-type="string">
            <text:p text:style-name="P203">オフ</text:p>
            <text:p text:style-name="P203">イニシャル</text:p>
            <text:p text:style-name="P203">クリーン</text:p>
            <text:p text:style-name="P203">ダーティ</text:p>
          </table:table-cell>
          <table:table-cell table:style-name="表20.C2" office:value-type="string">
            <text:p text:style-name="P203">すべてオフ</text:p>
            <text:p text:style-name="P203">いずれもダーティではないか、クリーンではダーティでない、いくつかはクリーン</text:p>
            <text:p text:style-name="P203">いくつかダーティ</text:p>
          </table:table-cell>
        </table:table-row>
      </table:table>
      <text:p text:style-name="P20"/>
      <text:p text:style-name="P13">表3.3：FS [1：0]およびXS [1：0]ステータスフィールドのエンコード</text:p>
      <text:p text:style-name="P20"/>
      <text:p text:style-name="P20">Sモードを実装せず、浮動小数点ユニットを持たないシステムでは、FSフィールドはゼロにハードワイヤードされています。</text:p>
      <text:p text:style-name="P20"/>
      <text:p text:style-name="P20">新しい状態を必要とする追加のユーザー拡張がないシステムでは、XSフィールドはゼロにハードワイヤードされます。</text:p>
      <text:p text:style-name="P20">状態付きのすべての追加拡張は、XS状態に相当するmstatusにローカルフィールドを追加します。</text:p>
      <text:p text:style-name="P20">XSフィールドは、表3.3に示すように、すべての内線番号のステータスの要約を表します。</text:p>
      <text:p text:style-name="P20"/>
      <text:p text:style-name="P20"/>
      <text:p text:style-name="P90"/>
      <text:p text:style-name="P168">-----------------------------------------------------------------------------------------------------------------------------------</text:p>
      <text:p text:style-name="P120">XSフィールドは、すべてのユーザー拡張ステータスフィールドにわたって最大ステータス値を効果的に報告しますが、個々の拡張機能はXSとは異なるエンコードを使用できます。</text:p>
      <text:p text:style-name="P20"/>
      <text:p text:style-name="P20">SDビットは、FSフィールドまたはXSフィールドのいずれかが、拡張されたユーザーコンテキストをメモリに保存する必要があるダーティ状態の存在を示すかどうかを要約する読み取り専用ビットです。</text:p>
      <text:p text:style-name="P20">XSとFSの両方がゼロにハードワイヤードされていると、SDも常にゼロになります。</text:p>
      <text:p text:style-name="P20"/>
      <text:p text:style-name="P20">拡張の状態がオフに設定されている場合、対応するステートを読み書きしようとする命令は例外を発生させます。</text:p>
      <text:p text:style-name="P20">ステータスがイニシャルの場合、対応する状態は初期の定数値を持つ必要があります。</text:p>
      <text:p text:style-name="P20">状態がクリーンの場合、対応する状態は初期値と異なる可能性がありますが、コンテキストスワップに格納されている最後の値と一致します。</text:p>
      <text:p text:style-name="P20">ステータスがダーディの場合、対応するステートは、最後のコンテキスト保存以降に変更されている可能性があります。</text:p>
      <text:p text:style-name="P20"/>
      <text:p text:style-name="P20">コンテキスト保存中に責任ある特権コードは、その状態がダーティの場合にのみ対応する状態を書き出す必要があり、その後、その状態をクリーンにリセットすることができます。</text:p>
      <text:p text:style-name="P20">コンテキスト復元時には、状態がクリーン（復元時にダーティであってはならない）の場合にのみコンテキストをメモリからロードする必要があります。</text:p>
      <text:p text:style-name="P20">ステータスがイニシャルの場合、セキュリティホールが発生しないようコンテキストを復元時に初期の定数値に設定する必要がありますが、これはメモリにアクセスせずに行うことができます。</text:p>
      <text:p text:style-name="P20">たとえば、浮動小数点レジスタはすべて即値0に初期化できます。</text:p>
      <text:p text:style-name="P20"/>
      <text:p text:style-name="P20">FSおよびXSフィールドは、コンテキストを保存する前に特権コードによって読み取られます。</text:p>
      <text:p text:style-name="P20">FSフィールドは、ユーザコンテキストを再開するときには特権コードによって直接設定され、XSフィールドは個々の拡張のステータスレジスタに書き込むことによって間接的に設定されます。</text:p>
      <text:p text:style-name="P20">ステータスフィールドは、特権モードに関係なく、命令の実行中に(も)更新されます。</text:p>
      <text:p text:style-name="P20"/>
      <text:p text:style-name="P20">ユーザーモードISAへの拡張には、追加のユーザーモード状態が含まれることが多く、この状態は基本整数レジスタよりもかなり大きくなる可能性があります。</text:p>
      <text:p text:style-name="P20">拡張機能は、一部のアプリケーションでのみ使用することも、単一のアプリケーション内で短期間だけ必要とすることもあります。</text:p>
      <text:p text:style-name="P20">パフォーマンスを向上させるために、ユーザモード拡張は、ユーザモードソフトウェアがユニットを初期状態に戻すか、またはユニットをオフにすることを可能にする追加の命令を定義することができます。</text:p>
      <text:p text:style-name="P46">↑使わない時はそのユーザーモードをOFFにできる。例えばそのブロックのクロックを止めたり、電源をOFFしたりできるってこと。</text:p>
      <text:p text:style-name="P20"/>
      <text:p text:style-name="P20">たとえば、コプロセッサを使用する前に構成する必要があり、使用後にコプロセッサを”未構成”することができます。</text:p>
      <text:p text:style-name="P20">未構成状態は、コンテキスト保存の初期状態として表されます。</text:p>
      <text:p text:style-name="P20">未構成と次の構成（状態をダーティに設定する）の間で同じアプリケーションが実行中のままである場合、すべての状態がユーザープロセスに対してローカルであるため、実際に未構成命令で状態を再初期化する必要はありません。 すなわち、初期状態は、コンテキスト・リストア時にコプロセッサ・ステートがすべての未構成時ではなく一定値に初期化されるだけでよいです。</text:p>
      <text:p text:style-name="P20"/>
      <text:p text:style-name="P20">ユニットをディスエーブルしてオフ状態にするユーザモード命令を実行すると、後続の命令が再びオンになる前にユニットを使用しようとすると、不正な命令例外が発生します。</text:p>
      <text:p text:style-name="P20">ユニットをオンにするユーザモード命令は、そのユニットが別のコンテキストによって使用されている可能性があるため、ユニットの状態が適切に初期化されていることを保証しなければなりません。(確認する必要があります。)</text:p>
      <text:p text:style-name="P20"/>
      <text:p text:style-name="P20">FSの設定を変更しても、浮動小数点レジスタの状態は変化しません。</text:p>
      <text:p text:style-name="P20">特に、FS = オフを設定しても状態が破壊されることはなく、FS = イニシャルが内容をクリアするように設定することもありません。</text:p>
      <text:p text:style-name="P20">オフに設定すると、他の拡張機能が状態を保持しないことがあります。(保持できません。)</text:p>
      <text:p text:style-name="P20"/>
      <text:p text:style-name="P20">表3.4に、FSまたはXSステータスビットのすべての可能な状態遷移を示します。</text:p>
      <text:p text:style-name="P20">標準の浮動小数点拡張は、ユーザモードの構成解除または無効/有効命令をサポートしていないことに注意してください。</text:p>
      <text:p text:style-name="P20"/>
      <text:p text:style-name="P20"/>
      <text:p text:style-name="P90"/>
      <text:p text:style-name="P20"/>
      <table:table table:name="表21" table:style-name="表21">
        <table:table-column table:style-name="表21.A"/>
        <table:table-column table:style-name="表21.B"/>
        <table:table-column table:style-name="表21.C"/>
        <table:table-column table:style-name="表21.D"/>
        <table:table-column table:style-name="表21.E"/>
        <table:table-row>
          <table:table-cell table:style-name="表21.A1" office:value-type="string">
            <text:p text:style-name="P204">現在の状態</text:p>
            <text:p text:style-name="P204">動作</text:p>
          </table:table-cell>
          <table:table-cell table:style-name="表21.A1" office:value-type="string">
            <text:p text:style-name="P203">オフ</text:p>
          </table:table-cell>
          <table:table-cell table:style-name="表21.A1" office:value-type="string">
            <text:p text:style-name="P203">イニシャル</text:p>
          </table:table-cell>
          <table:table-cell table:style-name="表21.A1" office:value-type="string">
            <text:p text:style-name="P203">クリーン</text:p>
          </table:table-cell>
          <table:table-cell table:style-name="表21.E1" office:value-type="string">
            <text:p text:style-name="P203">ダーティ</text:p>
          </table:table-cell>
        </table:table-row>
        <table:table-row>
          <table:table-cell table:style-name="表21.A2" table:number-columns-spanned="5" office:value-type="string">
            <text:p text:style-name="P259">特権コードでのコンテキスト保存時</text:p>
          </table:table-cell>
          <table:covered-table-cell/>
          <table:covered-table-cell/>
          <table:covered-table-cell/>
          <table:covered-table-cell/>
        </table:table-row>
        <table:table-row>
          <table:table-cell table:style-name="表21.A3" office:value-type="string">
            <text:p text:style-name="P203">保存状態？</text:p>
            <text:p text:style-name="P203">次の状態</text:p>
          </table:table-cell>
          <table:table-cell table:style-name="表21.A3" office:value-type="string">
            <text:p text:style-name="P203">いいえ</text:p>
            <text:p text:style-name="P203">オフ</text:p>
          </table:table-cell>
          <table:table-cell table:style-name="表21.A3" office:value-type="string">
            <text:p text:style-name="P203">いいえ</text:p>
            <text:p text:style-name="P203">イニシャル</text:p>
          </table:table-cell>
          <table:table-cell table:style-name="表21.A3" office:value-type="string">
            <text:p text:style-name="P203">いいえ</text:p>
            <text:p text:style-name="P203">クリーン</text:p>
          </table:table-cell>
          <table:table-cell table:style-name="表21.A2" office:value-type="string">
            <text:p text:style-name="P203">はい</text:p>
            <text:p text:style-name="P203">クリーン</text:p>
          </table:table-cell>
        </table:table-row>
        <table:table-row>
          <table:table-cell table:style-name="表21.A2" table:number-columns-spanned="5" office:value-type="string">
            <text:p text:style-name="P259">特権コードでのコンテキスト復元時</text:p>
          </table:table-cell>
          <table:covered-table-cell/>
          <table:covered-table-cell/>
          <table:covered-table-cell/>
          <table:covered-table-cell/>
        </table:table-row>
        <table:table-row>
          <table:table-cell table:style-name="表21.A3" office:value-type="string">
            <text:p text:style-name="P203">復元状態？</text:p>
            <text:p text:style-name="P203">次の状態</text:p>
          </table:table-cell>
          <table:table-cell table:style-name="表21.A3" office:value-type="string">
            <text:p text:style-name="P203">いいえ</text:p>
            <text:p text:style-name="P203">オフ</text:p>
          </table:table-cell>
          <table:table-cell table:style-name="表21.A3" office:value-type="string">
            <text:p text:style-name="P203">はい、イニシャルに(へ)</text:p>
            <text:p text:style-name="P203">イニシャル</text:p>
          </table:table-cell>
          <table:table-cell table:style-name="表21.A3" office:value-type="string">
            <text:p text:style-name="P203">はい、メモリから</text:p>
            <text:p text:style-name="P203">クリーン</text:p>
          </table:table-cell>
          <table:table-cell table:style-name="表21.A2" office:value-type="string">
            <text:p text:style-name="P203">N/A</text:p>
            <text:p text:style-name="P203">N/A</text:p>
          </table:table-cell>
        </table:table-row>
        <table:table-row>
          <table:table-cell table:style-name="表21.A2" table:number-columns-spanned="5" office:value-type="string">
            <text:p text:style-name="P259">状態を読み出すための命令を実行</text:p>
          </table:table-cell>
          <table:covered-table-cell/>
          <table:covered-table-cell/>
          <table:covered-table-cell/>
          <table:covered-table-cell/>
        </table:table-row>
        <table:table-row>
          <table:table-cell table:style-name="表21.A3" office:value-type="string">
            <text:p text:style-name="P203">動作？</text:p>
            <text:p text:style-name="P203">次の状態</text:p>
          </table:table-cell>
          <table:table-cell table:style-name="表21.A3" office:value-type="string">
            <text:p text:style-name="P203">例外</text:p>
            <text:p text:style-name="P203">オフ</text:p>
          </table:table-cell>
          <table:table-cell table:style-name="表21.A3" office:value-type="string">
            <text:p text:style-name="P203">例外</text:p>
            <text:p text:style-name="P203">イニシャル</text:p>
          </table:table-cell>
          <table:table-cell table:style-name="表21.A3" office:value-type="string">
            <text:p text:style-name="P203">例外</text:p>
            <text:p text:style-name="P203">クリーン</text:p>
          </table:table-cell>
          <table:table-cell table:style-name="表21.A2" office:value-type="string">
            <text:p text:style-name="P203">例外</text:p>
            <text:p text:style-name="P203">ダーティ</text:p>
          </table:table-cell>
        </table:table-row>
        <table:table-row>
          <table:table-cell table:style-name="表21.A2" table:number-columns-spanned="5" office:value-type="string">
            <text:p text:style-name="P65">コンフィグレーションを含むステートの変更命令を実行</text:p>
          </table:table-cell>
          <table:covered-table-cell/>
          <table:covered-table-cell/>
          <table:covered-table-cell/>
          <table:covered-table-cell/>
        </table:table-row>
        <table:table-row>
          <table:table-cell table:style-name="表21.A3" office:value-type="string">
            <text:p text:style-name="P203">動作？</text:p>
            <text:p text:style-name="P203">次の状態</text:p>
          </table:table-cell>
          <table:table-cell table:style-name="表21.A3" office:value-type="string">
            <text:p text:style-name="P203">例外</text:p>
            <text:p text:style-name="P203">オフ</text:p>
          </table:table-cell>
          <table:table-cell table:style-name="表21.A3" office:value-type="string">
            <text:p text:style-name="P203">実行</text:p>
            <text:p text:style-name="P203">ダーティ</text:p>
          </table:table-cell>
          <table:table-cell table:style-name="表21.A3" office:value-type="string">
            <text:p text:style-name="P203">実行</text:p>
            <text:p text:style-name="P203">ダーティ</text:p>
          </table:table-cell>
          <table:table-cell table:style-name="表21.A2" office:value-type="string">
            <text:p text:style-name="P203">実行</text:p>
            <text:p text:style-name="P203">ダーティ</text:p>
          </table:table-cell>
        </table:table-row>
        <table:table-row>
          <table:table-cell table:style-name="表21.A2" table:number-columns-spanned="5" office:value-type="string">
            <text:p text:style-name="P65"><text:span text:style-name="T1">未構成</text:span>ユニットへの命令実行</text:p>
          </table:table-cell>
          <table:covered-table-cell/>
          <table:covered-table-cell/>
          <table:covered-table-cell/>
          <table:covered-table-cell/>
        </table:table-row>
        <table:table-row>
          <table:table-cell table:style-name="表21.A3" office:value-type="string">
            <text:p text:style-name="P203">動作？</text:p>
            <text:p text:style-name="P203">次の状態</text:p>
          </table:table-cell>
          <table:table-cell table:style-name="表21.A3" office:value-type="string">
            <text:p text:style-name="P203">例外</text:p>
            <text:p text:style-name="P203">オフ</text:p>
          </table:table-cell>
          <table:table-cell table:style-name="表21.A3" office:value-type="string">
            <text:p text:style-name="P203">実行</text:p>
            <text:p text:style-name="P203">イニシャル</text:p>
          </table:table-cell>
          <table:table-cell table:style-name="表21.A3" office:value-type="string">
            <text:p text:style-name="P203">実行</text:p>
            <text:p text:style-name="P203">イニシャル</text:p>
          </table:table-cell>
          <table:table-cell table:style-name="表21.A2" office:value-type="string">
            <text:p text:style-name="P203">実行</text:p>
            <text:p text:style-name="P203">イニシャル</text:p>
          </table:table-cell>
        </table:table-row>
        <table:table-row>
          <table:table-cell table:style-name="表21.A2" table:number-columns-spanned="5" office:value-type="string">
            <text:p text:style-name="P65">ユニットを無効にする命令を実行</text:p>
          </table:table-cell>
          <table:covered-table-cell/>
          <table:covered-table-cell/>
          <table:covered-table-cell/>
          <table:covered-table-cell/>
        </table:table-row>
        <table:table-row>
          <table:table-cell table:style-name="表21.A3" office:value-type="string">
            <text:p text:style-name="P203">動作？</text:p>
            <text:p text:style-name="P203">次の状態</text:p>
          </table:table-cell>
          <table:table-cell table:style-name="表21.A3" office:value-type="string">
            <text:p text:style-name="P203">実行</text:p>
            <text:p text:style-name="P203">オフ</text:p>
          </table:table-cell>
          <table:table-cell table:style-name="表21.A3" office:value-type="string">
            <text:p text:style-name="P203">実行</text:p>
            <text:p text:style-name="P203">オフ</text:p>
          </table:table-cell>
          <table:table-cell table:style-name="表21.A3" office:value-type="string">
            <text:p text:style-name="P203">実行</text:p>
            <text:p text:style-name="P203">オフ</text:p>
          </table:table-cell>
          <table:table-cell table:style-name="表21.A2" office:value-type="string">
            <text:p text:style-name="P203">実行</text:p>
            <text:p text:style-name="P203">オフ</text:p>
          </table:table-cell>
        </table:table-row>
        <table:table-row>
          <table:table-cell table:style-name="表21.A2" table:number-columns-spanned="5" office:value-type="string">
            <text:p text:style-name="P259">ユニットを有効にする命令を実行</text:p>
          </table:table-cell>
          <table:covered-table-cell/>
          <table:covered-table-cell/>
          <table:covered-table-cell/>
          <table:covered-table-cell/>
        </table:table-row>
        <table:table-row>
          <table:table-cell table:style-name="表21.A3" office:value-type="string">
            <text:p text:style-name="P203">動作</text:p>
            <text:p text:style-name="P203">次の状態</text:p>
          </table:table-cell>
          <table:table-cell table:style-name="表21.A3" office:value-type="string">
            <text:p text:style-name="P203">実行</text:p>
            <text:p text:style-name="P203">イニシャル</text:p>
          </table:table-cell>
          <table:table-cell table:style-name="表21.A3" office:value-type="string">
            <text:p text:style-name="P203">実行</text:p>
            <text:p text:style-name="P203">イニシャル</text:p>
          </table:table-cell>
          <table:table-cell table:style-name="表21.A3" office:value-type="string">
            <text:p text:style-name="P203">実行</text:p>
            <text:p text:style-name="P203">イニシャル</text:p>
          </table:table-cell>
          <table:table-cell table:style-name="表21.A2" office:value-type="string">
            <text:p text:style-name="P203">実行</text:p>
            <text:p text:style-name="P203">イニシャル</text:p>
          </table:table-cell>
        </table:table-row>
      </table:table>
      <text:p text:style-name="P20"/>
      <text:p text:style-name="P13">表3.4：FSおよびXSの状態遷移。</text:p>
      <text:p text:style-name="P20"/>
      <text:p text:style-name="P59">-- 2018/11/24</text:p>
      <text:p text:style-name="P20"/>
      <text:p text:style-name="P20">拡張状態を初期化、保存、復元するための標準的な特権命令は、状態を不透明なオブジェクトとして扱うことによって、拡張された拡張状態の詳細から特権コードを隔離するために提供されます。</text:p>
      <text:p text:style-name="P20"/>
      <text:p text:style-name="P169">-----------------------------------------------------------------------------------------------------------------------------------</text:p>
      <text:p text:style-name="P121">多くのコプロセッサ拡張は、制限されたコンテキストでのみ使用されます。これにより、ソフトウェアがユニットの設定を安全に解除するか、実行時にユニットを無効にすることさえできます。</text:p>
      <text:p text:style-name="P121">これにより、大規模なステートフルコプロセッサのコンテキストスイッチオーバーヘッドが削減されます。</text:p>
      <text:p text:style-name="P121"/>
      <text:p text:style-name="P121">浮動小数点状態を他の拡張状態から分離し、浮動小数点ユニットが存在する場合、浮動小数点レジスタは標準呼び出し規約の一部であるため、ユーザモードソフトウェアは浮動小数点ユニットを無効にすることが安全であるかどうかを知ることができません。</text:p>
      <text:p text:style-name="P20"/>
      <text:p text:style-name="P20">XSフィールドは、追加されたすべての拡張状態の要約を提供しますが、コンテキストの保存と復元のオーバーヘッドをさらに削減するために、拡張で追加のマイクロアーキテクチャビットが維持される可能性があります。</text:p>
      <text:p text:style-name="P20"/>
      <text:p text:style-name="P20">SDビットは読み出し専用であり、FSまたはXSビットのいずれかがダーティ状態（すなわち、SD =（FS == 11）OR（XS == 11））を符号化するときに設定されます。</text:p>
      <text:p text:style-name="P20">これにより、特権コードは、整数レジスタセットとPC以外のコンテキスト保存が不要になったときを素早く判断することができます。</text:p>
      <text:p text:style-name="P20"/>
      <text:p text:style-name="P20">浮動小数点ユニットの状態は、標準命令（F、D、および/またはQ）を使用して常に初期化、保存、および復元され、特権付きコードはFLENを認識して各fレジスタに予約する適切な領域を決定する必要があります。</text:p>
      <text:p text:style-name="P20"/>
      <text:p text:style-name="P20"/>
      <text:p text:style-name="P90"/>
      <text:p text:style-name="P20">スーパバイザレベルのOSでは、追加のユーザモードの状態は、追加のコンテキストを一定の最大サイズの不透明なオブジェクトとして扱うSBI呼び出しを使用して初期化、保存、復元する必要があります。</text:p>
      <text:p text:style-name="P20">SBIの初期化、保存、および復元の実装では、コプロセッサ内のマイクロアーキテクチャ状態を初期化、保存、および復元するために、インプリメンテーション依存の特権命令が追加で必要になる場合があります。</text:p>
      <text:p text:style-name="P20"/>
      <text:p text:style-name="P20">すべての特権モードはFSとXSビットの1つのコピーを共有します。</text:p>
      <text:p text:style-name="P20">複数の特権モードを持つシステムでは、スーパーバイザモードでは通常、スーパーバイザレベルのセーブされたコンテキストに関してステータスを記録するためにFSビットとXSビットを直接使用します。</text:p>
      <text:p text:style-name="P20">他のより特権のあるアクティブモードは、対応するバージョンのコンテキストで拡張状態を保存して復元する際に、より慎重でなければなりません。</text:p>
      <text:p text:style-name="P20"/>
      <text:p text:style-name="P170">-----------------------------------------------------------------------------------------------------------------------------------</text:p>
      <text:p text:style-name="P122">任意の合理的なユースケースでは、ユーザとスーパーバイザレベル間のコンテキストスイッチの数は、他の権限レベルへのコンテキストスイッチの数よりはるかに多いはずです。(上回る必要があります。)</text:p>
      <text:p text:style-name="P122">コプロセッサは、割り込みによってユーザレベルのコンテキストスワップが発生しない限り、非同期割り込みを処理するためにコンテキストを保存および復元する必要はないことに注意してください。</text:p>
      <text:p text:style-name="P20"/>
      <text:p text:style-name="P20">3.1.12マシントラップベクトルベースアドレスレジスタ（mtvec）</text:p>
      <text:p text:style-name="P20"/>
      <text:p text:style-name="P20">mtvecレジスタは、ベクトルベースアドレス（BASE）とベクタモード（MODE）で構成されるトラップベクタの構成を保持するXLENビットの読み/書きレジスタです。</text:p>
      <text:p text:style-name="P20"/>
      <text:p text:style-name="P43"><text:s text:c="2"/><text:span text:style-name="T26">XLEN-1 <text:s text:c="120"/>2 <text:s text:c="2"/>1 <text:s text:c="30"/>0</text:span></text:p>
      <table:table table:name="表22" table:style-name="表22">
        <table:table-column table:style-name="表22.A"/>
        <table:table-column table:style-name="表22.B"/>
        <table:table-row>
          <table:table-cell table:style-name="表22.A1" office:value-type="string">
            <text:p text:style-name="P234">BASE<text:span text:style-name="T32">[XLEN-1:2](WARL)</text:span></text:p>
          </table:table-cell>
          <table:table-cell table:style-name="表22.B1" office:value-type="string">
            <text:p text:style-name="P245">MODE(WARL)</text:p>
          </table:table-cell>
        </table:table-row>
      </table:table>
      <text:p text:style-name="P43"><text:s text:c="29"/><text:span text:style-name="T26"><text:s text:c="35"/>XLEN-2 <text:s text:c="82"/>2</text:span></text:p>
      <text:p text:style-name="P28"/>
      <text:p text:style-name="P13">図3.8：マシントラップベクタベースアドレスレジスタ（mtvec）。</text:p>
      <text:p text:style-name="P20"/>
      <text:p text:style-name="P20">mtvecレジスタは常に実装する必要がありますが、ハードワイヤードの読み取り専用値を含めることができます。</text:p>
      <text:p text:style-name="P20">mtvecが書き込み可能な場合、レジスタが保持できる値のセットは実装によって異なる可能性があります。</text:p>
      <text:p text:style-name="P20">BASEフィールドの値は常に4バイトの境界に揃えなければならず、MODE設定はBASEフィールドの値に追加の配置制約を課す可能性があります。</text:p>
      <text:p text:style-name="P20"/>
      <text:p text:style-name="P171">-----------------------------------------------------------------------------------------------------------------------------------</text:p>
      <text:p text:style-name="P123">トラップベクタベースアドレスの実装にはかなりの柔軟性があります。</text:p>
      <text:p text:style-name="P123">一方では、多数の状態ビットを持つローエンドの実装に負担をかけることは望ましくありませんが、一方で、より大きいシステムでは可用性を可能にしたいと考えています。<text:span text:style-name="T33">(柔軟性を許可することを希望しています。)</text:span></text:p>
      <text:p text:style-name="P20"/>
      <table:table table:name="表23" table:style-name="表23">
        <table:table-column table:style-name="表23.A"/>
        <table:table-column table:style-name="表23.B"/>
        <table:table-column table:style-name="表23.C"/>
        <table:table-row>
          <table:table-cell table:style-name="表23.A1" office:value-type="string">
            <text:p text:style-name="P252">値</text:p>
          </table:table-cell>
          <table:table-cell table:style-name="表23.A1" office:value-type="string">
            <text:p text:style-name="P203">名前</text:p>
          </table:table-cell>
          <table:table-cell table:style-name="表23.C1" office:value-type="string">
            <text:p text:style-name="P203">説明</text:p>
          </table:table-cell>
        </table:table-row>
        <table:table-row>
          <table:table-cell table:style-name="表23.A2" office:value-type="string">
            <text:p text:style-name="P252">0</text:p>
            <text:p text:style-name="P252">1</text:p>
            <text:p text:style-name="P252">≧2</text:p>
          </table:table-cell>
          <table:table-cell table:style-name="表23.A2" office:value-type="string">
            <text:p text:style-name="P203">ダイレクト</text:p>
            <text:p text:style-name="P203">ベクタード</text:p>
            <text:p text:style-name="P203">－</text:p>
          </table:table-cell>
          <table:table-cell table:style-name="表23.C2" office:value-type="string">
            <text:p text:style-name="P257">すべての例外はpcをBASEに設定</text:p>
            <text:p text:style-name="P60">非同期割り込みは、pcをBASE + 4 *<text:span text:style-name="T1">cause</text:span>に設定</text:p>
            <text:p text:style-name="P68">予約</text:p>
          </table:table-cell>
        </table:table-row>
      </table:table>
      <text:p text:style-name="P20"/>
      <text:p text:style-name="P13">表3.5：mtvec MODEフィールドのエンコーディング</text:p>
      <text:p text:style-name="P20"/>
      <text:p text:style-name="P20">MODEフィールドのエンコーディングを表3.5に示します。</text:p>
      <text:p text:style-name="P20">MODE = ダイレクトの場合、マシンモードに入るすべてのトラップが、PCをベースフィールドのアドレスに設定します。</text:p>
      <text:p text:style-name="P20">MODE = ベクターの場合、マシンモードへの同期例外はすべてPCをベースフィールドのアドレスに設定しますが、割り込みはPCをベースフィールドのアドレス+割り込み要因番号の4倍に設定します。</text:p>
      <text:p text:style-name="P20"/>
      <text:p text:style-name="P20"/>
      <text:p text:style-name="P90"/>
      <text:p text:style-name="P20">たとえば、マシンモードタイマ割り込み（表3.6を参照）は、PCをBASE + 0x1cに設定します。</text:p>
      <text:p text:style-name="P20">MODE =ベクタードを設定すると、ベースに追加のアラインメント制約が課されることがあり、最大4 * XLENバイトのアライメントが必要です。</text:p>
      <text:p text:style-name="P20"/>
      <text:p text:style-name="P172">-----------------------------------------------------------------------------------------------------------------------------------</text:p>
      <text:p text:style-name="P124">ベクタ割り込みが有効にされると、ユーザモードのソフトウェア割り込みに対応する割り込み要因0は、同期例外と同じ場所にベクトル化されます。</text:p>
      <text:p text:style-name="P124">この曖昧さは、実際には発生しません。これは、ユーザーモードのソフトウェア割り込みが無効になっているか、権限の低いモードに委任されているためです。</text:p>
      <text:p text:style-name="P20"/>
      <text:p text:style-name="P173">-----------------------------------------------------------------------------------------------------------------------------------</text:p>
      <text:p text:style-name="P125">リセットおよびNMIベクタの場所は、プラットフォーム仕様に記載(指定)されています。</text:p>
      <text:p text:style-name="P20"/>
      <text:p text:style-name="P20">3.1.13マシントラップ代理レジスタ（medelegとmideleg）</text:p>
      <text:p text:style-name="P20"/>
      <text:p text:style-name="P20">デフォルトでは、任意の特権レベルのすべてのトラップはマシンモードで処理されますが、マシンモードハンドラはトラップをMRET命令（3.2.2項）で適切なレベルにリダイレクトできます。</text:p>
      <text:p text:style-name="P20">パフォーマンスを向上させるために、実装はmedelegおよびmideleg内の個々の読み取り/書き込みビットを提供して、特定の例外および割り込みを低い特権レベルで直接処理する必要があることを示します。</text:p>
      <text:p text:style-name="P20">マシン例外委譲レジスタ（medeleg）およびマシン割り込み委譲レジスタ（mideleg）は、XLENビットの読み取り/書き込み・レジスタです。</text:p>
      <text:p text:style-name="P20"/>
      <text:p text:style-name="P20">3つの特権モード（M / S / U）を持つすべてのシステムでは、medelegまたはmidelegにビットを設定すると、SモードまたはUモードの対応するトラップがSモードトラップハンドラに委任されます。</text:p>
      <text:p text:style-name="P20">Uモードトラップがサポートされている場合、Sモードは、sedelegレジスタとsidelegレジスタに対応するビットを順番に設定して、Uモードで発生するトラップをUモードトラップハンドラに委任することができます。</text:p>
      <text:p text:style-name="P20"/>
      <text:p text:style-name="P20">2つの特権モード（M / U）とUモードトラップをサポートするシステムでは、medelegまたはmidelegにビットを設定すると、Uモードの対応するトラップがUモードトラップハンドラに委任されます。</text:p>
      <text:p text:style-name="P20"/>
      <text:p text:style-name="P20">Mモードのみ、またはMモードとUモードの両方を持つがUモードトラップをサポートしていないシステムでは、medelegとmidelegレジスタは存在してはいけません。(存在しません)</text:p>
      <text:p text:style-name="P20"/>
      <text:p text:style-name="P174">-----------------------------------------------------------------------------------------------------------------------------------</text:p>
      <text:p text:style-name="P127">1.9.1以前のバージョンでは、ここれらのレジスタは存在していましたが、MモードでのみまたはNシステムなしのM / Uでゼロに固定配線されていました。</text:p>
      <text:p text:style-name="P126">これらのケースでは、ミサレジスタが存在するかどうかを示すので、ゼロを返す必要はありません。</text:p>
      <text:p text:style-name="P20"/>
      <text:p text:style-name="P20">トラップが特権の低いモードxに委任されると、x原因レジスタにトラップ原因が書き込まれます。</text:p>
      <text:p text:style-name="P20">x epcレジスタには、トラップを取った命令の仮想アドレスが書き込まれます。</text:p>
      <text:p text:style-name="P20">mstatusのxPPフィールドは、トラップ時にアクティブ特権モードで書き込まれます。</text:p>
      <text:p text:style-name="P20">mstatusのx PIEフィールドには、トラップ時にアクティブな割り込みイネーブルビットの値が書き込まれます。</text:p>
      <text:p text:style-name="P20">mstatusのx IEフィールドがクリアされます。</text:p>
      <text:p text:style-name="P29">mcauseおよびmepcレジスタとmstatusのMPPおよびMPIEフィールドは書き込まれません。</text:p>
      <text:p text:style-name="P20"/>
      <text:p text:style-name="P20">実装は、委譲ビットを1つにハードワイヤしてはなりません。すなわち、委任可能なトラップが委任されていないことをサポートしなければなりません。</text:p>
      <text:p text:style-name="P20">実装では、デリゲート可能なトラップをサブセット化することを選択できます。サポートされている委託可能なビットは、どのビット位置が1を保持しているかを見るために、medelegまたはmidelegの値を読み戻します。</text:p>
      <text:p text:style-name="P20"/>
      <text:p text:style-name="P20">トラップは、より特権モードから低特権モードに移行することはありません。</text:p>
      <text:p text:style-name="P20">たとえば、MモードがSモードに不正な命令トラップを委譲し、Mモードソフトウェアが後で不正命令を実行すると、Sモードに委譲されるのではなく、Mモードでトラップが取られます。</text:p>
      <text:p text:style-name="P20"/>
      <text:p text:style-name="P20"/>
      <text:p text:style-name="P90"/>
      <text:p text:style-name="P20">対照的に、トラップは水平に取られてもよい。(取られることがあります)</text:p>
      <text:p text:style-name="P20">同じ例を使用して、Mモードが不正な命令トラップをSモードに委譲し、Sモードソフトウェアが後で不正命令を実行すると、トラップはSモードで取られます。(行われます)</text:p>
      <text:p text:style-name="P20"/>
      <text:p text:style-name="P282"><text:s text:c="31"/>XLEN-1 <text:s text:c="104"/>0</text:p>
      <table:table table:name="表24" table:style-name="表24">
        <table:table-column table:style-name="表24.A"/>
        <table:table-row>
          <table:table-cell table:style-name="表24.A1" office:value-type="string">
            <text:p text:style-name="P226">同期例外（WARL）</text:p>
          </table:table-cell>
        </table:table-row>
      </table:table>
      <text:p text:style-name="P30"><text:s text:c="29"/><text:span text:style-name="T26"><text:s text:c="54"/>XLEN</text:span></text:p>
      <text:p text:style-name="P20"/>
      <text:p text:style-name="P13">図3.9：マシン例外委譲登録medeleg。</text:p>
      <text:p text:style-name="P20"/>
      <text:p text:style-name="P20">medelegは、表3.6に示すすべての同期例外に対して割り当てられたビット位置を持ち、ビット位置のインデックスはmcauseレジスタに返された値と等しくなります。（すなわち、ビット8を設定することにより、ユーザモード環境呼出しをより低い特権のトラップハンドラに委任することができます）。</text:p>
      <text:p text:style-name="P20"/>
      <text:p text:style-name="P282"><text:s text:c="31"/>XLEN-1 <text:s text:c="104"/>0</text:p>
      <table:table table:name="表25" table:style-name="表25">
        <table:table-column table:style-name="表25.A"/>
        <table:table-row>
          <table:table-cell table:style-name="表25.A1" office:value-type="string">
            <text:p text:style-name="P226">割り込み（WARL）</text:p>
          </table:table-cell>
        </table:table-row>
      </table:table>
      <text:p text:style-name="P30"><text:s text:c="29"/><text:span text:style-name="T26"><text:s text:c="54"/>XLEN</text:span></text:p>
      <text:p text:style-name="P30"/>
      <text:p text:style-name="P13">図 3.10: マシン例外の委任登録 mideleg。</text:p>
      <text:p text:style-name="P20"/>
      <text:p text:style-name="P20">midelegは個々の割り込みのトラップ委譲ビットを保持し、ビットのレイアウトはmipレジスタのものと一致します。</text:p>
      <text:p text:style-name="P20">（すなわち、STIP割り込み委譲制御はビット5に位置します）。</text:p>
      <text:p text:style-name="P20">いくつかの例外は、特権の低いモードでは発生することができず(発生しませんし)、対応するx edelegビットはゼロにハードワイヤードされるべきです。(する必要があります。)</text:p>
      <text:p text:style-name="P20">特に、medeleg [11]とsedeleg [11：9]はすべてゼロに固定されています。</text:p>
      <text:p text:style-name="P20"/>
      <text:p text:style-name="P20">3.1.14マシン割り込みレジスタ（mipおよびmie）</text:p>
      <text:p text:style-name="P20"/>
      <text:p text:style-name="P20">mipレジスタは、保留中の割り込みに関する情報を含むXLENビットの読み/書き・レジスタです。一方、mieは、割り込みイネーブル・ビットを含む対応するXLENビットの読み/書き・レジスタです。</text:p>
      <text:p text:style-name="P20">このCSRアドレスによって、低特権ソフトウェア割り込み（USIP、SSIP）、タイマ割り込み（UTIP、STIP）、およびmipの外部割り込み（UEIP、SEIP）に対応するビットだけが書き込み可能です。</text:p>
      <text:p text:style-name="P20">  残りのビットは読み取り専用です。</text:p>
      <text:p text:style-name="P20"/>
      <text:p text:style-name="P20">mipレジスタとmieレジスタの制限されたビューはsip / sieとして表示され、uip / uieはそれぞれSモードとUモードで登録されます。</text:p>
      <text:p text:style-name="P20">割り込みがmidelegレジスタにビットをセットすることによって特権モードxに委任された場合、x ipレジスタに表示され、x ieレジスタを使用してマスク可能です。</text:p>
      <text:p text:style-name="P20">それ以外の場合、x ipとx ieの対応するビットはゼロにハードワイヤードされているように見えます。</text:p>
      <text:p text:style-name="P20"/>
      <text:p text:style-name="P31"><text:s text:c="2"/>XLEN-1<text:span text:style-name="T30"> 12 <text:s text:c="6"/>11 <text:s text:c="9"/>10 <text:s text:c="11"/>9 <text:s text:c="11"/>8 <text:s text:c="10"/>7 <text:s text:c="11"/>6 <text:s text:c="9"/>5 <text:s text:c="10"/>4 <text:s text:c="10"/>3 <text:s text:c="10"/>2 <text:s text:c="9"/>1 <text:s text:c="8"/>0</text:span></text:p>
      <table:table table:name="表26" table:style-name="表26">
        <table:table-column table:style-name="表26.A"/>
        <table:table-column table:style-name="表26.B"/>
        <table:table-column table:style-name="表26.C"/>
        <table:table-column table:style-name="表26.B"/>
        <table:table-column table:style-name="表26.E"/>
        <table:table-column table:style-name="表26.F"/>
        <table:table-column table:style-name="表26.G"/>
        <table:table-column table:style-name="表26.H" table:number-columns-repeated="2"/>
        <table:table-column table:style-name="表26.J"/>
        <table:table-column table:style-name="表26.H"/>
        <table:table-column table:style-name="表26.J"/>
        <table:table-column table:style-name="表26.H"/>
        <table:table-column table:style-name="表26.N"/>
        <table:table-row>
          <table:table-cell table:style-name="表26.A1" office:value-type="string">
            <text:p text:style-name="P237"/>
          </table:table-cell>
          <table:table-cell table:style-name="表26.B1" office:value-type="string">
            <text:p text:style-name="P246">WIRI</text:p>
          </table:table-cell>
          <table:table-cell table:style-name="表26.B1" office:value-type="string">
            <text:p text:style-name="P246">MEIP</text:p>
          </table:table-cell>
          <table:table-cell table:style-name="表26.B1" office:value-type="string">
            <text:p text:style-name="P246">WIRI</text:p>
          </table:table-cell>
          <table:table-cell table:style-name="表26.B1" office:value-type="string">
            <text:p text:style-name="P246">SEIP</text:p>
          </table:table-cell>
          <table:table-cell table:style-name="表26.B1" office:value-type="string">
            <text:p text:style-name="P246">UEIP</text:p>
          </table:table-cell>
          <table:table-cell table:style-name="表26.B1" office:value-type="string">
            <text:p text:style-name="P246">MTIP</text:p>
          </table:table-cell>
          <table:table-cell table:style-name="表26.B1" office:value-type="string">
            <text:p text:style-name="P246">WIRI</text:p>
          </table:table-cell>
          <table:table-cell table:style-name="表26.B1" office:value-type="string">
            <text:p text:style-name="P246">STIP</text:p>
          </table:table-cell>
          <table:table-cell table:style-name="表26.B1" office:value-type="string">
            <text:p text:style-name="P246">UTIP</text:p>
          </table:table-cell>
          <table:table-cell table:style-name="表26.B1" office:value-type="string">
            <text:p text:style-name="P246">MSIP</text:p>
          </table:table-cell>
          <table:table-cell table:style-name="表26.B1" office:value-type="string">
            <text:p text:style-name="P246">WIRI</text:p>
          </table:table-cell>
          <table:table-cell table:style-name="表26.B1" office:value-type="string">
            <text:p text:style-name="P246">SSIP</text:p>
          </table:table-cell>
          <table:table-cell table:style-name="表26.N1" office:value-type="string">
            <text:p text:style-name="P248">USIP</text:p>
          </table:table-cell>
        </table:table-row>
      </table:table>
      <text:p text:style-name="P31"><text:s text:c="2"/><text:span text:style-name="T34">XLEN-12 <text:s text:c="9"/>1 <text:s text:c="13"/>1 <text:s text:c="11"/>1 <text:s text:c="11"/>1 <text:s text:c="10"/>1 <text:s text:c="11"/>1 <text:s text:c="9"/>1 <text:s text:c="10"/>1 <text:s text:c="10"/>1 <text:s text:c="9"/>1 <text:s text:c="10"/>1 <text:s text:c="8"/>1</text:span></text:p>
      <text:p text:style-name="P31"/>
      <text:p text:style-name="P13">図3.11：マシン割込み保留レジスタ（mip）。</text:p>
      <text:p text:style-name="P20"/>
      <text:p text:style-name="P20">MTIPビット、STIPビット、UTIPビットは、マシン、スーパバイザ、ユーザタイマ割り込みのタイマ割り込み保留ビットにそれぞれ対応します。</text:p>
      <text:p text:style-name="P20">MTIPビットは読み出し専用で、メモリマップされたマシンモードタイマコンペアレジスタへの書き込みによってクリアされます。</text:p>
      <text:p text:style-name="P20">UTIPビットとSTIPビットは、低レベルの特権レベルにタイマー割込みを送るためにMモードソフトウェアによって書き込まれます。</text:p>
      <text:p text:style-name="P32">ユーザおよびスーパバイザソフトウェアは、それぞれAEEおよびSEEへのコールにより、UTIPおよびSTIPビットをクリアすることができます。</text:p>
      <text:p text:style-name="P20"/>
      <text:p text:style-name="P20"/>
      <text:p text:style-name="P90"/>
      <text:p text:style-name="P32"><text:s text:c="2"/>XLEN-1<text:span text:style-name="T30"> 12 <text:s text:c="6"/>11 <text:s text:c="9"/>10 <text:s text:c="11"/>9 <text:s text:c="11"/>8 <text:s text:c="10"/>7 <text:s text:c="11"/>6 <text:s text:c="9"/>5 <text:s text:c="10"/>4 <text:s text:c="10"/>3 <text:s text:c="10"/>2 <text:s text:c="9"/>1 <text:s text:c="8"/>0</text:span></text:p>
      <table:table table:name="表27" table:style-name="表27">
        <table:table-column table:style-name="表27.A"/>
        <table:table-column table:style-name="表27.B"/>
        <table:table-column table:style-name="表27.C"/>
        <table:table-column table:style-name="表27.B"/>
        <table:table-column table:style-name="表27.E"/>
        <table:table-column table:style-name="表27.F"/>
        <table:table-column table:style-name="表27.G"/>
        <table:table-column table:style-name="表27.H" table:number-columns-repeated="2"/>
        <table:table-column table:style-name="表27.J"/>
        <table:table-column table:style-name="表27.H"/>
        <table:table-column table:style-name="表27.J"/>
        <table:table-column table:style-name="表27.H"/>
        <table:table-column table:style-name="表27.N"/>
        <table:table-row>
          <table:table-cell table:style-name="表27.A1" office:value-type="string">
            <text:p text:style-name="P238"/>
          </table:table-cell>
          <table:table-cell table:style-name="表27.B1" office:value-type="string">
            <text:p text:style-name="P247">WPRI</text:p>
          </table:table-cell>
          <table:table-cell table:style-name="表27.B1" office:value-type="string">
            <text:p text:style-name="P247">MEI<text:span text:style-name="T35">E</text:span></text:p>
          </table:table-cell>
          <table:table-cell table:style-name="表27.B1" office:value-type="string">
            <text:p text:style-name="P247">W<text:span text:style-name="T35">P</text:span>RI</text:p>
          </table:table-cell>
          <table:table-cell table:style-name="表27.B1" office:value-type="string">
            <text:p text:style-name="P247">SEI<text:span text:style-name="T35">E</text:span></text:p>
          </table:table-cell>
          <table:table-cell table:style-name="表27.B1" office:value-type="string">
            <text:p text:style-name="P247">UEI<text:span text:style-name="T35">E</text:span></text:p>
          </table:table-cell>
          <table:table-cell table:style-name="表27.B1" office:value-type="string">
            <text:p text:style-name="P247">MTI<text:span text:style-name="T35">E</text:span></text:p>
          </table:table-cell>
          <table:table-cell table:style-name="表27.B1" office:value-type="string">
            <text:p text:style-name="P247">W<text:span text:style-name="T35">P</text:span>RI</text:p>
          </table:table-cell>
          <table:table-cell table:style-name="表27.B1" office:value-type="string">
            <text:p text:style-name="P247">STI<text:span text:style-name="T35">E</text:span></text:p>
          </table:table-cell>
          <table:table-cell table:style-name="表27.B1" office:value-type="string">
            <text:p text:style-name="P247">UTI<text:span text:style-name="T35">E</text:span></text:p>
          </table:table-cell>
          <table:table-cell table:style-name="表27.B1" office:value-type="string">
            <text:p text:style-name="P247">MSI<text:span text:style-name="T35">E</text:span></text:p>
          </table:table-cell>
          <table:table-cell table:style-name="表27.B1" office:value-type="string">
            <text:p text:style-name="P247">W<text:span text:style-name="T35">P</text:span>RI</text:p>
          </table:table-cell>
          <table:table-cell table:style-name="表27.B1" office:value-type="string">
            <text:p text:style-name="P247">SSI<text:span text:style-name="T35">E</text:span></text:p>
          </table:table-cell>
          <table:table-cell table:style-name="表27.N1" office:value-type="string">
            <text:p text:style-name="P249">USI<text:span text:style-name="T35">E</text:span></text:p>
          </table:table-cell>
        </table:table-row>
      </table:table>
      <text:p text:style-name="P32"><text:s text:c="2"/><text:span text:style-name="T34">XLEN-12 <text:s text:c="9"/>1 <text:s text:c="13"/>1 <text:s text:c="11"/>1 <text:s text:c="11"/>1 <text:s text:c="10"/>1 <text:s text:c="11"/>1 <text:s text:c="9"/>1 <text:s text:c="10"/>1 <text:s text:c="10"/>1 <text:s text:c="9"/>1 <text:s text:c="10"/>1 <text:s text:c="8"/>1</text:span></text:p>
      <text:p text:style-name="P32"/>
      <text:p text:style-name="P15">図3.12：マシン割込み許可レジスタ（mie）。</text:p>
      <text:p text:style-name="P20"/>
      <text:p text:style-name="P20">Mモード、Sモード、Uモードの各タイマ割り込みには、それぞれMTIE、STIE、UTIEという名前の別々のタイマ割り込みイネーブルビットがあります。</text:p>
      <text:p text:style-name="P20"/>
      <text:p text:style-name="P20">各下位特権レベルには、独立した(個別の)ソフトウェア割り込み保留ビット（SSIP、USIP）があります。これは、関連するまたはそれ以上の特権レベルでローカルハートで実行されているコードからCSRアクセスによって読み書きすることができます。</text:p>
      <text:p text:style-name="P20">マシンレベルのMSIPビットは、メモリマップ制御レジスタへのアクセスによって書き込まれ、これはリモートハートがマシンモードのプロセッサ間割り込みを提供するために使用されます。</text:p>
      <text:p text:style-name="P20">より低い特権レベルのためのプロセッサ間割り込みは、それぞれAEEまたはSEEへのABIおよびSBIコールを介して実装され、それは最終的に受信側ハートのMSIPビットへのマシンモード書き込みをもたらす可能性があります。</text:p>
      <text:p text:style-name="P20">ハートは、同じメモリマップ制御レジスタを使用して、独自のMSIPビットを書き込むことができます。</text:p>
      <text:p text:style-name="P20"/>
      <text:p text:style-name="P175">-----------------------------------------------------------------------------------------------------------------------------------</text:p>
      <text:p text:style-name="P128">私たちは、適切なモードで動作している場合、ハートが独自のSSIPまたはUSIPビットを直接書き込むことを許可しますが、他のハートが仮想化され、より高い特権レベルによって予定されている可能性があります。</text:p>
      <text:p text:style-name="P128">この理由から、ABIとSBIの呼び出しによってプロセッサ間割り込みが提供されています。</text:p>
      <text:p text:style-name="P128">マシンモードのハーツは仮想化されておらず、MSIPビットを設定することで他のハートに直接割り込みをかけることができます。</text:p>
      <text:p text:style-name="P128">通常、プラットフォーム仕様に応じてメモリマップ制御レジスタへのキャッシュされていないI / O書き込みを使用します。</text:p>
      <text:p text:style-name="P20"/>
      <text:p text:style-name="P20">mipのMEIPフィールドは、マシンモード外部割り込みが保留中であることを示す読み出し専用ビットです。</text:p>
      <text:p text:style-name="P20">MEIPは、第7章で指定されている標準プラットフォームレベルの割り込みコントローラなど、プラットフォーム固有の割り込みコントローラによって設定およびクリアされます。</text:p>
      <text:p text:style-name="P20">mieのMEIEフィールドは、設定時にマシンの外部割り込みを有効(可能)にします。</text:p>
      <text:p text:style-name="P20"/>
      <text:p text:style-name="P20">mipのSEIPフィールドには、単一の読み書きビットが含まれます。</text:p>
      <text:p text:style-name="P20">SEIPは、外部割込みが保留中であることをSモードに示すために、Mモードソフトウェアによって書かれることがあります。</text:p>
      <text:p text:style-name="P20">さらに、プラットフォームレベルの割り込みコントローラは、スーパーバイザレベルの外部割り込みを生成することがあります。</text:p>
      <text:p text:style-name="P20">ソフトウェア書き込み可能ビットと外部割り込みコントローラからの信号の論理和は、スーパーバイザへの外部割り込みを生成するために使用されます。</text:p>
      <text:p text:style-name="P20">SEIPビットがCSRRW、CSRRS、またはCSRRC命令で読み取られると、rd宛先レジスタに返される値には、ソフトウェア書き込み可能ビットと割り込みコントローラからの割り込み信号の論理和が含まれます。</text:p>
      <text:p text:style-name="P20">ただし、CSRRS命令またはCSRRC命令のリード・モディファイ・ライト・シーケンスで使用される値は、ソフトウェア書き込み可能なSEIPビットのみであり、外部割り込みコントローラからの割り込み値は無視されます。</text:p>
      <text:p text:style-name="P20"/>
      <text:p text:style-name="P176">-----------------------------------------------------------------------------------------------------------------------------------</text:p>
      <text:p text:style-name="P129">SEIPフィールドの動作は、上位の特権層が外部の割り込みをきちんと模倣できるように設計されており、実際の外部割り込みを失うことはありません。</text:p>
      <text:p text:style-name="P129">その結果、CSR命令の動作は通常のCSRアクセスから少し変更されています。</text:p>
      <text:p text:style-name="P20"/>
      <text:p text:style-name="P20">MIPのUEIPフィールドは、ユーザモード割り込みのためのN個の拡張が実装されているとき、ユーザモードの外部割り込みを提供します。</text:p>
      <text:p text:style-name="P20">SEIPと同様に定義されます。</text:p>
      <text:p text:style-name="P20"/>
      <text:p text:style-name="P33"/>
      <text:p text:style-name="P90"/>
      <text:p text:style-name="P20">mie CSRのMEIE、SEIE、およびUEIEフィールドは、それぞれMモード外部割り込み、Sモード外部割り込み、およびUモード外部割り込みをそれぞれ有効にします。</text:p>
      <text:p text:style-name="P20"/>
      <text:p text:style-name="P177">-----------------------------------------------------------------------------------------------------------------------------------</text:p>
      <text:p text:style-name="P130">非マスク可能割り込みは、NMIトラップハンドラを実行するときにその存在が暗黙的に知られている(認識される)ので、mipレジスタを介して見ることはできません。(表示されません)</text:p>
      <text:p text:style-name="P20"/>
      <text:p text:style-name="P20">すべての様々な割り込みタイプ（ソフトウェア、タイマ、外部）に対して、特権レベルがサポートされていない場合、関連する保留中および割り込み可能ビットは、それぞれmipおよびmieレジスタでゼロにハードワイヤードされます。</text:p>
      <text:p text:style-name="P20">したがって、これらはすべて効果的にWARLフィールドです。</text:p>
      <text:p text:style-name="P20"/>
      <text:p text:style-name="P177">-----------------------------------------------------------------------------------------------------------------------------------</text:p>
      <text:p text:style-name="P130">これらのレジスタの上位ビットには、プラットフォーム固有のマシンレベルの割り込みソースを追加することができますが、ほとんどの外部割り込みはプラットフォーム割り込みコントローラを経由してルーティングされ、MEIP経由で配信されることが期待されます。(配線されます。)</text:p>
      <text:p text:style-name="P20"/>
      <text:p text:style-name="P20">割り込みiは、ビットiがmipとmieの両方に設定されている場合、および割り込みがグローバルにイネーブルされている場合に行われます。</text:p>
      <text:p text:style-name="P20">デフォルトでは、ハートの現在の特権モードがMより小さい場合、または現在の特権モードがMでmstatusレジスタのMIEビットが設定されている場合、Mモード割込みはグローバルにイネーブルされます。</text:p>
      <text:p text:style-name="P34">しかし、midelegのビットiがセットされている場合、hartの現在の特権モードが委譲特権モード（SまたはU）に等しく、そのモードの割込み許可ビット（mstatusのSIEまたはUIE）が設定されている場合、または現在の特権モードが委譲特権モードよりも小さい場合、割り込みはグローバルに有効とみなされます。</text:p>
      <text:p text:style-name="P20"/>
      <text:p text:style-name="P20">同じ特権レベルの複数の同時割り込みとトラップは、次の優先順位の低い順に処理されます。：外部割込み、ソフトウェア割込み、タイマー割込み、次にすべての同期トラップがあります。</text:p>
      <text:p text:style-name="P20"/>
      <text:p text:style-name="P20">3.1.15マシンタイマレジスタ（mtimeとmtimecmp）</text:p>
      <text:p text:style-name="P20"/>
      <text:p text:style-name="P20">プラットフォームは、メモリマップされたマシンモードレジスタmtimeとして公開されるリアルタイムカウンタを提供します。</text:p>
      <text:p text:style-name="P20">mtimeは一定の頻度(周波数)で実行されなければならず、プラットフォームはmtimeのタイムベースを決定するためのメカニズムを提供しなければなりません。(必要があります)</text:p>
      <text:p text:style-name="P20"/>
      <text:p text:style-name="P20">mtimeレジスタは、すべてのRV32、RV64、およびRV128システムで64ビット精度を持ちます。</text:p>
      <text:p text:style-name="P20">プラットフォームは、64ビットのメモリマップされたマシンモードタイマコンペアレジスタ（mtimecmp）を提供し、mtimeレジスタにmtimecmpレジスタの値以上の値が含まれている場合に、タイマ割り込みがポストされます。</text:p>
      <text:p text:style-name="P20">割り込みは、mtimecmpレジスタを書き込むことによってクリアされるまでポストされたままです。</text:p>
      <text:p text:style-name="P20">割り込みは、割り込みが許可され、MTIEビットがmieレジスタに設定されている場合にのみ行われます。</text:p>
      <text:p text:style-name="P20"/>
      <text:p text:style-name="P283"><text:s text:c="32"/>63 <text:s text:c="108"/>0</text:p>
      <table:table table:name="表28" table:style-name="表28">
        <table:table-column table:style-name="表28.A"/>
        <table:table-row>
          <table:table-cell table:style-name="表28.A1" office:value-type="string">
            <text:p text:style-name="P227">mtime</text:p>
          </table:table-cell>
        </table:table-row>
      </table:table>
      <text:p text:style-name="P34"><text:s text:c="29"/><text:span text:style-name="T26"><text:s text:c="59"/>64</text:span></text:p>
      <text:p text:style-name="P34"/>
      <text:p text:style-name="P13">図3.13：マシンタイムレジスタ（メモリマップ制御レジスタ）。</text:p>
      <text:p text:style-name="P20"/>
      <text:p text:style-name="P178">-----------------------------------------------------------------------------------------------------------------------------------</text:p>
      <text:p text:style-name="P131">タイマ機能は、動的な電圧および周波数スケーリングによってエネルギーを節約するために、非常に可変なクロック周波数で動作する最新のプロセッサをサポートするサイクルカウンタではなく、ウォールクロック時間を使用するように定義されています。</text:p>
      <text:p text:style-name="P186">↑wall-clock(壁クロック)ってRTCとか場合によって周波数(周期)が変わらないクロックのことだと思う。</text:p>
      <text:p text:style-name="P20"/>
      <text:p text:style-name="P20"/>
      <text:p text:style-name="P90"/>
      <text:p text:style-name="P284"><text:s text:c="32"/>63 <text:s text:c="108"/>0</text:p>
      <table:table table:name="表29" table:style-name="表29">
        <table:table-column table:style-name="表29.A"/>
        <table:table-row>
          <table:table-cell table:style-name="表29.A1" office:value-type="string">
            <text:p text:style-name="P228">mtimecmp</text:p>
          </table:table-cell>
        </table:table-row>
      </table:table>
      <text:p text:style-name="P35"><text:s text:c="29"/><text:span text:style-name="T26"><text:s text:c="59"/>64</text:span></text:p>
      <text:p text:style-name="P35"/>
      <text:p text:style-name="P13">図3.14：マシン時間比較レジスタ（メモリマップ制御レジスタ）。</text:p>
      <text:p text:style-name="P20"/>
      <text:p text:style-name="P132">正確なリアルタイムクロック（RTC）は、（水晶またはMEMS発振器を必要とする）比較的高価であり、システムの残りの部分がパワーダウンしても実行する必要がありますので、通常、プロセッサとは異なる周波数/電圧領域に位置するシステムには1つしか存在しません。</text:p>
      <text:p text:style-name="P132">したがって、RTCはシステム内のすべてのハートによって共有されなければならず、RTCへのアクセスは潜在的に電圧レベルシフタとクロックドメイン交差のペナルティを招くことがあります。</text:p>
      <text:p text:style-name="P132">したがって、mtimeをCSRよりもメモリマップされたレジスタとして公開する方が自然です。</text:p>
      <text:p text:style-name="P132">より低い特権レベルには独自のtimecmpレジスタはありません。</text:p>
      <text:p text:style-name="P132">代わりに、マシンモードソフトウェアは、次のタイマー割り込みをmtimecmpレジスタに多重化することによって、ハート上に任意の数の仮想タイマを実装できます。</text:p>
      <text:p text:style-name="P132">シンプルな固定周波数システムでは、サイクルカウントとウォールクロックの両方に単一のクロックを使用できます。</text:p>
      <text:p text:style-name="P20"/>
      <text:p text:style-name="P20">RV32では、mtimecmpへのメモリマップ書き込みはレジスタの1つの32ビット部分のみを変更します。</text:p>
      <text:p text:style-name="P20">次のコードシーケンスは、comparandの中間値のために、タイマ割り込みを誤って生成することなく、64ビットのmtimecmp値を設定します。：</text:p>
      <text:p text:style-name="P20"/>
      <text:p text:style-name="P264"># New comparand is in a1:a0.</text:p>
      <text:p text:style-name="P264">li <text:s text:c="3"/>t0, -1</text:p>
      <text:p text:style-name="P264">sw t0, mtimecmp <text:s text:c="5"/># No smaller than old value.</text:p>
      <text:p text:style-name="P264">sw a1, mtimecmp+4 # No smaller than new value.</text:p>
      <text:p text:style-name="P264">sw a0, mtimecmp <text:s text:c="4"/># New value.</text:p>
      <text:p text:style-name="P20"/>
      <text:p text:style-name="P20">図3.15：レジスタが強く順序付けられたI / O領域にあると仮定して、RV32の64ビットの時間比較値を設定するためのサンプルコード。</text:p>
      <text:p text:style-name="P20"/>
      <text:p text:style-name="P20">3.1.16ハードウェアパフォーマンスモニタ</text:p>
      <text:p text:style-name="P20"/>
      <text:p text:style-name="P20">Mモードには、基本的なハードウェアパフォーマンス監視機能が含まれています。</text:p>
      <text:p text:style-name="P20">mcycle CSRは、過去の任意の時間以来、ハートが実行したサイクル数のカウントを保持します。</text:p>
      <text:p text:style-name="P20">minstret CSRには、ハートが退職(引退)した命令の数が過去の任意の時間からカウントされます。</text:p>
      <text:p text:style-name="P46">↑retiredをどう訳すか。実行がすでに終わったぐらいでいいのかな。</text:p>
      <text:p text:style-name="P20">mcycleレジスタとminstretレジスタは、すべてのRV32、RV64、およびRV128システムで64ビットの精度を持ちます。</text:p>
      <text:p text:style-name="P20"/>
      <text:p text:style-name="P20">ハードウェアパフォーマンスモニタには、29個の追加イベントカウンタmhpmcounter3-mhpmcounter31が含まれています。</text:p>
      <text:p text:style-name="P20">イベントセレクタCSRs mhpmevent3-mhpmevent31は、どのイベントが対応するカウンタを増加させるかを制御するWARLレジスタです。</text:p>
      <text:p text:style-name="P20">これらのイベントの意味はプラットフォームによって定義されますが、イベント0は「イベントなし」を意味するために予約されています。 すべてのカウンタを実装する必要がありますが、カウンタと対応するイベントセレクタの両方を0にハードワイヤリングするのが法的な実装です。</text:p>
      <text:p text:style-name="P46">↑leagalをどう訳すか。法的というより、正当なとか適切な。とかかな。</text:p>
      <text:p text:style-name="P20"/>
      <text:p text:style-name="P20">これらのカウンタはすべて、RV32、RV64、およびRV128で64ビットの精度を持ちます。</text:p>
      <text:p text:style-name="P20"/>
      <text:p text:style-name="P20">RV32のみでは、mcycle、minstret、およびmhpmcounternのCSRの読み取りによって32ビットが返され、一方、mcycleh、minstreth、およびmhpmcounternh CSRの読み取りは、対応するカウンタのビット63-32を返します。</text:p>
      <text:p text:style-name="P20"/>
      <text:p text:style-name="P20"/>
      <text:p text:style-name="P90"/>
      <text:p text:style-name="P20"><text:s text:c="20"/><text:span text:style-name="T36">63 <text:s text:c="57"/>0</text:span></text:p>
      <table:table table:name="表30" table:style-name="表30">
        <table:table-column table:style-name="表30.A"/>
        <table:table-column table:style-name="表30.B"/>
        <table:table-column table:style-name="表30.C"/>
        <table:table-row>
          <table:table-cell table:style-name="表30.A1" office:value-type="string">
            <text:p text:style-name="P253">mcycle</text:p>
          </table:table-cell>
          <table:table-cell table:style-name="表30.B1" office:value-type="string">
            <text:p text:style-name="P259"/>
          </table:table-cell>
          <table:table-cell table:style-name="表30.C1" office:value-type="string">
            <text:p text:style-name="P259"/>
          </table:table-cell>
        </table:table-row>
        <table:table-row>
          <table:table-cell table:style-name="表30.A2" office:value-type="string">
            <text:p text:style-name="P253">minstret</text:p>
          </table:table-cell>
          <table:table-cell table:style-name="表30.B1" office:value-type="string">
            <text:p text:style-name="P259"/>
          </table:table-cell>
          <table:table-cell table:style-name="表30.C1" office:value-type="string">
            <text:p text:style-name="P259"/>
          </table:table-cell>
        </table:table-row>
        <table:table-row>
          <table:table-cell table:style-name="表30.A3" office:value-type="string">
            <text:p text:style-name="P259"/>
          </table:table-cell>
          <table:table-cell table:style-name="表30.C1" office:value-type="string">
            <text:p text:style-name="P259"/>
          </table:table-cell>
          <table:table-cell table:style-name="表30.A3" office:value-type="string">
            <text:p text:style-name="P253">XELN-1 <text:s text:c="43"/>0</text:p>
          </table:table-cell>
        </table:table-row>
        <table:table-row>
          <table:table-cell table:style-name="表30.A2" office:value-type="string">
            <text:p text:style-name="P253">mhpmcounter3</text:p>
          </table:table-cell>
          <table:table-cell table:style-name="表30.B1" office:value-type="string">
            <text:p text:style-name="P259"/>
          </table:table-cell>
          <table:table-cell table:style-name="表30.C4" office:value-type="string">
            <text:p text:style-name="P253">mphmevent3</text:p>
          </table:table-cell>
        </table:table-row>
        <table:table-row>
          <table:table-cell table:style-name="表30.A2" office:value-type="string">
            <text:p text:style-name="P253">mhpmcounter4</text:p>
          </table:table-cell>
          <table:table-cell table:style-name="表30.B1" office:value-type="string">
            <text:p text:style-name="P259"/>
          </table:table-cell>
          <table:table-cell table:style-name="表30.C4" office:value-type="string">
            <text:p text:style-name="P253">mphmevent4</text:p>
          </table:table-cell>
        </table:table-row>
        <table:table-row>
          <table:table-cell table:style-name="表30.A3" office:value-type="string">
            <text:p text:style-name="P259">:</text:p>
          </table:table-cell>
          <table:table-cell table:style-name="表30.C1" office:value-type="string">
            <text:p text:style-name="P259"/>
          </table:table-cell>
          <table:table-cell table:style-name="表30.A3" office:value-type="string">
            <text:p text:style-name="P199">：</text:p>
          </table:table-cell>
        </table:table-row>
        <table:table-row>
          <table:table-cell table:style-name="表30.A2" office:value-type="string">
            <text:p text:style-name="P253">mhpmcounter30</text:p>
          </table:table-cell>
          <table:table-cell table:style-name="表30.B1" office:value-type="string">
            <text:p text:style-name="P259"/>
          </table:table-cell>
          <table:table-cell table:style-name="表30.C4" office:value-type="string">
            <text:p text:style-name="P253">mhpmevent30</text:p>
          </table:table-cell>
        </table:table-row>
        <table:table-row>
          <table:table-cell table:style-name="表30.A2" office:value-type="string">
            <text:p text:style-name="P253">mhpmcounter31</text:p>
          </table:table-cell>
          <table:table-cell table:style-name="表30.B1" office:value-type="string">
            <text:p text:style-name="P259"/>
          </table:table-cell>
          <table:table-cell table:style-name="表30.C4" office:value-type="string">
            <text:p text:style-name="P253">mhpmevent31</text:p>
          </table:table-cell>
        </table:table-row>
      </table:table>
      <text:p text:style-name="P20"><text:s text:c="52"/><text:span text:style-name="T36">64 <text:s text:c="66"/>XLEN</text:span></text:p>
      <text:p text:style-name="P20"/>
      <text:p text:style-name="P13">図3.16：ハードウェアパフォーマンスモニタカウンタ。</text:p>
      <text:p text:style-name="P20"/>
      <text:p text:style-name="P20"><text:s text:c="47"/>31 <text:s text:c="73"/>0</text:p>
      <table:table table:name="表31" table:style-name="表31">
        <table:table-column table:style-name="表31.A"/>
        <table:table-row>
          <table:table-cell table:style-name="表31.A1" office:value-type="string">
            <text:p text:style-name="P253">mcycleh</text:p>
          </table:table-cell>
        </table:table-row>
        <table:table-row>
          <table:table-cell table:style-name="表31.A2" office:value-type="string">
            <text:p text:style-name="P253">minstreth</text:p>
          </table:table-cell>
        </table:table-row>
        <table:table-row>
          <table:table-cell table:style-name="表31.A2" office:value-type="string">
            <text:p text:style-name="P253">mhpmcounter3h</text:p>
          </table:table-cell>
        </table:table-row>
        <table:table-row>
          <table:table-cell table:style-name="表31.A2" office:value-type="string">
            <text:p text:style-name="P253">mhpmcounter4h</text:p>
          </table:table-cell>
        </table:table-row>
        <table:table-row>
          <table:table-cell table:style-name="表31.A5" office:value-type="string">
            <text:p text:style-name="P259">:</text:p>
          </table:table-cell>
        </table:table-row>
        <table:table-row>
          <table:table-cell table:style-name="表31.A2" office:value-type="string">
            <text:p text:style-name="P253">mhpmcounter30h</text:p>
          </table:table-cell>
        </table:table-row>
        <table:table-row>
          <table:table-cell table:style-name="表31.A2" office:value-type="string">
            <text:p text:style-name="P253">mhpmcounter31h</text:p>
          </table:table-cell>
        </table:table-row>
      </table:table>
      <text:p text:style-name="P20"><text:s text:c="87"/><text:span text:style-name="T37">32</text:span></text:p>
      <text:p text:style-name="P20"/>
      <text:p text:style-name="P13">図3.17：上位32ビットのハードウェアパフォーマンスモニタカウンタ、RV32のみ。</text:p>
      <text:p text:style-name="P20"/>
      <text:p text:style-name="P20">RV128システムでは、mcycle、minstret、およびmhpmcounternの64ビット値は、読み込み時に128ビットに符号拡張されます。</text:p>
      <text:p text:style-name="P20"/>
      <text:p text:style-name="P179">-----------------------------------------------------------------------------------------------------------------------------------</text:p>
      <text:p text:style-name="P133">RV128システムでは、符号付き64ビット値と符号なし64ビット値の両方が正準形式で保持され、ビット63はすべての上位ビット位置で繰り返されます。</text:p>
      <text:p text:style-name="P188">↑63bit目が符号拡張されるということ</text:p>
      <text:p text:style-name="P133">カウンタはRV128でも64ビットの値であるため、カウンタCSRは符号拡張拡張不変量を保持して読み込みます。</text:p>
      <text:p text:style-name="P133">実装は、カウンタのより少ないビットを実装することを選択することができ、（例えば、263命令が実行される）ラップアラウンドを経験する可能性は低く、それによって符号拡張回路を実際に実装する必要がなくなる。</text:p>
      <text:p text:style-name="P187">↑この例では263まで数えられれば良いので9bit512まで数えられるカウンタでOK</text:p>
      <text:p text:style-name="P20"/>
      <text:p text:style-name="P20">3.1.17カウンタイネーブルレジスタ（[m | h | s] counteren）</text:p>
      <text:p text:style-name="P20"/>
      <text:p text:style-name="P36"><text:s text:c="6"/><text:span text:style-name="T30">31 <text:s text:c="10"/>30 <text:s text:c="11"/>29 <text:s text:c="5"/>28 <text:s text:c="48"/>6 <text:s text:c="6"/>5 <text:s text:c="9"/>4 <text:s text:c="11"/>3 <text:s text:c="11"/>2 <text:s text:c="8"/>1 <text:s text:c="9"/>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column table:style-name="表32.A"/>
        <table:table-column table:style-name="表32.H"/>
        <table:table-column table:style-name="表32.I"/>
        <table:table-column table:style-name="表32.J"/>
        <table:table-row>
          <table:table-cell table:style-name="表32.A1" office:value-type="string">
            <text:p text:style-name="P250">HPM31</text:p>
          </table:table-cell>
          <table:table-cell table:style-name="表32.A1" office:value-type="string">
            <text:p text:style-name="P250">HPM30</text:p>
          </table:table-cell>
          <table:table-cell table:style-name="表32.A1" office:value-type="string">
            <text:p text:style-name="P250">HPM29</text:p>
          </table:table-cell>
          <table:table-cell table:style-name="表32.A1" office:value-type="string">
            <text:p text:style-name="P239">．．．</text:p>
          </table:table-cell>
          <table:table-cell table:style-name="表32.A1" office:value-type="string">
            <text:p text:style-name="P251">HPM5</text:p>
          </table:table-cell>
          <table:table-cell table:style-name="表32.A1" office:value-type="string">
            <text:p text:style-name="P251">HPM4</text:p>
          </table:table-cell>
          <table:table-cell table:style-name="表32.A1" office:value-type="string">
            <text:p text:style-name="P251">HPM3</text:p>
          </table:table-cell>
          <table:table-cell table:style-name="表32.A1" office:value-type="string">
            <text:p text:style-name="P251">IR</text:p>
          </table:table-cell>
          <table:table-cell table:style-name="表32.A1" office:value-type="string">
            <text:p text:style-name="P251">TM</text:p>
          </table:table-cell>
          <table:table-cell table:style-name="表32.J1" office:value-type="string">
            <text:p text:style-name="P251">CY</text:p>
          </table:table-cell>
        </table:table-row>
      </table:table>
      <text:p text:style-name="P36"><text:s text:c="6"/><text:span text:style-name="T30">1 <text:s text:c="13"/>1 <text:s text:c="12"/>1 <text:s text:c="33"/>23 <text:s text:c="29"/>1 <text:s text:c="12"/>1 <text:s text:c="10"/>1 <text:s text:c="11"/>1 <text:s text:c="8"/>1 <text:s text:c="9"/>1</text:span></text:p>
      <text:p text:style-name="P36"/>
      <text:p text:style-name="P13">図3.18：カウンタイネーブルレジスタ（mcounterenとscounteren）。</text:p>
      <text:p text:style-name="P20"/>
      <text:p text:style-name="P20">カウンタイネーブルレジスタmcounterenおよびscounterenは、ハードウェアパフォーマンスモニタリングカウンタの可用性を、次に低い特権モードに制御します。</text:p>
      <text:p text:style-name="P20"/>
      <text:p text:style-name="P20">mcounterenレジスタのCY、TM、IR、またはHPMnビットがクリアされている場合、SモードまたはUモードで実行中に、<text:span text:style-name="T38">cycle、time</text:span>、<text:span text:style-name="T38">instret</text:span>、またはhpmcounternレジスタを読み込もうとすると、不正な命令例外が発生します。</text:p>
      <text:p text:style-name="P20"/>
      <text:p text:style-name="P20"/>
      <text:p text:style-name="P90"/>
      <text:p text:style-name="P20">これらのビットの1つがセットされると、次の実装された特権モード（実装されている場合はSモード、それ以外の場合はUモード）で対応するレジスタへのアクセスが許可されます。</text:p>
      <text:p text:style-name="P20"/>
      <text:p text:style-name="P20">Sモードが実装されている場合、Uモードで実行している間は、scounterenレジスタの同じビット位置がこれらのレジスタへのアクセスを同様に制御します。</text:p>
      <text:p text:style-name="P20">Sモードがカウンタ・レジスタへのアクセスを許可され、対応するビットがscounterenに設定されている場合、Uモードもそのレジスタにアクセスすることができます。</text:p>
      <text:p text:style-name="P20"/>
      <text:p text:style-name="P20">レジスタmcounterenとscounterenは、UモードとSモードが実装されている場合に実装する必要があるWARLレジスタです。</text:p>
      <text:p text:style-name="P20">いずれのビットにもハードワイヤードの値0が含まれている可能性があります。これは、対応するカウンタへの読み込みによって、特権レベルの低いモードで実行されているときに例外が発生することを示します。</text:p>
      <text:p text:style-name="P20"/>
      <text:p text:style-name="P180">-----------------------------------------------------------------------------------------------------------------------------------</text:p>
      <text:p text:style-name="P134">カウンタイネーブルビットは、最小限のハードウェアで2つの一般的な使用例をサポートします。</text:p>
      <text:p text:style-name="P134">高性能タイマとカウンタが不要なシステムの場合、マシンモードソフトウェアはアクセスをトラップし、ソフトウェアのすべての機能を実装できます。</text:p>
      <text:p text:style-name="P134">高性能タイマとカウンタを必要とするが、基盤となるハードウェアカウンタの難読化には関係(考慮)しないシステムでは、カウンタを低特権モードに直接さらす(公開する)ことができます。</text:p>
      <text:p text:style-name="P20"/>
      <text:p text:style-name="P20">cycle、instret、およびhpmcounternのCSRsは、それぞれmcycle、minstret、およびmhpmcounternの読み取り専用のシャドウです。</text:p>
      <text:p text:style-name="P20">time CSRは、メモリマップされたmtimeレジスタの読み取り専用の影(シャドウ)です。</text:p>
      <text:p text:style-name="P20"/>
      <text:p text:style-name="P180">-----------------------------------------------------------------------------------------------------------------------------------</text:p>
      <text:p text:style-name="P134">実装は、time CSRの読み込みをメモリマップされたmtimeレジスタへのロードに変換するか、またはmxcounterenのTMビットを0にハードワイヤリングし、M-modeソフトウェアでこの機能をエミュレートすることができます。</text:p>
      <text:p text:style-name="P20"/>
      <text:p text:style-name="P20">3.1.18マシンスクラッチレジスタ（mscratch）</text:p>
      <text:p text:style-name="P20"/>
      <text:p text:style-name="P20">mscratchレジスタは、マシンモードで使用するために専用のXLENビットのリード/ライトレジスタです。</text:p>
      <text:p text:style-name="P20">通常は、マシンモードハートローカルコンテキスト空間へのポインタを保持するために使用され、Mモードトラップハンドラへのエントリ時にユーザレジスタとスワップされます。</text:p>
      <text:p text:style-name="P20"/>
      <text:p text:style-name="P285"><text:s text:c="32"/>XLEN-1 <text:s text:c="103"/>0</text:p>
      <table:table table:name="表33" table:style-name="表33">
        <table:table-column table:style-name="表33.A"/>
        <table:table-row>
          <table:table-cell table:style-name="表33.A1" office:value-type="string">
            <text:p text:style-name="P229">mscratch</text:p>
          </table:table-cell>
        </table:table-row>
      </table:table>
      <text:p text:style-name="P37"><text:s text:c="29"/><text:span text:style-name="T26"><text:s text:c="59"/>XLEN</text:span></text:p>
      <text:p text:style-name="P37"/>
      <text:p text:style-name="P13">図3.19：マシンモードスクラッチレジスタ。</text:p>
      <text:p text:style-name="P20"/>
      <text:p text:style-name="P180">-----------------------------------------------------------------------------------------------------------------------------------</text:p>
      <text:p text:style-name="P134">MIPS ISAは、オペレーティングシステムで使用するために2つのユーザーレジスタ（k0 / k1）を割り当てました。</text:p>
      <text:p text:style-name="P134">MIPSスキームは、迅速かつ簡単な実装を提供しますが、使用可能なユーザー・レジスタを減らし、さらに特権レベルやネストされたトラップに拡張されません。</text:p>
      <text:p text:style-name="P134">潜在的なセキュリティホールを回避し、確定的なデバッグ動作を提供するために、ユーザーレベルに戻る前に両方のレジスタをクリアする必要があります。</text:p>
      <text:p text:style-name="P134"/>
      <text:p text:style-name="P134">RISC-VユーザーISAは、多くの可能な特権システム環境をサポートするように設計されているため、ユーザーレベルのISAにはOS依存の機能を感染させたくありませんでした。</text:p>
      <text:p text:style-name="P134">RISC-V CSRスワップ命令は、値をmscratchレジスタにすばやく保存/復元できます。</text:p>
      <text:p text:style-name="P134">MIPSデザインとは異なり、OSはユーザコンテキストの実行中にmscratchレジスタに値を保持することができます。</text:p>
      <text:p text:style-name="P20"/>
      <text:p text:style-name="P20"/>
      <text:p text:style-name="P90"/>
      <text:p text:style-name="P20">3.1.19マシン例外プログラムカウンタ（mepc）</text:p>
      <text:p text:style-name="P20"/>
      <text:p text:style-name="P20">mepcは、図3.20のように書式設定されたXLENビットの読取り/書込みレジスタです。</text:p>
      <text:p text:style-name="P20">mepc（mepc [0]）の下位ビットは常にゼロです。</text:p>
      <text:p text:style-name="P20">16ビット命令アライメントを持つ命令セット拡張をサポートしない実装では、2つの下位ビット（mepc [1：0]）は常にゼロです。</text:p>
      <text:p text:style-name="P20"/>
      <text:p text:style-name="P181">-----------------------------------------------------------------------------------------------------------------------------------</text:p>
      <text:p text:style-name="P135">mepcレジスタは、命令アドレス不一致の例外を発生させるPC値を保持することはできません。</text:p>
      <text:p text:style-name="P20"/>
      <text:p text:style-name="P20">mepcは、有効な物理アドレスと仮想アドレスをすべて保持できる必要があるWARLレジスタです。</text:p>
      <text:p text:style-name="P38">すべての可能な無効アドレスを保持できる必要はありません。</text:p>
      <text:p text:style-name="P20">実装は、無効なアドレスパターンをmepcに書き込む前に他の無効なアドレスに変換する可能性があります。</text:p>
      <text:p text:style-name="P20"/>
      <text:p text:style-name="P20">トラップがMモードになると、mepcには例外が発生した命令の仮想アドレスが書き込まれます。</text:p>
      <text:p text:style-name="P20">それ以外の場合、mepcは実装によって書き込まれることはありませんが、ソフトウェアによって明示的に記述されることがあります。</text:p>
      <text:p text:style-name="P20"/>
      <text:p text:style-name="P286"><text:s text:c="32"/>XLEN-1 <text:s text:c="103"/>0</text:p>
      <table:table table:name="表34" table:style-name="表34">
        <table:table-column table:style-name="表34.A"/>
        <table:table-row>
          <table:table-cell table:style-name="表34.A1" office:value-type="string">
            <text:p text:style-name="P230">mepc</text:p>
          </table:table-cell>
        </table:table-row>
      </table:table>
      <text:p text:style-name="P38"><text:s text:c="29"/><text:span text:style-name="T26"><text:s text:c="56"/>XLEN</text:span></text:p>
      <text:p text:style-name="P38"/>
      <text:p text:style-name="P13">図3.20：マシン例外プログラムカウンタレジスタ。</text:p>
      <text:p text:style-name="P20"/>
      <text:p text:style-name="P20">3.1.20マシン要因レジスタ（mcause）</text:p>
      <text:p text:style-name="P20"/>
      <text:p text:style-name="P20">mcauseレジスタは、図3.21に示すようにフォーマットされたXLENビットの読み書き可能レジスタです。</text:p>
      <text:p text:style-name="P20">トラップをMモードにすると、トラップの原因となったイベントを示すコードがmcauseに書き込まれます。</text:p>
      <text:p text:style-name="P20">それ以外の場合、mcauseは実装によって書き込まれませんが、ソフトウェアによって明示的に書き込まれることがあります。</text:p>
      <text:p text:style-name="P20"/>
      <text:p text:style-name="P20">トラップが割り込みによって発生した場合、mcauseレジスタの割り込みビットがセットされます。</text:p>
      <text:p text:style-name="P20">例外コードフィールドには、最後の例外を識別するコードが含まれています。</text:p>
      <text:p text:style-name="P20">表3.6に、可能なマシンレベルの例外コードを示します。</text:p>
      <text:p text:style-name="P20">例外コードはWLRLフィールドなので、サポートされている例外コードを保持することのみが保証されています。</text:p>
      <text:p text:style-name="P20"/>
      <text:p text:style-name="P286"><text:s text:c="45"/>XLEN-1 <text:s text:c="12"/>XLEN-2 <text:s text:c="65"/>0</text:p>
      <table:table table:name="表35" table:style-name="表35">
        <table:table-column table:style-name="表35.A"/>
        <table:table-column table:style-name="表35.B"/>
        <table:table-row>
          <table:table-cell table:style-name="表35.A1" office:value-type="string">
            <text:p text:style-name="P230">割り込み</text:p>
          </table:table-cell>
          <table:table-cell table:style-name="表35.B1" office:value-type="string">
            <text:p text:style-name="P230">例外コード(WLRL)</text:p>
          </table:table-cell>
        </table:table-row>
      </table:table>
      <text:p text:style-name="P38"><text:s text:c="29"/><text:span text:style-name="T26"><text:s text:c="21"/>1 <text:s text:c="49"/>XLEN-1</text:span></text:p>
      <text:p text:style-name="P38"/>
      <text:p text:style-name="P13">図3.21：マシン要因レジスタmcause。</text:p>
      <text:p text:style-name="P20"/>
      <text:p text:style-name="P182">-----------------------------------------------------------------------------------------------------------------------------------</text:p>
      <text:p text:style-name="P136">特権命令例外と不正命令コード例外を区別しません。</text:p>
      <text:p text:style-name="P136">これにより、アーキテクチャが簡素化され、インプリメンテーションによってどのより高い特権の命令がサポートされているかが詳細に隠されます。(非表示になります。)</text:p>
      <text:p text:style-name="P136">トラップをサービスする特権レベルは、これらを区別する必要があるかどうか、もしそうであれば、与えられたオペコードを違法(不当)または特権として扱うべきかどうかに関するポリシーを実装できます。</text:p>
      <text:p text:style-name="P20"/>
      <text:p text:style-name="P182">-----------------------------------------------------------------------------------------------------------------------------------</text:p>
      <text:p text:style-name="P136">割り込みは、mcauseレジスタ値の符号で単一の分岐を持つ他のトラップと分離することができます。</text:p>
      <text:p text:style-name="P136">左にシフトすると、割込みビットを除去し、例外コードをスケーリングしてトラップベクタテーブルにインデックスすることができます。</text:p>
      <text:p text:style-name="P20"/>
      <text:p text:style-name="P20"/>
      <text:p text:style-name="P90"/>
      <text:p text:style-name="P20"/>
      <table:table table:name="表36" table:style-name="表36">
        <table:table-column table:style-name="表36.A"/>
        <table:table-column table:style-name="表36.B"/>
        <table:table-column table:style-name="表36.C"/>
        <table:table-row>
          <table:table-cell table:style-name="表36.A1" office:value-type="string">
            <text:p text:style-name="P203">割り込み</text:p>
          </table:table-cell>
          <table:table-cell table:style-name="表36.A1" office:value-type="string">
            <text:p text:style-name="P203">例外コード</text:p>
          </table:table-cell>
          <table:table-cell table:style-name="表36.C1" office:value-type="string">
            <text:p text:style-name="P203">説明</text:p>
          </table:table-cell>
        </table:table-row>
        <table:table-row>
          <table:table-cell table:style-name="表36.A2" office:value-type="string">
            <text:p text:style-name="P254">1</text:p>
            <text:p text:style-name="P254">1</text:p>
            <text:p text:style-name="P254">1</text:p>
            <text:p text:style-name="P254">1</text:p>
          </table:table-cell>
          <table:table-cell table:style-name="表36.A2" office:value-type="string">
            <text:p text:style-name="P254">0</text:p>
            <text:p text:style-name="P254">1</text:p>
            <text:p text:style-name="P254">2</text:p>
            <text:p text:style-name="P254">3</text:p>
          </table:table-cell>
          <table:table-cell table:style-name="表36.C2" office:value-type="string">
            <text:p text:style-name="P255">ユーザーソフトウェア割り込み</text:p>
            <text:p text:style-name="P255">監督者ソフトウェア割り込み</text:p>
            <text:p text:style-name="P255">予約</text:p>
            <text:p text:style-name="P255">マシンソフトウェア割り込み</text:p>
          </table:table-cell>
        </table:table-row>
        <table:table-row>
          <table:table-cell table:style-name="表36.A2" office:value-type="string">
            <text:p text:style-name="P254">1</text:p>
            <text:p text:style-name="P254">1</text:p>
            <text:p text:style-name="P254">1</text:p>
            <text:p text:style-name="P254">1</text:p>
          </table:table-cell>
          <table:table-cell table:style-name="表36.A2" office:value-type="string">
            <text:p text:style-name="P254">4</text:p>
            <text:p text:style-name="P254">5</text:p>
            <text:p text:style-name="P254">6</text:p>
            <text:p text:style-name="P254">7</text:p>
          </table:table-cell>
          <table:table-cell table:style-name="表36.C2" office:value-type="string">
            <text:p text:style-name="P203">ユーザータイマ割り込み</text:p>
            <text:p text:style-name="P203">監督者タイマ割り込み</text:p>
            <text:p text:style-name="P203">予約</text:p>
            <text:p text:style-name="P203">マシンタイマ割り込み</text:p>
          </table:table-cell>
        </table:table-row>
        <table:table-row>
          <table:table-cell table:style-name="表36.A2" office:value-type="string">
            <text:p text:style-name="P254">1</text:p>
            <text:p text:style-name="P254">1</text:p>
            <text:p text:style-name="P254">1</text:p>
            <text:p text:style-name="P254">1</text:p>
          </table:table-cell>
          <table:table-cell table:style-name="表36.A2" office:value-type="string">
            <text:p text:style-name="P254">8</text:p>
            <text:p text:style-name="P254">9</text:p>
            <text:p text:style-name="P254">10</text:p>
            <text:p text:style-name="P254">11</text:p>
          </table:table-cell>
          <table:table-cell table:style-name="表36.C2" office:value-type="string">
            <text:p text:style-name="P203">ユーザー外部割込み</text:p>
            <text:p text:style-name="P203">監督者外部割込み</text:p>
            <text:p text:style-name="P203">予約</text:p>
            <text:p text:style-name="P203">マシン外部割込み</text:p>
          </table:table-cell>
        </table:table-row>
        <table:table-row>
          <table:table-cell table:style-name="表36.A2" office:value-type="string">
            <text:p text:style-name="P254">1</text:p>
          </table:table-cell>
          <table:table-cell table:style-name="表36.A2" office:value-type="string">
            <text:p text:style-name="P256">≧<text:span text:style-name="T39">12</text:span></text:p>
          </table:table-cell>
          <table:table-cell table:style-name="表36.C2" office:value-type="string">
            <text:p text:style-name="P203">予約</text:p>
          </table:table-cell>
        </table:table-row>
        <table:table-row>
          <table:table-cell table:style-name="表36.A2" office:value-type="string">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ext:p text:style-name="P254">0</text:p>
          </table:table-cell>
          <table:table-cell table:style-name="表36.A2" office:value-type="string">
            <text:p text:style-name="P254">0</text:p>
            <text:p text:style-name="P254">1</text:p>
            <text:p text:style-name="P254">2</text:p>
            <text:p text:style-name="P254">3</text:p>
            <text:p text:style-name="P254">4</text:p>
            <text:p text:style-name="P254">5</text:p>
            <text:p text:style-name="P254">6</text:p>
            <text:p text:style-name="P254">7</text:p>
            <text:p text:style-name="P254">8</text:p>
            <text:p text:style-name="P254">9</text:p>
            <text:p text:style-name="P254">10</text:p>
            <text:p text:style-name="P254">11</text:p>
            <text:p text:style-name="P254">12</text:p>
            <text:p text:style-name="P254">13</text:p>
            <text:p text:style-name="P254">14</text:p>
            <text:p text:style-name="P254">15</text:p>
            <text:p text:style-name="P254">≧16</text:p>
          </table:table-cell>
          <table:table-cell table:style-name="表36.C2" office:value-type="string">
            <text:p text:style-name="P60">命令アドレス不<text:span text:style-name="T1">整列</text:span></text:p>
            <text:p text:style-name="P60">命令アクセス障害</text:p>
            <text:p text:style-name="P60">違法<text:span text:style-name="T1">(違反)</text:span>命令</text:p>
            <text:p text:style-name="P60">ブレークポイント</text:p>
            <text:p text:style-name="P68">読み込みアドレス不整列</text:p>
            <text:p text:style-name="P68">読み込みアクセス障害</text:p>
            <text:p text:style-name="P68">保存/AMOアドレス不整列</text:p>
            <text:p text:style-name="P70">保存/AMOアドレス障害</text:p>
            <text:p text:style-name="P70">Uモードからの環境呼び出し</text:p>
            <text:p text:style-name="P70">Sモードからの環境呼び出し</text:p>
            <text:p text:style-name="P70">予約</text:p>
            <text:p text:style-name="P70">Mモードからの環境呼び出し</text:p>
            <text:p text:style-name="P70">命令ページ障害</text:p>
            <text:p text:style-name="P70">読み込みページ障害</text:p>
            <text:p text:style-name="P70">予約</text:p>
            <text:p text:style-name="P70">保存/AMOページ障害</text:p>
            <text:p text:style-name="P70">予約</text:p>
          </table:table-cell>
        </table:table-row>
      </table:table>
      <text:p text:style-name="P20"/>
      <text:p text:style-name="P13">表3.6トラップ後のマシン要因レジスタ（mcause）の値</text:p>
      <text:p text:style-name="P20"/>
      <text:p text:style-name="P20">3.1.21マシントラップ値（mtval）レジスタ</text:p>
      <text:p text:style-name="P20"/>
      <text:p text:style-name="P20">mtvalレジスタは、図3.22に示すようにフォーマットされたXLENビットの読み書きレジスタです。</text:p>
      <text:p text:style-name="P20">トラップをMモードにすると、mtvalに例外固有の情報が書き込まれ、ソフトウェアがトラップを処理する際に役立ちます。</text:p>
      <text:p text:style-name="P20">それ以外の場合、mtvalは実装によって書き込まれることはありませんが、ソフトウェアによって明示的に書き込まれることがあります。</text:p>
      <text:p text:style-name="P20"/>
      <text:p text:style-name="P20">ハードウェアブレークポイントがトリガされるか、命令フェッチ、読み込み、または保存アドレスの不整列、アクセス、またはページフォルトの例外が発生すると、mtvalにはフォルトのある実効アドレスが書き込まれます。</text:p>
      <text:p text:style-name="P20">不正な命令トラップでは、mtvalはフォールト中の命令の最初のXLENビットで記述されます。</text:p>
      <text:p text:style-name="P20">その他の例外については、mtvalはゼロに設定されますが、将来の標準では、他の例外に対してmtvalの設定を再定義すること(可能性)があります。</text:p>
      <text:p text:style-name="P20"/>
      <text:p text:style-name="P20"/>
      <text:p text:style-name="P90"/>
      <text:p text:style-name="P183">-----------------------------------------------------------------------------------------------------------------------------------</text:p>
      <text:p text:style-name="P137">mtvalレジスタは、前の仕様のmbadaddrレジスタを置き換えます。</text:p>
      <text:p text:style-name="P137">不正なアドレスを提供することに加えて、レジスタは不正な命令トラップをトリガした（そして将来他の情報を返すために使用されるかもしれない）不良命令を提供できるようになりました。</text:p>
      <text:p text:style-name="P137">命令ビットを戻す(返す)と命令エミュレーションが加速され、不正命令をエミュレートしようとするときに存在する可能性のある競合も取り除かれます。</text:p>
      <text:p text:style-name="P20"/>
      <text:p text:style-name="P183">-----------------------------------------------------------------------------------------------------------------------------------</text:p>
      <text:p text:style-name="P137">ページベースの仮想メモリが有効な場合、物理メモリアクセスの例外の場合でも、mtvalにはフォールト仮想アドレスが書き込まれます。</text:p>
      <text:p text:style-name="P137">この設計は、ほとんどの実装、特にハードウェアページテーブルウォーカーを持つ実装のデータパスコストを削減します。</text:p>
      <text:p text:style-name="P20"/>
      <text:p text:style-name="P287"><text:s text:c="32"/>XLEN-1 <text:s text:c="103"/>0</text:p>
      <table:table table:name="表37" table:style-name="表37">
        <table:table-column table:style-name="表37.A"/>
        <table:table-row>
          <table:table-cell table:style-name="表37.A1" office:value-type="string">
            <text:p text:style-name="P231">mtval</text:p>
          </table:table-cell>
        </table:table-row>
      </table:table>
      <text:p text:style-name="P39"><text:s text:c="29"/><text:span text:style-name="T26"><text:s text:c="56"/>XLEN</text:span></text:p>
      <text:p text:style-name="P39"/>
      <text:p text:style-name="P13">図3.22：マシントラップ値レジスタ。</text:p>
      <text:p text:style-name="P20"/>
      <text:p text:style-name="P20">可変長命令を持つRISC-Vシステム上の命令フェッチアクセス障害の場合、mtvalは、命令の先頭を指し示す間に、障害の原因となった命令の部分へのポインタを含みます。</text:p>
      <text:p text:style-name="P20"/>
      <text:p text:style-name="P20">オプションで、mtvalレジスタを使用して、不正命令例外（mepcがメモリ内のフォルト命令を指し示す）でフォルト命令ビットを返すこともできます。</text:p>
      <text:p text:style-name="P20"/>
      <text:p text:style-name="P20">この機能が提供されていない場合、mtvalは不正な命令フォルトでゼロに設定されます。</text:p>
      <text:p text:style-name="P20"/>
      <text:p text:style-name="P20">この機能が提供されている場合、不正な命令トラップの後で、命令がXLENビットを超えない限り、mtvalには障害発生命令全体が含まれます。</text:p>
      <text:p text:style-name="P20">命令がXLENビットより短い場合、mtvalの上位ビットはゼロにクリアされます。</text:p>
      <text:p text:style-name="P20">命令の長さがXLENビット以上の場合、mtvalには命令の最初のXLENビットが格納されます。</text:p>
      <text:p text:style-name="P20"/>
      <text:p text:style-name="P184">-----------------------------------------------------------------------------------------------------------------------------------</text:p>
      <text:p text:style-name="P138">mtvalでフォールト中の命令をキャプチャすると、命令エミュレーションのオーバヘッドが減少し、命令が不整列された場合にいくつかの部分的な命令のロードが回避される可能性があり、そして、読み込みがデータレジスタに命令をフェッチするために使用されたときにデータキャッシュミスまたは低速のキャッシュされていないアクセスが発生する可能性があります。</text:p>
      <text:p text:style-name="P138">動的翻訳システムで発生する可能性があるように、他のエージェントが命令メモリを操作している場合は、原子性の問題もあります。</text:p>
      <text:p text:style-name="P138"/>
      <text:p text:style-name="P138">必要なのは、命令全体（または少なくとも最初のXLENビット）がトラップを取る前にmtvalにフェッチされることです。</text:p>
      <text:p text:style-name="P138">これは実装を制限するものではなく、命令のデコードを試みる前に命令全体をフェッチし、ソフトウェアハンドラの複雑さを避けることができます。</text:p>
      <text:p text:style-name="P138"/>
      <text:p text:style-name="P138">mtvalの値が0の場合、その機能がサポートされていないか、不正なゼロ命令がフェッチされたことが示されます。</text:p>
      <text:p text:style-name="P138">mepcが指す命令メモリからの読み込みを使用して、これらの2つのケースを区別することができます（または、実行時に適切なトラップ処理をインストールするためにシステム設定情報を調べることができます）。</text:p>
      <text:p text:style-name="P20"/>
      <text:p text:style-name="P20">mtvalは、有効なすべての物理アドレスと仮想アドレスと値0を保持できる必要があるWARLレジスタです。</text:p>
      <text:p text:style-name="P20">可能なすべての無効なアドレスを保持できる必要はありません。</text:p>
      <text:p text:style-name="P20">実装は、無効なアドレスパターンをmtvalに書き込む前に他の無効なアドレスに変換する可能性があります。</text:p>
      <text:p text:style-name="P20">障害のある命令ビットを返す機能が実装されている場合、mtvalは2N未満のすべての値も保持できる必要があり、NはXLENのうち小さい方とサポートされる最長命令の幅です。</text:p>
      <text:p text:style-name="P20"/>
      <text:p text:style-name="P59">– <text:span text:style-name="T40">2018/11/25</text:span></text:p>
      <text:p text:style-name="P20"/>
      <text:p text:style-name="P20"/>
      <text:p text:style-name="P90"/>
      <text:p text:style-name="P20"/>
      <text:p text:style-name="P20">3.2マシンモード特権命令</text:p>
      <text:p text:style-name="P20"/>
      <text:p text:style-name="P20">3.2.1環境呼び出しとブレークポイント</text:p>
      <text:p text:style-name="P20"/>
      <text:p text:style-name="P275"><text:s/>3<text:span text:style-name="T41">1</text:span> <text:s text:c="7"/><text:span text:style-name="T26"><text:s text:c="46"/>20 19 <text:s text:c="17"/>15 14 <text:s text:c="11"/>12 11 <text:s text:c="17"/>7 6 <text:s text:c="34"/>0</text:span></text:p>
      <table:table table:name="表38" table:style-name="表38">
        <table:table-column table:style-name="表38.A"/>
        <table:table-column table:style-name="表38.B"/>
        <table:table-column table:style-name="表38.C"/>
        <table:table-column table:style-name="表38.D"/>
        <table:table-column table:style-name="表38.E"/>
        <table:table-row>
          <table:table-cell table:style-name="表38.A1" office:value-type="string">
            <text:p text:style-name="P305">funct12</text:p>
          </table:table-cell>
          <table:table-cell table:style-name="表38.A1" office:value-type="string">
            <text:p text:style-name="P305">rs1</text:p>
          </table:table-cell>
          <table:table-cell table:style-name="表38.A1" office:value-type="string">
            <text:p text:style-name="P305">funct3</text:p>
          </table:table-cell>
          <table:table-cell table:style-name="表38.A1" office:value-type="string">
            <text:p text:style-name="P305">rd</text:p>
          </table:table-cell>
          <table:table-cell table:style-name="表38.E1" office:value-type="string">
            <text:p text:style-name="P305">opcode</text:p>
          </table:table-cell>
        </table:table-row>
      </table:table>
      <text:p text:style-name="P279"><text:s text:c="25"/><text:span text:style-name="T41"><text:s text:c="4"/>12 <text:s text:c="42"/>5 <text:s text:c="20"/>3 <text:s text:c="20"/>5 <text:s text:c="30"/>7</text:span></text:p>
      <text:p text:style-name="P275"><text:s text:c="27"/><text:span text:style-name="T41">ECALL <text:s text:c="39"/>0 <text:s text:c="17"/>PRIV <text:s text:c="17"/>0 <text:s text:c="26"/>SYSTEM</text:span></text:p>
      <text:p text:style-name="P275"><text:s text:c="25"/><text:span text:style-name="T41">EBREAK <text:s text:c="38"/>0 <text:s text:c="18"/>PRIV <text:s text:c="17"/>0 <text:s text:c="26"/>SYSTEM</text:span></text:p>
      <text:p text:style-name="P20"/>
      <text:p text:style-name="P20">ECALL命令は、支援実行環境への要求を行うために使用されます。</text:p>
      <text:p text:style-name="P20">Uモード、Sモード、またはMモードで実行されると、Uモードからの環境呼び出し例外、Sモードからの環境呼び出し例外、またはMモードからの環境呼び出しを生成します。 他の操作を実行しません。</text:p>
      <text:p text:style-name="P20"/>
      <text:p text:style-name="P298">-----------------------------------------------------------------------------------------------------------------------------------</text:p>
      <text:p text:style-name="P291">ECALLは、元の特権モードごとに異なる例外を生成し、環境呼び出しの例外を選択的に委任することができます。</text:p>
      <text:p text:style-name="P291">Unixライクなオペレーティングシステムの典型的な使用例は、U モード例外からの環境呼び出しを S モードに委譲することですが、他のものではありません。</text:p>
      <text:p text:style-name="P20"/>
      <text:p text:style-name="P20">デバッガでEBREAK命令を使用して、制御をデバッグ環境に戻します。</text:p>
      <text:p text:style-name="P20">ブレークポイント例外が生成され、他の操作は実行されません。</text:p>
      <text:p text:style-name="P20"/>
      <text:p text:style-name="P299">-----------------------------------------------------------------------------------------------------------------------------------</text:p>
      <text:p text:style-name="P292">このマニュアルの第1巻の「C」圧縮命令の標準拡張に記載されているように、C.EBREAK命令はEBREAK命令と同じ動作を実行します。</text:p>
      <text:p text:style-name="P20"/>
      <text:p text:style-name="P20">ECALLおよびEBREAKは、受信特権モードのepcレジスタに、次の命令のアドレスではなく、ECALLまたはEBREAK命令のアドレスに設定されます。</text:p>
      <text:p text:style-name="P20"/>
      <text:p text:style-name="P20">3.2.2トラップリターン命令</text:p>
      <text:p text:style-name="P20"/>
      <text:p text:style-name="P20">トラップから戻る命令は、PRIVマイナーオペコードの下にエンコードされます。</text:p>
      <text:p text:style-name="P20"/>
      <text:p text:style-name="P280"><text:span text:style-name="T41"><text:s/>31</text:span> <text:s text:c="7"/><text:span text:style-name="T26"><text:s text:c="46"/>20 19 <text:s text:c="17"/>15 14 <text:s text:c="11"/>12 11 <text:s text:c="17"/>7 6 <text:s text:c="34"/>0</text:span></text:p>
      <table:table table:name="表39" table:style-name="表39">
        <table:table-column table:style-name="表39.A"/>
        <table:table-column table:style-name="表39.B"/>
        <table:table-column table:style-name="表39.C"/>
        <table:table-column table:style-name="表39.D"/>
        <table:table-column table:style-name="表39.E"/>
        <table:table-row>
          <table:table-cell table:style-name="表39.A1" office:value-type="string">
            <text:p text:style-name="P306">funct12</text:p>
          </table:table-cell>
          <table:table-cell table:style-name="表39.A1" office:value-type="string">
            <text:p text:style-name="P306">rs1</text:p>
          </table:table-cell>
          <table:table-cell table:style-name="表39.A1" office:value-type="string">
            <text:p text:style-name="P306">funct3</text:p>
          </table:table-cell>
          <table:table-cell table:style-name="表39.A1" office:value-type="string">
            <text:p text:style-name="P306">rd</text:p>
          </table:table-cell>
          <table:table-cell table:style-name="表39.E1" office:value-type="string">
            <text:p text:style-name="P306">opcode</text:p>
          </table:table-cell>
        </table:table-row>
      </table:table>
      <text:p text:style-name="P280"><text:s text:c="25"/><text:span text:style-name="T41"><text:s text:c="4"/>12 <text:s text:c="42"/>5 <text:s text:c="20"/>3 <text:s text:c="20"/>5 <text:s text:c="30"/>7</text:span></text:p>
      <text:p text:style-name="P276"><text:s text:c="18"/>MRET/SRET/URET<text:span text:style-name="T41"> <text:s text:c="31"/>0 <text:s text:c="17"/>PRIV <text:s text:c="17"/>0 <text:s text:c="26"/>SYSTEM</text:span></text:p>
      <text:p text:style-name="P276"/>
      <text:p text:style-name="P20">トラップを処理した後に戻るには、特権レベルごとに個別のトラップリターン命令があります。：MRET、SRET、およびURET。</text:p>
      <text:p text:style-name="P20">MRETは常に提供され、スーパーバイザモードがサポートされている場合はSRETを提供する必要があります。</text:p>
      <text:p text:style-name="P20">URETは、ユーザーモードのトラップがサポートされている場合にのみ提供されます。</text:p>
      <text:p text:style-name="P20">xRET命令は、特権モードx以上で実行することができます。下位(低)特権xRET命令を実行すると、関連する下位<text:span text:style-name="T42">(</text:span>低<text:span text:style-name="T42">)</text:span>特権割込みの有効化および特権モードスタックがポップされます。</text:p>
      <text:p text:style-name="P20">セクション3.1.7で説明した特権スタックの操作に加えて、xRETはpcをx epcレジスタに格納された値に設定します。</text:p>
      <text:p text:style-name="P20"/>
      <text:p text:style-name="P300">-----------------------------------------------------------------------------------------------------------------------------------</text:p>
      <text:p text:style-name="P293">以前は、ERET命令が1つしかありませんでした（以前はSRETとも呼ばれていました）。</text:p>
      <text:p text:style-name="P293">ユーザーレベルの割り込みの追加をサポートするために、ERET命令を使用してOSコードの古典的な仮想化を引き続き許可するために、別々のURET命令を追加する必要がありました。</text:p>
      <text:p text:style-name="P293">次に、特権レベルごとに異なるxRET命令をサポートするために、より直交的になりました。</text:p>
      <text:p text:style-name="P20"/>
      <text:p text:style-name="P20"/>
      <text:p text:style-name="P90"/>
      <text:p text:style-name="P20">3.2.3割り込み待ち</text:p>
      <text:p text:style-name="P20"/>
      <text:p text:style-name="P20">Wait for Interrupt命令（WFI）は、割り込みがサービスを必要とするまで、現在のハートが停止する可能性があるというヒントを実装に提供します。</text:p>
      <text:p text:style-name="P20">WFI命令の実行は、適切な割込みがこのハートに優先的にルーティングされるべきであることをハードウェアプラットフォームに知らせるためにも使用することができます。</text:p>
      <text:p text:style-name="P20">WFIはサポートされているすべてのSおよびM特権モードで利用できますが、</text:p>
      <text:p text:style-name="P20">オプションでUモード割り込みをサポートする実装のためにUモードで使用できます。</text:p>
      <text:p text:style-name="P20"/>
      <text:p text:style-name="P281"><text:span text:style-name="T41"><text:s/>31</text:span> <text:s text:c="7"/><text:span text:style-name="T26"><text:s text:c="46"/>20 19 <text:s text:c="17"/>15 14 <text:s text:c="11"/>12 11 <text:s text:c="17"/>7 6 <text:s text:c="34"/>0</text:span></text:p>
      <table:table table:name="表40" table:style-name="表40">
        <table:table-column table:style-name="表40.A"/>
        <table:table-column table:style-name="表40.B"/>
        <table:table-column table:style-name="表40.C"/>
        <table:table-column table:style-name="表40.D"/>
        <table:table-column table:style-name="表40.E"/>
        <table:table-row>
          <table:table-cell table:style-name="表40.A1" office:value-type="string">
            <text:p text:style-name="P307">funct12</text:p>
          </table:table-cell>
          <table:table-cell table:style-name="表40.A1" office:value-type="string">
            <text:p text:style-name="P307">rs1</text:p>
          </table:table-cell>
          <table:table-cell table:style-name="表40.A1" office:value-type="string">
            <text:p text:style-name="P307">funct3</text:p>
          </table:table-cell>
          <table:table-cell table:style-name="表40.A1" office:value-type="string">
            <text:p text:style-name="P307">rd</text:p>
          </table:table-cell>
          <table:table-cell table:style-name="表40.E1" office:value-type="string">
            <text:p text:style-name="P307">opcode</text:p>
          </table:table-cell>
        </table:table-row>
      </table:table>
      <text:p text:style-name="P281"><text:s text:c="25"/><text:span text:style-name="T41"><text:s text:c="4"/>12 <text:s text:c="42"/>5 <text:s text:c="20"/>3 <text:s text:c="20"/>5 <text:s text:c="30"/>7</text:span></text:p>
      <text:p text:style-name="P277"><text:s text:c="28"/>WFI<text:span text:style-name="T41"> <text:s text:c="41"/>0 <text:s text:c="17"/>PRIV <text:s text:c="17"/>0 <text:s text:c="26"/>SYSTEM</text:span></text:p>
      <text:p text:style-name="P277"/>
      <text:p text:style-name="P20">ハートが停止している間に、有効な割り込みが存在するか、または後で存在する場合、割り込み例外は次の命令で取られます。</text:p>
      <text:p text:style-name="P20">すなわち、トラップハンドラおよびmepc = pc + 4で実行が再開されます。</text:p>
      <text:p text:style-name="P20"/>
      <text:p text:style-name="P301">-----------------------------------------------------------------------------------------------------------------------------------</text:p>
      <text:p text:style-name="P294">次の命令は割り込み例外とトラップを受け取り、トラップハンドラからの単純な戻りはWFI命令の後にコードを実行します。</text:p>
      <text:p text:style-name="P20"/>
      <text:p text:style-name="P20">WFI命令はほんのヒントであり、法的な実装はWFIをNOPとして実装することです。</text:p>
      <text:p text:style-name="P20"/>
      <text:p text:style-name="P301">-----------------------------------------------------------------------------------------------------------------------------------</text:p>
      <text:p text:style-name="P294">実装が命令の実行時にハートを停止させない場合、割り込みはWFIを含むアイドルループ内の何らかの命令で取られ(ループの命令に対して行われ)、ハンドラからの単純な復帰時には、アイドルループは実行を再開します。</text:p>
      <text:p text:style-name="P20"/>
      <text:p text:style-name="P301">-----------------------------------------------------------------------------------------------------------------------------------</text:p>
      <text:p text:style-name="P294">我々は実装がrs1とrdフィールドを無視するという以前の要件を削除しましたが、これらのフィールドのゼロ以外の値が不正な命令例外を発生させるはずです。(0以外の値は、不正な命令例外を発生させる必要があります。)</text:p>
      <text:p text:style-name="P20"/>
      <text:p text:style-name="P20">WFI命令は、割り込みが禁止されているときに(ときにも)実行することもできます。</text:p>
      <text:p text:style-name="P20">WFIの動作は、mstatus（MIE / SIE / UIE）および委譲レジスタ[m | s | u] idelegのグローバル割り込みビットの影響を受けないようにする必要があります</text:p>
      <text:p text:style-name="P278">（すなわち、局所的に使用可能な割込みが保留になった場合にはあまり特権のないモードに委任されたとしてもハートを再開しなければなりません。）、しかし個々の割り込みイネーブル（例えば、MTIE）を尊重するべきです。</text:p>
      <text:p text:style-name="P20">（すなわち、割り込みが保留されているが個々に有効にされていない場合、実装はハートを再開しないでください）。</text:p>
      <text:p text:style-name="P278">また、WFIは、各特権レベルでのグローバル割り込み有効化に関係なく、任意の特権レベルで保留中のローカルで有効な割り込みの実行を再開する必要があります。</text:p>
      <text:p text:style-name="P20"/>
      <text:p text:style-name="P20">ハートの実行を再開させるイベントによって割り込みが発生しない場合は、PC + 4で実行が再開され、アクション可能なイベントがない場合にWFIを繰り返すためのループバックを含む、ソフトウェアが取るべきアクションを決定する必要があります。</text:p>
      <text:p text:style-name="P20"/>
      <text:p text:style-name="P302">-----------------------------------------------------------------------------------------------------------------------------------</text:p>
      <text:p text:style-name="P295">割り込みが無効のときにウェイクアップを許可することにより、WFIが実行される前に現在のコンテキストを保存または破棄できるため、現在のコンテキストを保存する必要がない割り込みハンドラへの代替エントリポイントを呼び出すことができます。</text:p>
      <text:p text:style-name="P295"/>
      <text:p text:style-name="P295">実装はWFIをNOPとして自由に実装できるため、ソフトウェアは、WFIに続くコード内の関連する保留中の割り込みを無効にする必要があるかどうかを明示的にチェックする必要があります。そして、適切な割り込みが検出されなかった場合はWFIにループバックする必要があります。</text:p>
      <text:p text:style-name="P296">MIP、SIP、またはUIPレジスタは、任意のそれぞれのマシン、スーパーバイザ、またはユーザ・モードの割り込みの存在を決定するために調べることができます。</text:p>
      <text:p text:style-name="P20"/>
      <text:p text:style-name="P20"/>
      <text:p text:style-name="P90"/>
      <text:p text:style-name="P297">WFIの操作は、委任レジスタ設定の(によって)影響を受けません。</text:p>
      <text:p text:style-name="P297"/>
      <text:p text:style-name="P297">WFIは、実装がより高い特権モードにトラップできるように定義されており、WFIに直面(発生)した直後か或る(一定の)時間間隔の後に、例えば低電力状態への機械モード移行を開始します。</text:p>
      <text:p text:style-name="P20"/>
      <text:p text:style-name="P303">-----------------------------------------------------------------------------------------------------------------------------------</text:p>
      <text:p text:style-name="P297">同じ「イベント待機」テンプレートは、メモリの場所<text:span text:style-name="T43">(</text:span>ロケーション<text:span text:style-name="T43">)</text:span>の変更またはメッセージ到着を待つ可能性のある将来の拡張機能に使用される可能性があります。</text:p>
      <text:p text:style-name="P20"/>
      <text:p text:style-name="P59">-- 2018/12/02</text:p>
      <text:p text:style-name="P20"/>
      <text:p text:style-name="P20">3.3リセット</text:p>
      <text:p text:style-name="P20"/>
      <text:p text:style-name="P20"/>
      <text:p text:style-name="P55">--ここまで。これ以降はこれから翻訳。 @shibatchii</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MP2" style:family="paragraph" style:parent-style-name="Footer">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第2巻：RISC-V特権アーキテクチャV1.10</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2-02T22:50:40.419000000</dc:date>
    <meta:editing-duration>P5DT15H56M17S</meta:editing-duration>
    <meta:editing-cycles>238</meta:editing-cycles>
    <meta:document-statistic meta:table-count="40" meta:image-count="0" meta:object-count="0" meta:page-count="50" meta:paragraph-count="1904" meta:word-count="45851" meta:character-count="72555" meta:non-whitespace-character-count="61819"/>
  </office:meta>
</office:document-meta>
</file>